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bebebe"/>
    </style:style>
    <style:style style:name="gr4" style:family="graphic" style:parent-style-name="standard">
      <style:graphic-properties draw:stroke="none" draw:fill="solid" draw:fill-color="#e69f00"/>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bebebe"/>
    </style:style>
    <style:style style:name="P4" style:family="paragraph">
      <loext:graphic-properties draw:fill="solid" draw:fill-color="#e69f00"/>
    </style:style>
    <style:style style:name="P5" style:family="paragraph">
      <loext:graphic-properties draw:fill="none"/>
    </style:style>
    <style:style style:name="P6" style:family="paragraph">
      <loext:graphic-properties draw:fill="solid" draw:fill-color="#000000"/>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4.319cm" svg:height="20.485cm" svg:x="2.399cm" svg:y="2.085cm" svg:viewBox="0 0 4320 20486" draw:points="0,20486 4320,20486 4320,0 0,0">
          <text:p/>
        </draw:polygon>
        <draw:polygon draw:style-name="gr3" draw:text-style-name="P3" draw:layer="layout" svg:width="1.767cm" svg:height="0.979cm" svg:x="2.693cm" svg:y="9.793cm" svg:viewBox="0 0 1768 980" draw:points="0,980 1768,980 1768,0 0,0">
          <text:p/>
        </draw:polygon>
        <draw:polygon draw:style-name="gr4" draw:text-style-name="P4" draw:layer="layout" svg:width="1.767cm" svg:height="3.767cm" svg:x="4.657cm" svg:y="10.772cm" svg:viewBox="0 0 1768 3768" draw:points="0,3768 1768,3768 1768,0 0,0">
          <text:p/>
        </draw:polygon>
        <draw:line draw:style-name="gr5" draw:text-style-name="P5" draw:layer="layout" svg:x1="2.693cm" svg:y1="7.738cm" svg:x2="4.46cm" svg:y2="7.738cm">
          <text:p/>
        </draw:line>
        <draw:line draw:style-name="gr5" draw:text-style-name="P5" draw:layer="layout" svg:x1="3.577cm" svg:y1="7.738cm" svg:x2="3.577cm" svg:y2="12.532cm">
          <text:p/>
        </draw:line>
        <draw:line draw:style-name="gr5" draw:text-style-name="P5" draw:layer="layout" svg:x1="2.693cm" svg:y1="12.532cm" svg:x2="4.46cm" svg:y2="12.532cm">
          <text:p/>
        </draw:line>
        <draw:line draw:style-name="gr5" draw:text-style-name="P5" draw:layer="layout" svg:x1="4.657cm" svg:y1="12.366cm" svg:x2="6.423cm" svg:y2="12.366cm">
          <text:p/>
        </draw:line>
        <draw:line draw:style-name="gr5" draw:text-style-name="P5" draw:layer="layout" svg:x1="5.54cm" svg:y1="12.366cm" svg:x2="5.54cm" svg:y2="17.493cm">
          <text:p/>
        </draw:line>
        <draw:line draw:style-name="gr5" draw:text-style-name="P5" draw:layer="layout" svg:x1="4.657cm" svg:y1="17.493cm" svg:x2="6.423cm" svg:y2="17.493cm">
          <text:p/>
        </draw:line>
        <draw:polygon draw:style-name="gr2" draw:text-style-name="P2" draw:layer="layout" svg:width="4.319cm" svg:height="20.485cm" svg:x="6.911cm" svg:y="2.085cm" svg:viewBox="0 0 4320 20486" draw:points="0,20486 4320,20486 4320,0 0,0">
          <text:p/>
        </draw:polygon>
        <draw:polygon draw:style-name="gr3" draw:text-style-name="P3" draw:layer="layout" svg:width="1.767cm" svg:height="1.736cm" svg:x="7.206cm" svg:y="9.036cm" svg:viewBox="0 0 1768 1737" draw:points="0,1737 1768,1737 1768,0 0,0">
          <text:p/>
        </draw:polygon>
        <draw:polygon draw:style-name="gr4" draw:text-style-name="P4" draw:layer="layout" svg:width="1.767cm" svg:height="3.232cm" svg:x="9.169cm" svg:y="7.54cm" svg:viewBox="0 0 1768 3233" draw:points="0,3233 1768,3233 1768,0 0,0">
          <text:p/>
        </draw:polygon>
        <draw:line draw:style-name="gr5" draw:text-style-name="P5" draw:layer="layout" svg:x1="7.206cm" svg:y1="6.752cm" svg:x2="8.972cm" svg:y2="6.752cm">
          <text:p/>
        </draw:line>
        <draw:line draw:style-name="gr5" draw:text-style-name="P5" draw:layer="layout" svg:x1="8.089cm" svg:y1="6.752cm" svg:x2="8.089cm" svg:y2="12.2cm">
          <text:p/>
        </draw:line>
        <draw:line draw:style-name="gr5" draw:text-style-name="P5" draw:layer="layout" svg:x1="7.206cm" svg:y1="12.2cm" svg:x2="8.972cm" svg:y2="12.2cm">
          <text:p/>
        </draw:line>
        <draw:line draw:style-name="gr5" draw:text-style-name="P5" draw:layer="layout" svg:x1="9.169cm" svg:y1="5.218cm" svg:x2="10.936cm" svg:y2="5.218cm">
          <text:p/>
        </draw:line>
        <draw:line draw:style-name="gr5" draw:text-style-name="P5" draw:layer="layout" svg:x1="10.052cm" svg:y1="5.218cm" svg:x2="10.052cm" svg:y2="10.78cm">
          <text:p/>
        </draw:line>
        <draw:line draw:style-name="gr5" draw:text-style-name="P5" draw:layer="layout" svg:x1="9.169cm" svg:y1="10.78cm" svg:x2="10.936cm" svg:y2="10.78cm">
          <text:p/>
        </draw:line>
        <draw:polygon draw:style-name="gr2" draw:text-style-name="P2" draw:layer="layout" svg:width="4.319cm" svg:height="20.485cm" svg:x="11.424cm" svg:y="2.085cm" svg:viewBox="0 0 4320 20486" draw:points="0,20486 4320,20486 4320,0 0,0">
          <text:p/>
        </draw:polygon>
        <draw:polygon draw:style-name="gr3" draw:text-style-name="P3" draw:layer="layout" svg:width="1.767cm" svg:height="2.388cm" svg:x="11.718cm" svg:y="8.384cm" svg:viewBox="0 0 1768 2389" draw:points="0,2389 1768,2389 1768,0 0,0">
          <text:p/>
        </draw:polygon>
        <draw:polygon draw:style-name="gr4" draw:text-style-name="P4" draw:layer="layout" svg:width="1.767cm" svg:height="3.302cm" svg:x="13.681cm" svg:y="7.47cm" svg:viewBox="0 0 1768 3303" draw:points="0,3303 1768,3303 1768,0 0,0">
          <text:p/>
        </draw:polygon>
        <draw:line draw:style-name="gr5" draw:text-style-name="P5" draw:layer="layout" svg:x1="11.718cm" svg:y1="6.377cm" svg:x2="13.485cm" svg:y2="6.377cm">
          <text:p/>
        </draw:line>
        <draw:line draw:style-name="gr5" draw:text-style-name="P5" draw:layer="layout" svg:x1="12.601cm" svg:y1="6.377cm" svg:x2="12.601cm" svg:y2="11.038cm">
          <text:p/>
        </draw:line>
        <draw:line draw:style-name="gr5" draw:text-style-name="P5" draw:layer="layout" svg:x1="11.718cm" svg:y1="11.038cm" svg:x2="13.485cm" svg:y2="11.038cm">
          <text:p/>
        </draw:line>
        <draw:line draw:style-name="gr5" draw:text-style-name="P5" draw:layer="layout" svg:x1="13.681cm" svg:y1="5.403cm" svg:x2="15.448cm" svg:y2="5.403cm">
          <text:p/>
        </draw:line>
        <draw:line draw:style-name="gr5" draw:text-style-name="P5" draw:layer="layout" svg:x1="14.565cm" svg:y1="5.403cm" svg:x2="14.565cm" svg:y2="10.233cm">
          <text:p/>
        </draw:line>
        <draw:line draw:style-name="gr5" draw:text-style-name="P5" draw:layer="layout" svg:x1="13.681cm" svg:y1="10.233cm" svg:x2="15.448cm" svg:y2="10.233cm">
          <text:p/>
        </draw:line>
        <draw:polygon draw:style-name="gr2" draw:text-style-name="P2" draw:layer="layout" svg:width="4.319cm" svg:height="20.485cm" svg:x="15.936cm" svg:y="2.085cm" svg:viewBox="0 0 4320 20486" draw:points="0,20486 4320,20486 4320,0 0,0">
          <text:p/>
        </draw:polygon>
        <draw:polygon draw:style-name="gr3" draw:text-style-name="P3" draw:layer="layout" svg:width="1.768cm" svg:height="3.072cm" svg:x="16.23cm" svg:y="7.7cm" svg:viewBox="0 0 1769 3073" draw:points="0,3073 1769,3073 1769,0 0,0">
          <text:p/>
        </draw:polygon>
        <draw:polygon draw:style-name="gr4" draw:text-style-name="P4" draw:layer="layout" svg:width="1.767cm" svg:height="7.459cm" svg:x="18.194cm" svg:y="10.772cm" svg:viewBox="0 0 1768 7460" draw:points="0,7460 1768,7460 1768,0 0,0">
          <text:p/>
        </draw:polygon>
        <draw:line draw:style-name="gr5" draw:text-style-name="P5" draw:layer="layout" svg:x1="16.23cm" svg:y1="5.577cm" svg:x2="17.998cm" svg:y2="5.577cm">
          <text:p/>
        </draw:line>
        <draw:line draw:style-name="gr5" draw:text-style-name="P5" draw:layer="layout" svg:x1="17.114cm" svg:y1="5.577cm" svg:x2="17.114cm" svg:y2="10.562cm">
          <text:p/>
        </draw:line>
        <draw:line draw:style-name="gr5" draw:text-style-name="P5" draw:layer="layout" svg:x1="16.23cm" svg:y1="10.562cm" svg:x2="17.998cm" svg:y2="10.562cm">
          <text:p/>
        </draw:line>
        <draw:line draw:style-name="gr5" draw:text-style-name="P5" draw:layer="layout" svg:x1="18.194cm" svg:y1="15.825cm" svg:x2="19.961cm" svg:y2="15.825cm">
          <text:p/>
        </draw:line>
        <draw:line draw:style-name="gr5" draw:text-style-name="P5" draw:layer="layout" svg:x1="19.077cm" svg:y1="15.825cm" svg:x2="19.077cm" svg:y2="21.639cm">
          <text:p/>
        </draw:line>
        <draw:line draw:style-name="gr5" draw:text-style-name="P5" draw:layer="layout" svg:x1="18.194cm" svg:y1="21.639cm" svg:x2="19.961cm" svg:y2="21.639cm">
          <text:p/>
        </draw:line>
        <draw:polygon draw:style-name="gr6" draw:text-style-name="P6" draw:layer="layout" svg:width="0.327cm" svg:height="0.322cm" svg:x="18.914cm" svg:y="21.923cm" svg:viewBox="0 0 328 323" draw:points="189,133 308,86 328,146 201,179 285,291 232,323 163,208 94,322 40,290 125,179 0,146 20,85 139,134 134,0 195,0">
          <text:p/>
        </draw:polygon>
        <draw:polygon draw:style-name="gr2" draw:text-style-name="P2" draw:layer="layout" svg:width="4.319cm" svg:height="20.485cm" svg:x="20.449cm" svg:y="2.085cm" svg:viewBox="0 0 4320 20486" draw:points="0,20486 4320,20486 4320,0 0,0">
          <text:p/>
        </draw:polygon>
        <draw:polygon draw:style-name="gr3" draw:text-style-name="P3" draw:layer="layout" svg:width="1.767cm" svg:height="3.979cm" svg:x="20.743cm" svg:y="6.793cm" svg:viewBox="0 0 1768 3980" draw:points="0,3980 1768,3980 1768,0 0,0">
          <text:p/>
        </draw:polygon>
        <draw:polygon draw:style-name="gr4" draw:text-style-name="P4" draw:layer="layout" svg:width="1.767cm" svg:height="4.405cm" svg:x="22.706cm" svg:y="6.367cm" svg:viewBox="0 0 1768 4406" draw:points="0,4406 1768,4406 1768,0 0,0">
          <text:p/>
        </draw:polygon>
        <draw:line draw:style-name="gr5" draw:text-style-name="P5" draw:layer="layout" svg:x1="20.743cm" svg:y1="4.618cm" svg:x2="22.51cm" svg:y2="4.618cm">
          <text:p/>
        </draw:line>
        <draw:line draw:style-name="gr5" draw:text-style-name="P5" draw:layer="layout" svg:x1="21.627cm" svg:y1="4.618cm" svg:x2="21.627cm" svg:y2="9.752cm">
          <text:p/>
        </draw:line>
        <draw:line draw:style-name="gr5" draw:text-style-name="P5" draw:layer="layout" svg:x1="20.743cm" svg:y1="9.752cm" svg:x2="22.51cm" svg:y2="9.752cm">
          <text:p/>
        </draw:line>
        <draw:line draw:style-name="gr5" draw:text-style-name="P5" draw:layer="layout" svg:x1="22.706cm" svg:y1="4.141cm" svg:x2="24.473cm" svg:y2="4.141cm">
          <text:p/>
        </draw:line>
        <draw:line draw:style-name="gr5" draw:text-style-name="P5" draw:layer="layout" svg:x1="23.59cm" svg:y1="4.141cm" svg:x2="23.59cm" svg:y2="9.425cm">
          <text:p/>
        </draw:line>
        <draw:line draw:style-name="gr5" draw:text-style-name="P5" draw:layer="layout" svg:x1="22.706cm" svg:y1="9.425cm" svg:x2="24.473cm" svg:y2="9.425cm">
          <text:p/>
        </draw:line>
        <draw:polygon draw:style-name="gr2" draw:text-style-name="P2" draw:layer="layout" svg:width="4.319cm" svg:height="20.485cm" svg:x="24.961cm" svg:y="2.085cm" svg:viewBox="0 0 4320 20486" draw:points="0,20486 4320,20486 4320,0 0,0">
          <text:p/>
        </draw:polygon>
        <draw:polygon draw:style-name="gr3" draw:text-style-name="P3" draw:layer="layout" svg:width="1.767cm" svg:height="3.68cm" svg:x="25.256cm" svg:y="10.772cm" svg:viewBox="0 0 1768 3681" draw:points="0,3681 1768,3681 1768,0 0,0">
          <text:p/>
        </draw:polygon>
        <draw:polygon draw:style-name="gr4" draw:text-style-name="P4" draw:layer="layout" svg:width="1.767cm" svg:height="1.701cm" svg:x="27.219cm" svg:y="9.071cm" svg:viewBox="0 0 1768 1702" draw:points="0,1702 1768,1702 1768,0 0,0">
          <text:p/>
        </draw:polygon>
        <draw:line draw:style-name="gr5" draw:text-style-name="P5" draw:layer="layout" svg:x1="25.256cm" svg:y1="11.922cm" svg:x2="27.022cm" svg:y2="11.922cm">
          <text:p/>
        </draw:line>
        <draw:line draw:style-name="gr5" draw:text-style-name="P5" draw:layer="layout" svg:x1="26.139cm" svg:y1="11.922cm" svg:x2="26.139cm" svg:y2="18.115cm">
          <text:p/>
        </draw:line>
        <draw:line draw:style-name="gr5" draw:text-style-name="P5" draw:layer="layout" svg:x1="25.256cm" svg:y1="18.115cm" svg:x2="27.022cm" svg:y2="18.115cm">
          <text:p/>
        </draw:line>
        <draw:line draw:style-name="gr5" draw:text-style-name="P5" draw:layer="layout" svg:x1="27.219cm" svg:y1="6.644cm" svg:x2="28.985cm" svg:y2="6.644cm">
          <text:p/>
        </draw:line>
        <draw:line draw:style-name="gr5" draw:text-style-name="P5" draw:layer="layout" svg:x1="28.102cm" svg:y1="6.644cm" svg:x2="28.102cm" svg:y2="12.52cm">
          <text:p/>
        </draw:line>
        <draw:line draw:style-name="gr5" draw:text-style-name="P5" draw:layer="layout" svg:x1="27.219cm" svg:y1="12.52cm" svg:x2="28.985cm" svg:y2="12.52cm">
          <text:p/>
        </draw:line>
        <draw:polygon draw:style-name="gr2" draw:text-style-name="P2" draw:layer="layout" svg:width="4.319cm" svg:height="20.485cm" svg:x="29.473cm" svg:y="2.085cm" svg:viewBox="0 0 4320 20486" draw:points="0,20486 4320,20486 4320,0 0,0">
          <text:p/>
        </draw:polygon>
        <draw:polygon draw:style-name="gr3" draw:text-style-name="P3" draw:layer="layout" svg:width="1.767cm" svg:height="5.376cm" svg:x="29.768cm" svg:y="5.396cm" svg:viewBox="0 0 1768 5377" draw:points="0,5377 1768,5377 1768,0 0,0">
          <text:p/>
        </draw:polygon>
        <draw:polygon draw:style-name="gr4" draw:text-style-name="P4" draw:layer="layout" svg:width="1.767cm" svg:height="5.705cm" svg:x="31.731cm" svg:y="5.067cm" svg:viewBox="0 0 1768 5706" draw:points="0,5706 1768,5706 1768,0 0,0">
          <text:p/>
        </draw:polygon>
        <draw:line draw:style-name="gr5" draw:text-style-name="P5" draw:layer="layout" svg:x1="29.768cm" svg:y1="3.412cm" svg:x2="31.535cm" svg:y2="3.412cm">
          <text:p/>
        </draw:line>
        <draw:line draw:style-name="gr5" draw:text-style-name="P5" draw:layer="layout" svg:x1="30.651cm" svg:y1="3.412cm" svg:x2="30.651cm" svg:y2="8.011cm">
          <text:p/>
        </draw:line>
        <draw:line draw:style-name="gr5" draw:text-style-name="P5" draw:layer="layout" svg:x1="29.768cm" svg:y1="8.011cm" svg:x2="31.535cm" svg:y2="8.011cm">
          <text:p/>
        </draw:line>
        <draw:line draw:style-name="gr5" draw:text-style-name="P5" draw:layer="layout" svg:x1="31.731cm" svg:y1="3.016cm" svg:x2="33.498cm" svg:y2="3.016cm">
          <text:p/>
        </draw:line>
        <draw:line draw:style-name="gr5" draw:text-style-name="P5" draw:layer="layout" svg:x1="32.615cm" svg:y1="3.016cm" svg:x2="32.615cm" svg:y2="7.8cm">
          <text:p/>
        </draw:line>
        <draw:line draw:style-name="gr5" draw:text-style-name="P5" draw:layer="layout" svg:x1="31.731cm" svg:y1="7.8cm" svg:x2="33.498cm" svg:y2="7.8cm">
          <text:p/>
        </draw:line>
        <draw:polygon draw:style-name="gr6" draw:text-style-name="P6" draw:layer="layout" svg:width="0.328cm" svg:height="0.321cm" svg:x="30.488cm" svg:y="2.797cm" svg:viewBox="0 0 329 322" draw:points="190,131 308,85 329,145 202,177 285,290 232,322 164,206 94,322 41,289 125,177 0,145 20,85 139,133 134,0 196,0">
          <text:p/>
        </draw:polygon>
        <draw:polygon draw:style-name="gr6" draw:text-style-name="P6" draw:layer="layout" svg:width="0.328cm" svg:height="0.322cm" svg:x="32.451cm" svg:y="2.401cm" svg:viewBox="0 0 329 323" draw:points="190,133 309,87 329,146 203,179 286,291 232,323 164,207 94,322 41,290 125,179 0,146 20,86 140,134 134,0 196,0">
          <text:p/>
        </draw:polygon>
        <draw:polygon draw:style-name="gr7" draw:text-style-name="P7" draw:layer="layout" svg:width="4.319cm" svg:height="0.878cm" svg:x="2.399cm" svg:y="1.207cm" svg:viewBox="0 0 4320 879" draw:points="0,879 4320,879 4320,0 0,0">
          <text:p/>
        </draw:polygon>
        <draw:path draw:style-name="gr8" draw:text-style-name="P8" draw:layer="layout" svg:width="0.421cm" svg:height="0.437cm" svg:x="2.866cm" svg:y="1.428cm" svg:viewBox="0 0 422 438" svg:d="M361 438l-50-128h-200l-50 128h-61l178-438h67l177 438zM237 120l-2-3v-2l-1-3-1-2-1-3-1-2-1-4-1-2-1-3-1-2-1-3-1-2v-3l-1-2-1-3-1-2-1-2v-2l-1-2-1-2v-2l-1-2-1-2v-2l-1-2-1-1v-2l-1-2v-1l-1-1v-2-1l-1-1v-1l-1-1v-1-1-1h-1v1 1 1 1l-1 1v1 1l-1 2v1l-1 1v2l-1 2-1 1v2l-1 2v2l-1 2-1 2v2l-1 2-1 3-1 2-1 2v3l-1 2-1 2-1 3-1 2-1 3-1 2-1 4v2l-1 3-1 2-1 3-1 3-1 2-1 2-56 144h165z">
          <text:p/>
        </draw:path>
        <draw:polygon draw:style-name="gr8" draw:text-style-name="P8" draw:layer="layout" svg:width="0.274cm" svg:height="0.348cm" svg:x="3.315cm" svg:y="1.523cm" svg:viewBox="0 0 275 349" draw:points="58,174 58,179 58,185 59,191 59,196 59,201 60,206 60,212 61,217 62,222 62,227 63,232 64,236 66,241 67,245 68,249 69,253 71,257 73,261 75,265 76,269 79,272 81,275 83,278 86,281 88,284 91,287 93,289 97,291 100,294 104,295 107,297 111,299 114,300 118,302 122,303 126,303 130,304 135,305 139,305 144,305 150,305 155,305 161,303 166,302 171,301 176,299 181,297 185,295 190,292 194,289 197,285 201,282 204,278 207,273 210,269 212,263 214,258 216,252 217,246 218,239 275,243 274,247 273,251 273,256 271,259 270,263 269,267 268,271 266,275 264,279 263,283 261,287 259,290 257,294 254,298 252,301 249,305 246,308 244,311 240,314 237,317 234,320 231,323 227,325 224,327 220,330 216,332 212,335 207,337 203,338 198,341 194,342 189,344 184,345 179,346 174,347 168,348 163,348 157,349 152,349 146,349 138,349 130,349 123,348 116,347 109,346 103,344 95,343 89,341 83,338 78,336 72,333 67,330 62,327 57,324 52,320 48,316 44,312 40,308 36,304 33,299 29,294 26,289 23,284 20,279 18,273 15,268 13,262 11,256 9,250 8,244 6,238 5,231 4,224 3,218 2,211 1,204 1,197 0,190 0,182 0,175 0,168 0,162 1,155 1,149 1,143 2,137 3,131 3,126 4,120 6,115 7,110 8,105 9,100 11,96 12,91 14,87 15,82 17,78 19,74 21,70 23,66 25,63 27,59 30,55 32,52 34,49 37,46 40,43 42,40 45,36 48,34 50,32 53,29 56,27 59,24 62,22 65,21 68,19 71,17 74,15 78,14 81,12 84,11 88,10 91,9 94,8 99,6 102,5 106,5 109,4 113,3 116,3 120,2 123,2 127,1 130,1 134,1 138,1 141,0 145,0 150,0 156,1 161,1 166,2 172,2 177,3 181,4 186,5 191,6 195,8 200,10 204,11 208,13 212,15 216,17 219,20 223,22 226,24 230,27 233,29 236,32 239,35 242,38 245,42 247,45 250,48 252,52 255,55 257,58 259,62 261,66 263,69 264,73 266,77 268,81 269,85 270,89 271,93 272,97 273,101 216,106 215,100 213,95 212,90 210,85 208,81 206,76 203,72 200,69 197,65 194,61 190,58 186,55 182,53 177,51 172,49 167,48 161,46 156,46 150,45 143,45 138,45 134,45 130,46 125,46 122,47 117,48 114,49 110,50 107,52 103,53 100,55 96,57 93,58 91,60 88,63 86,65 83,68 81,71 79,74 76,77 75,80 73,83 71,87 69,91 68,95 67,99 66,103 64,108 63,112 62,117 62,122 61,127 60,132 60,138 59,143 59,149 59,155 58,161 58,167">
          <text:p/>
        </draw:polygon>
        <draw:path draw:style-name="gr8" draw:text-style-name="P8" draw:layer="layout" svg:width="0.327cm" svg:height="0.348cm" svg:x="3.632cm" svg:y="1.523cm" svg:viewBox="0 0 328 349" svg:d="M102 349h-10l-9-1-9-1-9-2-7-3-8-3-7-3-6-4-6-5-5-4-5-6-4-6-4-6-3-7-3-7-2-8-2-8-2-8v-9l-1-9 1-6v-7-6l2-5 1-6 1-5 2-5 2-5 2-5 2-4 3-4 2-4 3-4 3-4 4-3 3-3 3-4 4-2 4-3 4-2 4-3 4-2 5-2 4-2 5-2 4-1 5-2 5-1 5-1 5-1 5-1 6-1 5-1h5l7-1 5-1h5 5 6l5-1 76-1v-18-4-4l-1-4v-4l-1-3v-4l-1-3v-3l-1-3-1-3-1-3v-3l-2-3-1-2-1-3-1-2-2-2-2-2-1-2-2-2-2-2-2-1-2-2-2-1-2-2-2-1-3-1-2-1-3-1-3-1-2-1-3-1h-3l-3-1h-3-3l-4-1h-3-4-3-4-3-3-3-3l-2 1h-3-3l-3 1h-2l-3 1h-4l-2 1h-2l-3 1-2 1-2 1-2 1-2 1-2 1-2 2-2 1-2 2-1 1-2 1-1 2-2 2-1 2-1 2-1 2-2 2-1 2-1 3-1 2v3l-1 2-1 3-1 3v3 3l-59-5 1-4 1-4 1-4 1-4 1-3 1-4 2-3 1-4 1-3 2-4 2-3 2-3 2-3 2-3 3-3 2-4 3-3 3-3 3-2 3-2 3-3 3-2 4-2 4-2 4-2 4-2 4-2 5-1 4-2 5-1 5-1 5-1 5-1 6-1 6-1 6-1h6 7l6-1h7l12 1h12l11 2 10 2 10 3 10 3 8 4 8 4 8 5 6 5 6 6 6 8 4 7 5 8 3 8 3 8 2 9 2 10 1 10v11 145 4 5l1 4v4l1 4v4l1 3 1 3 1 3 2 3 1 3 2 2 2 1 2 2 2 1 3 2h3l3 1h3 3 1 1 1 1 1 1 1 1 1 1 1 1v-1h1 1 1 1 1 1l1-1v35l-2 1h-3-2l-2 1h-2l-2 1h-2-2-2l-2 1h-3-2-2-2l-2 1h-2-3-2-2-2-3-4l-2-1h-3-3l-3-1h-2l-3-1h-2l-3-1-2-1-2-1-2-1-2-1-2-1-1-2-2-1-2-2-1-1-2-2-1-2-2-1-1-2-1-2-1-2-1-2-1-3-1-2-1-2-1-3v-2l-1-3-1-3v-3l-1-3v-3l-1-3v-3-3-3h-2l-2 3-2 3-2 3-2 3-2 3-2 3-2 3-2 2-2 3-2 3-2 3-2 2-3 2-2 3-3 2-2 2-3 2-2 2-3 2-3 2-3 2-3 1-3 2-3 2-3 1-4 1-3 2-3 1-4 1-4 1-3 1-4 1-4 1h-4l-4 1h-4l-6 1h-4-4zM115 307h6 5l5-1h5l4-1 5-1 5-2 4-1 4-1 4-3 4-1 4-2 4-3 3-2 4-2 3-3 3-3 3-3 3-2 2-4 3-2 2-4 3-3 2-3 2-3 2-4 2-3 1-4 2-3 1-4 1-3 2-4v-3l1-4 1-3v-4l1-3 1-4v-3-3-28l-61 2h-4-5-3-4l-5 1h-3-4l-4 1h-4l-4 1h-3l-5 1-3 1-3 1h-4l-3 1-3 2-3 1-3 1-3 2-3 1-2 2-3 2-2 2-2 2-3 2-2 3-1 2-2 3-2 3-2 2-1 4-1 3-1 3-1 4-1 4v4l-1 3v5 4 6l1 4v5l1 5 1 4 2 4 2 4 2 4 3 3 2 3 4 3 3 3 4 2 3 2 4 1 5 2 4 1 5 1h5z">
          <text:p/>
        </draw:path>
        <draw:polygon draw:style-name="gr8" draw:text-style-name="P8" draw:layer="layout" svg:width="0.158cm" svg:height="0.342cm" svg:x="4.001cm" svg:y="1.523cm" svg:viewBox="0 0 159 343" draw:points="2,343 2,85 2,83 2,81 2,79 2,77 1,75 1,73 1,71 1,69 1,66 1,64 1,62 1,60 1,58 1,55 1,53 1,51 1,49 1,47 1,45 1,43 1,41 1,39 1,37 1,35 1,33 1,31 1,29 1,27 0,25 0,23 0,22 0,20 0,18 0,17 0,15 0,13 0,11 0,9 0,8 0,6 54,6 54,8 54,9 54,11 54,13 54,15 54,17 54,18 54,20 54,22 54,24 54,25 54,28 55,29 55,31 55,33 55,35 55,37 55,39 55,41 55,42 55,44 55,46 55,48 55,50 56,52 56,54 56,55 56,58 56,59 56,61 56,63 56,64 56,66 56,67 56,69 56,71 56,72 56,73 56,75 56,76 57,76 59,72 60,69 61,65 62,61 64,58 65,55 66,52 67,48 68,46 70,43 71,40 73,37 74,35 75,32 77,30 79,28 80,25 82,23 84,21 85,19 87,18 89,16 91,14 93,13 95,10 97,9 100,8 102,7 104,6 107,5 109,4 112,3 115,3 118,2 121,1 124,1 127,1 130,1 133,0 137,0 138,0 140,0 141,0 142,1 144,1 145,1 146,1 147,1 149,1 150,2 151,2 152,2 153,2 155,2 156,2 156,3 157,3 158,3 159,3 159,55 158,55 157,55 156,55 155,54 153,54 152,54 151,54 150,54 148,53 147,53 145,53 144,53 142,53 140,53 139,53 137,53 135,52 133,52 132,52 130,52 126,52 122,53 119,53 115,54 112,54 109,55 106,57 103,58 100,59 97,61 94,63 92,65 89,67 87,69 85,71 83,74 80,77 79,79 77,82 75,85 73,88 72,91 70,95 69,99 68,102 66,106 65,109 64,113 64,118 62,122 62,126 61,130 61,135 60,139 60,144 59,149 59,153 59,158 59,163 59,168 59,343">
          <text:p/>
        </draw:polygon>
        <draw:path draw:style-name="gr8" draw:text-style-name="P8" draw:layer="layout" svg:width="0.055cm" svg:height="0.46cm" svg:x="4.213cm" svg:y="1.405cm" svg:viewBox="0 0 56 461" svg:d="M0 53v-53h56v53zM0 461v-337h56v337z">
          <text:p/>
        </draw:path>
        <draw:polygon draw:style-name="gr8" draw:text-style-name="P8" draw:layer="layout" svg:width="0.169cm" svg:height="0.46cm" svg:x="4.32cm" svg:y="1.405cm" svg:viewBox="0 0 170 461" draw:points="103,165 103,461 47,461 47,165 0,165 0,124 47,124 47,87 47,83 48,79 48,76 48,72 48,69 49,66 49,62 49,59 50,56 51,53 51,50 52,47 53,44 54,41 56,38 57,35 58,33 60,30 61,28 63,25 65,23 67,21 69,19 72,17 74,15 77,13 79,12 82,10 85,8 88,7 92,6 95,5 99,4 102,3 107,2 111,1 115,1 120,1 124,0 129,0 131,0 134,0 136,0 138,1 140,1 142,1 145,1 146,1 148,1 151,1 153,1 155,2 157,2 159,2 161,2 163,3 165,3 166,3 168,4 170,4 170,47 169,47 167,46 166,46 165,46 164,46 163,45 161,45 160,45 159,45 157,45 156,45 154,45 153,44 152,44 151,44 149,44 148,44 147,44 146,44 145,44 142,44 140,44 138,44 135,45 134,45 130,45 128,46 127,46 125,47 123,48 122,48 120,49 119,50 117,51 116,52 115,53 114,54 113,55 112,56 111,57 110,59 109,60 109,61 108,63 107,65 107,66 106,68 105,69 105,71 105,73 104,75 104,77 104,79 104,81 104,83 103,85 103,87 103,90 103,92 103,94 103,124 170,124 170,165">
          <text:p/>
        </draw:polygon>
        <draw:path draw:style-name="gr8" draw:text-style-name="P8" draw:layer="layout" svg:width="0.3cm" svg:height="0.348cm" svg:x="4.514cm" svg:y="1.523cm" svg:viewBox="0 0 301 349" svg:d="M301 175v17l-2 16-1 16-3 14-4 14-4 12-5 12-6 11-6 10-8 9-8 8-9 7-9 7-10 5-11 5-12 4-12 3-13 2-14 2h-14-7-7l-7-1h-6l-7-1-7-2-6-1-6-2-5-1-6-3-5-2-6-2-4-3-5-3-5-3-5-3-4-4-5-4-4-3-3-5-4-4-4-5-3-5-3-5-3-5-3-6-3-5-2-6-3-7-2-6-2-7-1-6-2-8-1-7-1-8-1-7-1-9v-8l-1-8v-9l2-33 4-30 8-26 10-22 14-19 16-17 20-12 23-9 26-5 29-2h7l8 1h7l7 1 7 1 7 1 6 1 6 2 6 2 6 2 6 2 5 3 5 2 5 3 5 3 4 4 5 4 4 3 4 5 4 5 3 4 3 5 3 5 4 5 2 5 3 6 2 5 3 6 2 7 1 6 2 7 2 6 1 7 1 8 1 7 1 8 1 8v8 8zM243 175v-8l-1-7v-8-6l-1-7-1-6-1-6-1-6-1-6-1-4-1-6-1-4-2-5-1-4-2-4-2-5-2-3-2-4-2-3-2-3-3-3-2-3-3-3-2-2-3-2-3-2-3-2-3-2-3-1-4-1-3-2-3-1h-4l-4-1-3-1-4-1h-4-4l-4-1h-4-5l-4 1h-4-4l-4 1-4 1-3 1-5 1-4 1-3 1-4 1-3 2-3 1-3 2-3 3-3 2-3 2-2 3-3 3-2 3-3 3-2 3-2 4-2 3-2 4-2 5-2 4-1 5-2 4-1 5-1 6-1 5-1 6-1 6-1 6v6 7l-1 7v7 8 7 8l1 7v7l1 7v6l1 6 1 6 2 5 1 6 1 5 2 5 1 4 2 4 2 5 2 3 2 4 2 4 2 3 2 3 3 3 2 3 3 3 3 2 2 2 3 2 3 2 3 2 3 1 4 2 3 1 3 1 5 1 3 1h4l3 1h4l4 1h3 4 4 5l4-1h4l4-1h4l3-1 4-1 3-1 4-1 3-1 4-2 3-2 3-1 3-2 3-3 3-2 2-3 3-3 3-2 2-4 2-3 2-3 2-4 2-4 2-4 2-5 1-4 2-5 1-5 1-6 1-5 1-6 1-6 1-6 1-7v-7-7l1-8z">
          <text:p/>
        </draw:path>
        <draw:polygon draw:style-name="gr8" draw:text-style-name="P8" draw:layer="layout" svg:width="0.159cm" svg:height="0.342cm" svg:x="4.883cm" svg:y="1.523cm" svg:viewBox="0 0 160 343" draw:points="2,343 2,85 2,83 2,81 2,79 2,77 2,75 2,73 2,71 2,69 1,66 1,64 1,62 1,60 1,58 1,55 1,53 1,51 1,49 1,47 1,45 1,43 1,41 1,39 1,37 1,35 1,33 1,31 1,29 1,27 1,25 1,23 1,22 0,20 0,18 0,17 0,15 0,13 0,11 0,9 0,8 0,6 53,6 53,8 53,9 53,11 53,13 53,15 53,17 53,18 53,20 53,22 53,24 53,25 54,28 54,29 54,31 54,33 54,35 54,37 54,39 54,41 54,42 54,44 54,46 55,48 55,50 55,52 55,54 55,55 55,58 55,59 55,61 55,63 55,64 55,66 55,67 55,69 55,71 55,72 55,73 55,75 55,76 56,76 58,72 59,69 60,65 61,61 62,58 64,55 65,52 66,48 67,46 69,43 70,40 72,37 73,35 74,32 76,30 78,28 79,25 81,23 83,21 85,19 86,18 88,16 90,14 92,13 96,10 98,9 100,8 102,7 105,6 107,5 110,4 112,3 115,3 118,2 121,1 124,1 127,1 130,1 134,0 137,0 139,0 140,0 141,0 142,1 144,1 145,1 146,1 148,1 149,1 150,2 151,2 152,2 154,2 156,2 157,3 158,3 159,3 160,3 160,55 159,55 157,55 156,55 155,54 154,54 152,54 151,54 150,54 148,53 147,53 145,53 144,53 142,53 140,53 139,53 137,53 135,52 134,52 132,52 130,52 126,52 122,53 119,53 115,54 112,54 109,55 106,57 103,58 100,59 97,61 93,63 91,65 89,67 86,69 84,71 82,74 80,77 78,79 76,82 74,85 72,88 71,91 70,95 68,99 67,102 66,106 65,109 64,113 62,118 62,122 61,126 60,130 60,135 59,139 59,144 58,149 58,153 58,158 58,163 58,168 58,343">
          <text:p/>
        </draw:polygon>
        <draw:polygon draw:style-name="gr8" draw:text-style-name="P8" draw:layer="layout" svg:width="0.446cm" svg:height="0.342cm" svg:x="5.094cm" svg:y="1.523cm" svg:viewBox="0 0 447 343" draw:points="197,343 197,130 197,125 197,121 197,116 197,112 197,108 196,104 196,100 195,96 195,93 194,89 194,86 193,83 192,80 191,77 190,75 189,72 188,70 187,67 185,65 184,63 182,61 181,59 179,57 177,56 176,54 173,53 171,52 169,51 167,49 165,49 163,48 160,47 157,46 154,46 152,45 149,45 146,45 143,45 139,44 136,44 133,45 129,45 126,45 122,46 119,46 116,47 113,48 110,49 107,50 104,52 101,53 99,54 96,56 93,58 91,60 88,62 86,64 84,66 82,69 80,72 78,74 76,77 74,80 72,83 71,86 69,90 68,93 67,97 65,100 64,104 63,108 62,112 61,116 61,120 60,125 60,129 59,134 59,139 59,144 59,149 59,343 2,343 2,79 2,77 2,75 2,73 2,70 2,68 2,66 2,64 2,61 2,59 2,57 2,55 2,52 2,50 2,48 2,46 2,43 2,41 2,39 2,37 2,35 2,33 2,31 1,29 1,27 1,25 1,23 1,22 1,20 1,18 1,17 1,16 1,14 1,13 1,11 1,10 1,9 1,8 1,7 0,6 54,6 54,7 54,8 54,9 55,9 55,10 55,11 55,13 55,15 55,16 55,17 55,18 55,20 55,22 55,23 55,25 55,27 55,28 55,30 55,31 56,33 56,35 56,37 56,39 56,40 56,42 56,44 56,46 56,48 56,49 56,51 56,53 56,55 56,56 57,58 57,59 57,61 57,62 57,64 57,65 59,62 61,59 62,56 64,54 65,51 67,48 69,46 70,43 72,41 74,39 75,36 77,34 79,32 81,30 83,28 85,25 87,24 90,22 92,20 94,18 96,17 99,15 101,14 104,11 106,10 109,9 112,8 115,7 117,6 121,5 124,4 127,3 130,3 133,2 137,1 140,1 144,1 148,1 152,0 155,0 163,1 170,1 177,2 183,3 190,4 195,6 201,8 206,10 211,13 216,16 220,19 224,23 228,27 231,31 235,36 238,41 240,46 243,52 245,58 247,65 248,65 249,62 251,59 252,56 254,54 256,51 257,48 259,46 261,43 262,41 264,39 266,36 268,34 270,32 272,30 274,28 276,25 279,24 281,22 284,20 286,18 288,17 291,15 294,14 297,11 299,10 302,9 305,8 308,7 311,6 314,5 317,4 320,3 324,3 327,2 330,1 334,1 338,1 341,1 345,0 349,0 354,0 359,1 364,1 369,1 373,2 377,3 381,4 385,5 389,6 393,7 397,9 400,10 403,13 407,15 410,17 413,19 416,21 418,24 421,26 424,29 426,32 428,35 430,39 432,42 434,46 435,49 437,53 438,57 439,61 441,66 442,71 443,75 444,80 444,85 445,90 445,96 446,102 446,107 446,113 447,119 447,343 391,343 391,130 391,125 391,121 391,116 391,112 390,108 390,104 390,100 389,96 389,93 388,89 387,86 387,83 386,80 385,77 384,75 383,72 382,70 380,67 379,65 377,63 376,61 375,59 373,57 371,56 369,54 367,53 365,52 363,51 361,49 359,49 356,48 354,47 351,46 348,46 346,45 342,45 340,45 336,45 333,44 330,44 326,45 323,45 320,45 316,45 313,46 310,47 307,48 304,49 301,50 298,51 295,53 292,54 290,55 287,57 285,59 282,61 280,64 278,66 275,68 273,71 272,73 269,76 268,79 266,82 264,85 263,89 262,92 260,96 259,99 258,103 257,107 256,111 255,115 255,120 254,124 254,129 253,133 253,138 252,143 252,149 252,343">
          <text:p/>
        </draw:polygon>
        <draw:path draw:style-name="gr8" draw:text-style-name="P8" draw:layer="layout" svg:width="0.298cm" svg:height="0.348cm" svg:x="5.608cm" svg:y="1.523cm" svg:viewBox="0 0 299 349" svg:d="M59 187v5 5 5l1 6v4l1 5v5l1 5 1 4 1 5 1 4 2 4 1 4 1 4 2 4 2 4 2 4 2 3 2 3 2 4 2 3 3 3 2 3 3 2 3 3 3 2 3 3 3 2 4 2 3 2 4 1 3 2 4 1 4 1 4 1 5 1h4l5 1h4 5 7 7l7-1 6-1 7-2 6-1 5-2 5-2 5-3 5-2 4-3 4-3 3-4 4-3 3-4 3-4 2-3 3-5 1-4 2-4 49 14-1 2-1 3-1 3-2 3-1 3-2 3-1 2-2 3-2 3-2 3-2 3-2 2-2 3-2 3-3 2-2 3-3 2-3 3-3 2-3 2-3 3-3 2-4 2-4 2-4 1-4 3-4 1-4 2-5 2-4 1-5 1-5 1-6 1-5 2h-7l-5 1h-6l-7 1h-6-7-14l-14-2-13-2-12-3-12-4-11-5-10-6-10-6-9-8-8-8-7-10-7-10-6-11-5-11-4-13-4-14-2-14-2-16-1-16-1-17v-9l1-9v-9l1-8 1-8 2-8 1-8 2-7 2-7 2-7 2-6 3-6 3-6 3-6 3-5 3-6 4-5 3-4 4-5 4-4 4-5 5-4 4-3 5-4 4-3 5-3 5-2 5-2 6-3 5-1 5-2 6-2 6-1 5-1 6-1 6-1 6-1h6l6-1h6l9 1h7l8 1h8l8 2 7 1 6 2 7 2 6 2 6 3 5 3 6 3 5 3 5 4 4 3 5 4 4 4 4 5 4 5 3 5 3 5 4 5 3 5 3 5 2 6 2 5 2 6 2 6 2 7 2 6 1 7 1 7 2 6 1 7v7l1 7v7l1 7v8 8 7zM242 144l-2-10-1-10-2-9-2-9-3-8-2-7-4-7-3-6-4-6-5-5-4-5-5-4-6-4-5-3-7-3-7-2-7-1-8-2h-7l-9-1h-3l-2 1h-3-3-3l-3 1-3 1h-3l-3 1-3 1-3 1-3 1-3 1-3 2-3 1-3 2-2 2-3 2-3 2-2 2-3 2-2 3-3 3-2 2-2 4-2 3-3 3-2 4-1 3-2 4-2 4-2 4-1 5-1 5-1 5-1 4-1 6-1 5v6 6z">
          <text:p/>
        </draw:path>
        <draw:polygon draw:style-name="gr8" draw:text-style-name="P8" draw:layer="layout" svg:width="0.277cm" svg:height="0.347cm" svg:x="5.952cm" svg:y="1.524cm" svg:viewBox="0 0 278 348" draw:points="278,249 278,254 277,258 277,263 276,267 276,271 275,276 273,280 272,284 270,288 269,291 267,295 265,299 262,302 260,305 256,308 254,311 251,314 248,317 245,320 241,322 238,325 234,327 230,329 226,331 222,334 218,335 213,337 208,338 203,340 199,342 193,343 188,344 183,345 177,346 171,347 166,347 160,348 153,348 147,348 141,348 135,348 129,348 124,348 118,347 113,347 108,347 103,346 98,345 93,344 88,343 84,342 79,342 75,340 70,339 66,338 62,336 58,335 55,333 51,331 47,329 44,327 40,325 37,323 34,320 31,318 28,315 25,312 22,309 20,306 18,303 15,300 13,296 11,293 9,289 7,285 6,281 4,277 2,272 1,268 0,263 49,253 51,259 53,264 55,268 57,273 60,277 63,281 67,284 70,288 74,290 79,293 84,295 88,298 94,300 99,301 105,302 112,304 118,305 126,305 133,306 141,306 145,306 148,306 151,305 155,305 158,305 161,305 164,304 167,304 171,304 174,303 177,302 179,302 182,301 185,301 188,300 190,299 193,298 195,297 197,296 200,295 202,293 204,292 206,291 208,289 209,288 211,286 213,284 214,282 215,281 217,278 218,276 219,274 220,272 220,270 221,267 222,265 222,262 223,259 223,257 223,253 223,251 223,248 222,245 221,242 221,240 220,237 219,235 218,233 217,231 215,229 214,227 213,225 211,223 209,221 207,220 205,218 203,216 201,215 198,214 196,212 193,211 190,210 188,209 185,207 182,206 178,205 175,204 172,203 168,202 165,201 161,200 157,199 154,198 150,197 146,196 142,195 138,194 134,193 129,191 125,190 121,189 117,188 113,187 109,186 105,185 101,184 97,182 93,181 89,180 85,179 81,177 77,176 73,174 70,173 66,171 63,169 59,167 56,166 52,163 49,161 46,159 43,157 40,154 37,152 35,149 32,147 30,144 27,141 25,138 23,135 21,131 20,128 18,125 17,121 16,117 15,113 14,109 14,104 13,100 13,95 14,86 15,78 16,70 19,62 21,55 25,48 29,42 34,36 40,29 46,24 53,20 60,16 68,12 77,9 86,6 96,4 106,2 118,1 129,0 141,0 152,0 163,1 173,2 182,3 191,5 200,7 208,10 215,13 223,16 230,20 236,24 242,28 247,33 252,40 256,46 261,53 265,59 268,67 270,75 272,83 221,89 220,87 219,84 219,82 218,80 217,77 216,75 215,74 213,71 212,70 211,68 209,66 207,64 206,63 204,61 202,60 201,58 199,57 197,56 195,54 193,53 190,52 188,51 186,51 184,50 181,49 179,48 176,47 174,47 171,46 169,46 166,45 164,45 161,45 158,44 155,44 153,44 150,44 147,44 144,43 141,43 134,44 127,44 121,44 114,45 109,46 103,47 98,49 94,51 90,53 86,55 82,57 79,60 76,63 74,66 72,69 70,73 69,77 68,81 68,85 68,89 68,92 68,95 68,97 69,100 69,102 70,104 71,106 72,108 73,110 74,112 75,114 77,116 79,117 80,119 82,120 84,122 86,123 88,124 91,126 93,127 95,128 98,129 100,130 103,131 106,132 109,133 112,135 115,136 118,137 122,138 125,138 128,139 132,140 135,141 139,142 143,143 147,144 151,145 154,146 159,147 161,148 164,148 166,149 169,150 172,150 175,151 177,152 180,153 183,154 186,154 189,155 191,156 194,157 197,157 200,159 202,160 205,160 207,161 210,162 213,163 215,165 218,166 221,167 223,168 226,169 228,171 231,172 233,173 235,175 238,176 240,178 242,179 244,181 247,183 249,184 251,186 253,188 254,190 256,192 259,194 261,196 262,198 264,200 266,202 267,205 268,207 269,210 270,212 272,215 273,217 274,220 275,223 275,226 276,229 277,232 277,235 277,239 278,242 278,246">
          <text:p/>
        </draw:polygon>
        <draw:polygon draw:style-name="gr7" draw:text-style-name="P7" draw:layer="layout" svg:width="4.319cm" svg:height="0.878cm" svg:x="6.911cm" svg:y="1.207cm" svg:viewBox="0 0 4320 879" draw:points="0,879 4320,879 4320,0 0,0">
          <text:p/>
        </draw:polygon>
        <draw:path draw:style-name="gr8" draw:text-style-name="P8" draw:layer="layout" svg:width="0.422cm" svg:height="0.437cm" svg:x="7.871cm" svg:y="1.428cm" svg:viewBox="0 0 423 438" svg:d="M362 438l-51-128h-199l-50 128h-62l179-438h67l177 438zM237 120l-1-3-1-2-1-3v-2l-1-3-2-2v-4l-1-2-1-3-1-2-1-3-1-2-1-3-1-2v-3l-1-2-1-2v-2l-1-2-1-2-1-2v-2l-1-2-1-2v-2l-1-1v-2l-1-2v-1l-1-1v-2l-1-1v-1-1l-1-1v-1-1-1h-1v1 1 1l-1 1v1 1l-1 1v2 1l-1 1-1 2v2l-1 1v2l-1 2-1 2v2l-1 2-1 2-1 2v3l-1 2-1 2-1 3v2l-1 2-1 3-1 2-1 3-1 2-1 4-1 2v3l-2 2v3l-1 3-1 2-1 2-56 144h164z">
          <text:p/>
        </draw:path>
        <draw:polygon draw:style-name="gr8" draw:text-style-name="P8" draw:layer="layout" svg:width="0.159cm" svg:height="0.342cm" svg:x="8.336cm" svg:y="1.523cm" svg:viewBox="0 0 160 343" draw:points="2,343 2,85 2,83 2,81 2,79 2,77 2,75 2,73 2,71 2,69 2,66 1,64 1,62 1,60 1,58 1,55 1,53 1,51 1,49 1,47 1,45 1,43 1,41 1,39 1,37 1,35 1,33 1,31 1,29 1,27 1,25 1,23 1,22 0,20 0,18 0,17 0,15 0,13 0,11 0,9 0,8 0,6 53,6 53,8 53,9 53,11 53,13 53,15 53,17 53,18 53,20 53,22 53,24 53,25 54,28 54,29 54,31 54,33 54,35 54,37 54,39 54,41 54,42 54,44 54,46 55,48 55,50 55,52 55,54 55,55 55,58 55,59 55,61 55,63 55,64 55,66 55,67 55,69 55,71 55,72 55,73 55,75 55,76 56,76 57,72 59,69 60,65 61,61 62,58 64,55 65,52 66,48 67,46 69,43 70,40 72,37 73,35 75,32 76,30 78,28 79,25 81,23 83,21 85,19 86,18 88,16 90,14 92,13 95,10 97,9 99,8 101,7 104,6 106,5 109,4 111,3 114,3 118,2 121,1 124,1 127,1 130,1 134,0 137,0 139,0 140,0 141,0 142,1 144,1 145,1 146,1 148,1 149,1 150,2 151,2 152,2 154,2 155,2 156,2 157,3 158,3 159,3 160,3 160,55 159,55 157,55 156,55 155,54 154,54 152,54 151,54 150,54 148,53 147,53 145,53 144,53 142,53 140,53 139,53 137,53 135,52 134,52 132,52 130,52 126,52 122,53 119,53 115,54 111,54 108,55 105,57 102,58 99,59 96,61 93,63 91,65 89,67 86,69 84,71 82,74 80,77 78,79 76,82 74,85 72,88 71,91 69,95 68,99 67,102 66,106 65,109 63,113 62,118 62,122 61,126 60,130 60,135 59,139 59,144 58,149 58,153 58,158 58,163 57,168 57,343">
          <text:p/>
        </draw:polygon>
        <draw:path draw:style-name="gr8" draw:text-style-name="P8" draw:layer="layout" svg:width="0.326cm" svg:height="0.348cm" svg:x="8.532cm" svg:y="1.523cm" svg:viewBox="0 0 327 349" svg:d="M102 349h-10l-10-1-8-1-9-2-8-3-7-3-7-3-6-4-6-5-5-4-5-6-5-6-3-6-4-7-3-7-2-8-1-8-2-8-1-9v-9-6l1-7v-6l1-5 1-6 2-5 1-5 2-5 2-5 2-4 3-4 3-4 3-4 3-4 3-3 3-3 4-4 4-2 3-3 5-2 4-3 4-2 4-2 5-2 5-2 4-1 5-2 5-1 5-1 5-1 5-1 5-1 7-1h5l5-1 6-1h5 5 6l5-1 75-1v-18-4-4-4-4l-1-3v-4l-1-3-1-3v-3l-1-3-1-3-1-3-1-3-1-2-2-3-1-2-1-2-2-2-2-2-1-2-2-2-2-1-2-2-2-1-3-2-2-1-2-1-3-1-2-1-3-1-3-1-3-1h-2l-3-1h-3-4l-3-1h-3-4-4-3-3-3-3-3l-3 1h-3-2l-3 1h-3l-2 1h-3l-2 1h-3l-2 1-3 1-2 1-2 1-2 1-2 1-2 2-2 1-2 2-1 1-2 1-1 2-2 2-1 2-2 2-1 2-1 2-1 2-1 3-1 2-1 3v2l-1 3-1 3v3 3l-59-5 1-4 1-4v-4l1-4 2-3 1-4 1-3 2-4 1-3 2-4 2-3 2-3 2-3 2-3 3-3 2-4 2-3 3-3 3-2 3-2 4-3 3-2 4-2 3-2 5-2 4-2 4-2 4-1 5-2 5-1 4-1 5-1 7-1 5-1 6-1 6-1h6 6l7-1h7l12 1h12l11 2 10 2 10 3 9 3 9 4 8 4 7 5 7 5 6 6 5 8 5 7 4 8 4 8 3 8 2 9 2 10v10l1 11v145 4 5 4l1 4v4l1 4 1 3 1 3 1 3 1 3 2 3 1 2 2 1 2 2 3 1 2 2h3l3 1h4 3 1 1 1 1 1 1 1 1 1 1 1l1-1h1 1 1 1 1l1-1v35l-2 1h-2-2l-2 1h-2l-2 1h-2-2-3l-2 1h-2-2-2-2l-2 1h-2-3-2-2-3-3-3l-3-1h-3-2l-3-1h-3l-2-1h-3l-2-1-2-1-2-1-2-1-2-1-2-1-2-2-2-1-1-2-2-1-1-2-2-2-1-1-1-2-1-2-1-2-1-2-2-3-1-2v-2l-1-3-1-2v-3l-1-3v-3l-1-3-1-3v-3-3l-1-3v-3h-2l-1 3-2 3-2 3-2 3-2 3-2 3-2 3-2 2-2 3-2 3-3 3-2 2-2 2-3 3-2 2-3 2-2 2-3 2-2 2-3 2-3 2-3 1-3 2-3 2-4 1-3 1-3 2-4 1-3 1-4 1-4 1-3 1-4 1h-4l-4 1h-4l-5 1h-4-6zM115 307h6 5l5-1h5l4-1 5-1 4-2 5-1 4-1 4-3 4-1 4-2 3-3 4-2 3-2 4-3 3-3 3-3 2-2 3-4 3-2 2-4 3-3 2-3 2-3 2-4 1-3 2-4 2-3 1-4 1-3 1-4 1-3 1-4 1-3v-4l1-3v-4-3-3-28l-61 2h-4-4-4-4l-4 1h-4-3l-4 1h-4l-4 1h-3l-4 1-4 1-4 1h-3l-3 1-3 2-3 1-3 1-3 2-3 1-2 2-3 2-2 2-3 2-2 2-2 3-2 2-1 3-2 3-2 2-1 4-1 3-2 3v4l-1 4-1 4v3 5 4 6 4l1 5 1 5 1 4 2 4 2 4 2 4 2 3 3 3 3 3 4 3 3 2 4 2 4 1 5 2 4 1 5 1h6z">
          <text:p/>
        </draw:path>
        <draw:polygon draw:style-name="gr8" draw:text-style-name="P8" draw:layer="layout" svg:width="0.27cm" svg:height="0.342cm" svg:x="8.9cm" svg:y="1.523cm" svg:viewBox="0 0 271 343" draw:points="215,343 215,130 215,125 215,121 215,116 215,112 214,108 214,104 213,100 213,96 212,93 211,89 211,86 210,83 209,80 208,77 207,75 206,72 204,70 203,67 201,65 200,63 198,61 197,59 195,57 193,56 191,54 188,53 186,52 184,51 181,49 179,49 176,48 173,47 170,46 167,46 164,45 161,45 157,45 153,45 150,44 146,44 142,45 138,45 134,45 131,46 127,46 123,47 120,48 117,49 113,50 109,52 106,53 103,54 100,56 97,58 94,60 92,62 89,64 87,66 84,69 82,72 80,74 78,77 76,80 74,83 72,86 70,90 69,93 67,97 66,100 65,104 63,108 62,112 61,116 60,120 60,125 59,129 59,134 59,139 58,144 58,149 58,343 3,343 3,79 3,77 3,75 3,73 3,70 3,68 2,66 2,64 2,61 2,59 2,57 2,55 2,52 2,50 2,48 2,46 2,43 2,41 2,39 2,37 2,35 2,33 2,31 1,29 1,27 1,25 1,23 1,22 1,20 1,18 1,17 1,16 1,14 1,13 1,11 1,10 1,9 1,8 1,7 0,6 53,6 53,7 53,8 54,9 54,10 54,11 54,13 54,15 54,16 54,17 54,18 54,20 54,22 54,23 54,25 54,27 54,28 54,30 54,31 55,33 55,35 55,37 55,39 55,40 55,42 55,44 55,46 55,48 55,49 55,51 55,53 55,55 56,56 56,58 56,59 56,61 56,62 56,64 56,65 57,65 58,62 60,59 62,56 64,54 65,51 67,48 69,46 71,43 72,41 75,39 76,36 78,34 81,32 83,30 85,28 87,25 89,24 92,22 94,20 97,18 99,17 102,15 105,14 107,11 111,10 114,9 118,8 120,7 123,6 127,5 130,4 134,3 137,3 141,2 145,1 149,1 152,1 157,1 161,0 165,0 170,0 176,1 181,1 186,1 191,2 196,3 200,4 205,5 209,6 213,7 217,9 221,10 224,13 228,15 231,17 235,19 238,21 241,24 243,26 246,29 249,32 251,35 253,39 255,42 258,46 259,49 261,53 262,57 264,61 265,66 266,71 267,75 268,80 269,85 270,90 270,96 271,102 271,107 271,113 271,119 271,343">
          <text:p/>
        </draw:polygon>
        <draw:path draw:style-name="gr8" draw:text-style-name="P8" draw:layer="layout" svg:width="0.298cm" svg:height="0.348cm" svg:x="9.238cm" svg:y="1.523cm" svg:viewBox="0 0 299 349" svg:d="M59 187v5 5l1 5v6 4l1 5 1 5v5l2 4 1 5 1 4 1 4 1 4 2 4 1 4 2 4 2 4 2 3 2 3 2 4 3 3 2 3 3 3 2 2 3 3 3 2 3 3 3 2 4 2 3 2 4 1 4 2 3 1 5 1 4 1 4 1h5l4 1h5 6 7 7l6-1 7-1 6-2 5-1 6-2 4-2 5-3 5-2 4-3 4-3 4-4 3-3 3-4 3-4 3-3 2-5 2-4 2-4 49 14-2 2-1 3-1 3-1 3-2 3-1 3-2 2-2 3-1 3-2 3-2 3-2 2-2 3-3 3-2 2-3 3-3 2-3 3-2 2-4 2-3 3-3 2-4 2-3 2-4 1-4 3-5 1-4 2-4 2-5 1-5 1-5 1-5 1-6 2h-5l-6 1h-6l-6 1h-6-7-16l-13-2-14-2-12-3-12-4-11-5-10-6-10-6-9-8-8-8-7-10-7-10-6-11-4-11-5-13-3-14-3-14-2-16-1-16-1-17 1-9v-9-9l2-8 1-8 1-8 1-8 2-7 2-7 2-7 3-6 2-6 3-6 3-6 3-5 4-6 3-5 4-4 4-5 3-4 5-5 4-4 5-3 4-4 5-3 5-3 5-2 5-2 5-3 5-1 6-2 5-2 6-1 6-1 6-1 5-1 6-1h6l6-1h8l8 1h8l8 1h7l7 2 7 1 7 2 6 2 6 2 6 3 6 3 5 3 5 3 5 4 5 3 4 4 4 4 4 5 4 5 4 5 3 5 3 5 3 5 3 5 3 6 2 5 2 6 2 6 2 7 1 6 1 7 2 7 1 6 1 7 1 7v7l1 7v7 8 8 7zM242 144l-1-10-2-10-2-9-2-9-2-8-3-7-3-7-4-6-4-6-4-5-5-5-5-4-5-4-6-3-6-3-7-2-7-1-8-2h-7l-8-1h-4l-3 1h-3-3-2l-4 1-2 1h-4l-3 1-3 1-3 1-3 1-3 1-3 2-2 1-3 2-3 2-3 2-2 2-3 2-3 2-2 3-2 3-3 2-2 4-2 3-2 3-2 4-2 3-2 4-2 4-1 4-2 5-1 5-1 5-1 4-1 6v5l-1 6v6z">
          <text:p/>
        </draw:path>
        <draw:path draw:style-name="gr8" draw:text-style-name="P8" draw:layer="layout" svg:width="0.326cm" svg:height="0.348cm" svg:x="9.592cm" svg:y="1.523cm" svg:viewBox="0 0 327 349" svg:d="M101 349h-10l-9-1-9-1-8-2-8-3-7-3-7-3-7-4-5-5-6-4-5-6-4-6-4-6-3-7-3-7-2-8-2-8-1-8-1-9v-9-6-7l1-6 1-5 1-6 1-5 2-5 2-5 2-5 2-4 3-4 3-4 2-4 4-4 3-3 3-3 3-4 4-2 4-3 4-2 4-3 5-2 4-2 4-2 5-2 4-1 5-2 5-1 5-1 6-1 5-1 5-1 5-1h5l6-1 5-1h5 6 5l6-1 75-1v-18-4-4l-1-4v-4-3l-1-4v-3l-1-3-1-3-1-3v-3l-1-3-1-3-2-2-1-3-1-2-2-2-1-2-2-2-2-2-2-2-2-1-2-2-2-1-2-2-2-1-3-1-2-1-3-1-3-1-2-1-3-1h-3l-3-1h-3-3l-3-1h-4-3-4-3-3-3-3-3l-3 1h-3-3l-2 1h-3l-3 1h-2l-3 1h-2l-2 1-3 1-2 1-2 1-2 1-2 1-2 2-2 1-1 2-2 1-2 1-1 2-1 2-2 2-1 2-1 2-1 2-1 2-2 3-1 2v3l-1 2-1 3v3l-1 3v3l-58-5v-4l1-4 1-4 1-4 1-3 1-4 2-3 1-4 2-3 1-4 2-3 2-3 2-3 2-3 3-3 2-4 3-3 3-3 3-2 3-2 3-3 4-2 3-2 4-2 4-2 4-2 4-2 5-1 4-2 5-1 5-1 5-1 5-1 6-1 6-1 5-1h7 6l6-1h7l12 1h12l11 2 11 2 9 3 10 3 8 4 8 4 8 5 6 5 6 6 6 8 5 7 4 8 3 8 3 8 2 9 2 10 1 10v11 145 4 5l1 4v4l1 4 1 4 1 3v3l1 3 2 3 1 3 2 2 2 1 2 2 2 1 3 2h3l3 1h3 4 1 1 1 1 1 1 1 1 1 1 1v-1h3 1 1 1 1l1-1v35l-2 1h-2-4l-2 1h-2l-2 1h-2-2-2l-2 1h-2-2-2-3l-2 1h-2-2-3-2-2-3-3l-3-1h-3-3l-2-1h-3l-3-1h-2l-2-1-3-1-2-1-2-1-2-1-2-1-1-2-2-1-2-2-1-1-2-2-1-2-2-1-1-2-1-2-1-2-1-2-1-3-1-2-1-2-1-3v-2l-1-3-1-3v-3l-1-3v-3l-1-3v-3-3-3h-2l-2 3-2 3-2 3-2 3-2 3-2 3-2 3-2 2-2 3-2 3-2 3-2 2-3 2-2 3-2 2-3 2-3 2-2 2-3 2-3 2-3 2-3 1-3 2-3 2-3 1-3 1-4 2-3 1-4 1-3 1-4 1-4 1-4 1h-4l-4 1h-4l-4 1h-5-4zM114 307h5 5l5-1h5l5-1 4-1 5-2 4-1 4-1 4-3 4-1 4-2 4-3 3-2 4-2 3-3 3-3 3-3 3-2 3-4 2-2 2-4 3-3 2-3 2-3 2-4 2-3 1-4 2-3 1-4 2-3 1-4 1-3 1-4v-3l1-4v-3l1-4v-3-3-28l-61 2h-4-4-4-4l-4 1h-4-4l-4 1h-4l-3 1h-4l-4 1-3 1-3 1h-3l-4 1-3 2-3 1-3 1-3 2-2 1-3 2-2 2-3 2-2 2-2 2-2 3-2 2-2 3-2 3-1 2-2 4-1 3-1 3-1 4-1 4v4l-1 3v5 4 6l1 4v5l2 5 1 4 1 4 2 4 3 4 2 3 2 3 4 3 3 3 4 2 4 2 3 1 5 2 5 1 4 1h6z">
          <text:p/>
        </draw:path>
        <draw:path draw:style-name="gr8" draw:text-style-name="P8" draw:layer="layout" svg:width="0.298cm" svg:height="0.348cm" svg:x="9.945cm" svg:y="1.523cm" svg:viewBox="0 0 299 349" svg:d="M60 187v5 5 5 6l1 4v5l1 5 1 5 1 4 1 5 1 4 1 4 2 4 1 4 2 4 1 4 2 4 2 3 2 3 2 4 3 3 2 3 3 3 3 2 2 3 3 2 3 3 4 2 3 2 4 2 3 1 4 2 4 1 4 1 4 1 4 1h5l5 1h4 5 7 7l7-1 6-1 6-2 6-1 5-2 5-2 5-3 4-2 5-3 3-3 4-4 3-3 4-4 2-4 3-3 2-5 2-4 2-4 49 14-1 2-2 3-1 3-1 3-1 3-2 3-2 2-1 3-2 3-2 3-2 3-2 2-2 3-2 3-3 2-3 3-2 2-3 3-3 2-3 2-3 3-4 2-4 2-3 2-4 1-4 3-4 1-5 2-4 2-5 1-5 1-5 1-5 1-5 2h-6l-6 1h-6l-6 1h-6-7-14l-14-2-13-2-13-3-12-4-10-5-11-6-9-6-9-8-9-8-7-10-6-10-6-11-5-11-4-13-4-14-3-14-3-16-1-16v-17-9-9l1-9 1-8 1-8 1-8 3-8 1-7 3-7 2-7 2-6 3-6 2-6 4-6 3-5 3-6 3-5 4-4 4-5 4-4 4-5 4-4 5-3 4-4 5-3 5-3 5-2 5-2 5-3 6-1 5-2 6-2 5-1 6-1 6-1 6-1 6-1h6l6-1h6l8 1h8l8 1h7l8 2 6 1 7 2 7 2 6 2 5 3 6 3 5 3 5 3 5 4 5 3 4 4 5 4 4 5 3 5 4 5 3 5 3 5 4 5 2 5 3 6 2 5 2 6 2 6 2 7 1 6 2 7 1 7 1 6 1 7 1 7 1 7v7 7l1 8v8 7zM241 144l-1-10-2-10-1-9-2-9-3-8-3-7-3-7-3-6-5-6-4-5-4-5-5-4-6-4-6-3-6-3-7-2-6-1-8-2h-8l-8-1h-3l-3 1h-3-2-3l-3 1-3 1h-3l-3 1-3 1-4 1-2 1-3 1-3 2-3 1-3 2-3 2-2 2-3 2-3 2-2 2-3 3-2 3-2 2-3 4-2 3-2 3-2 4-2 3-2 4-1 4-2 4-1 5-1 5-2 5-1 4v6l-1 5-1 6v6z">
          <text:p/>
        </draw:path>
        <draw:polygon draw:style-name="gr7" draw:text-style-name="P7" draw:layer="layout" svg:width="4.319cm" svg:height="0.878cm" svg:x="11.424cm" svg:y="1.207cm" svg:viewBox="0 0 4320 879" draw:points="0,879 4320,879 4320,0 0,0">
          <text:p/>
        </draw:polygon>
        <draw:polygon draw:style-name="gr8" draw:text-style-name="P8" draw:layer="layout" svg:width="0.402cm" svg:height="0.449cm" svg:x="12.062cm" svg:y="1.422cm" svg:viewBox="0 0 403 450" draw:points="214,48 207,48 200,48 192,49 185,50 178,51 172,52 165,54 159,56 153,58 147,60 142,63 136,66 131,69 126,72 121,75 116,79 112,83 108,87 103,91 100,96 96,100 92,105 89,110 85,116 83,121 80,127 77,132 74,138 72,145 70,152 68,158 67,165 65,172 64,179 63,186 62,193 61,201 61,208 60,216 60,224 60,231 61,239 61,246 62,254 63,261 64,268 65,275 67,282 69,289 71,296 73,302 76,308 78,315 81,320 84,326 87,331 90,337 94,342 98,347 102,352 106,357 110,361 114,365 119,369 124,373 129,376 134,380 139,383 145,386 151,388 156,391 162,393 169,395 175,397 181,398 188,399 195,400 203,401 210,401 217,401 222,401 227,401 232,401 237,400 241,400 246,399 250,398 255,397 259,396 263,395 267,394 271,392 275,390 279,389 283,387 287,385 291,383 294,380 298,378 301,376 304,373 308,371 311,368 314,366 317,363 320,360 323,357 326,354 329,351 331,347 334,344 337,341 339,337 341,334 344,330 346,326 349,322 351,318 353,315 355,311 403,335 401,340 398,345 396,349 393,354 390,358 387,363 384,367 381,372 377,376 374,380 371,384 367,389 363,392 359,396 355,400 351,404 347,407 343,410 338,414 333,417 328,420 324,423 319,426 314,428 308,431 303,433 297,436 292,438 286,439 280,442 274,443 268,445 262,446 255,447 249,448 242,449 236,449 229,450 222,450 214,450 204,450 192,449 182,449 173,448 163,446 154,444 145,442 137,439 128,437 120,433 112,430 105,426 97,422 90,418 84,413 77,408 71,403 65,398 59,392 54,386 48,380 43,374 39,367 34,360 30,353 26,346 23,338 19,330 16,323 13,314 11,306 9,297 7,289 5,280 4,271 2,262 1,252 1,243 0,233 0,224 0,213 1,203 1,194 3,184 4,175 5,166 7,157 9,147 11,139 14,130 17,122 20,114 24,106 28,99 31,92 36,85 40,78 45,72 50,66 55,60 61,54 67,49 73,44 79,39 86,34 92,30 100,26 107,22 114,19 122,15 130,12 139,10 147,7 156,5 165,3 174,2 183,1 193,0 204,0 214,0 228,0 241,1 254,2 266,4 278,6 289,9 300,13 311,17 321,22 331,27 340,32 348,39 356,45 364,53 371,61 378,69 384,78 389,87 395,97 399,108 343,126 342,123 340,120 339,117 338,114 336,111 334,108 332,105 331,103 328,100 326,97 324,94 322,91 320,88 317,86 315,84 312,81 309,79 306,76 303,74 300,72 297,70 293,68 290,66 286,64 283,62 279,60 275,59 271,57 267,56 263,54 259,53 254,52 250,51 245,50 240,50 235,49 230,49 225,48 220,48">
          <text:p/>
        </draw:polygon>
        <draw:path draw:style-name="gr8" draw:text-style-name="P8" draw:layer="layout" svg:width="0.3cm" svg:height="0.348cm" svg:x="12.515cm" svg:y="1.523cm" svg:viewBox="0 0 301 349" svg:d="M301 175v17l-2 16-2 16-2 14-4 14-4 12-5 12-6 11-7 10-7 9-8 8-9 7-9 7-10 5-11 5-12 4-13 3-13 2-14 2h-14-7-7l-7-1h-6l-7-1-6-2-6-1-6-2-5-1-6-3-6-2-5-2-5-3-5-3-4-3-5-3-4-4-5-4-4-3-4-5-3-4-4-5-3-5-4-5-2-5-3-6-3-5-3-6-2-7-2-6-2-7-2-6-1-8-1-7-2-8v-7l-1-9v-8l-1-8v-9l2-33 4-30 8-26 10-22 14-19 16-17 20-12 22-9 26-5 29-2h7l8 1h7l7 1 7 1 7 1 7 1 6 2 6 2 6 2 5 2 6 3 5 2 5 3 5 3 4 4 5 4 4 3 4 5 3 5 4 4 3 5 3 5 3 5 3 5 3 6 2 5 3 6 2 7 1 6 2 7 2 6 1 7 1 8 1 7v8l1 8 1 8v8zM242 175v-8-7-8l-1-6v-7l-1-6-1-6-1-6-1-6-1-4-1-6-2-4-1-5-1-4-2-4-2-5-2-3-2-4-2-3-2-3-3-3-2-3-3-3-3-2-2-2-3-2-3-2-3-2-3-1-5-1-3-2-4-1h-3l-4-1-4-1-3-1h-4-4l-4-1h-5-4l-4 1h-4-4l-4 1-4 1-4 1-3 1-4 1-3 1-4 1-3 2-3 1-3 2-3 3-3 2-3 2-2 3-3 3-2 3-3 3-2 3-2 4-2 3-2 4-2 5-2 4-1 5-2 4-1 5-1 6-1 5-1 6-1 6-1 6v6l-1 7v7 7 8 7 8 7l1 7v7l1 6 1 6 1 6 1 5 2 6 1 5 1 5 2 4 2 4 2 5 1 3 3 4 2 4 2 3 2 3 3 3 2 3 3 3 3 2 2 2 3 2 3 2 3 2 3 1 4 2 3 1 3 1 3 1 4 1h3l4 1h4l3 1h4 4 4 4l5-1h3l4-1h4l4-1 4-1 3-1 4-1 3-1 5-2 3-2 3-1 3-2 3-3 2-2 3-3 3-3 2-2 3-4 2-3 2-3 2-4 2-4 2-4 1-5 2-4 2-5 1-5 1-6 1-5 1-6 1-6 1-6v-7l1-7v-7-8z">
          <text:p/>
        </draw:path>
        <draw:polygon draw:style-name="gr8" draw:text-style-name="P8" draw:layer="layout" svg:width="0.056cm" svg:height="0.46cm" svg:x="12.884cm" svg:y="1.405cm" svg:viewBox="0 0 57 461" draw:points="0,461 0,0 57,0 57,461">
          <text:p/>
        </draw:polygon>
        <draw:path draw:style-name="gr8" draw:text-style-name="P8" draw:layer="layout" svg:width="0.298cm" svg:height="0.348cm" svg:x="13.01cm" svg:y="1.523cm" svg:viewBox="0 0 299 349" svg:d="M58 187l1 5v5 5 6l1 4v5l1 5 1 5v4l1 5 2 4 1 4 1 4 2 4 2 4 1 4 2 4 2 3 2 3 2 4 2 3 3 3 3 3 3 2 2 3 3 2 3 3 4 2 3 2 3 2 4 1 4 2 4 1 4 1 4 1 4 1h5l4 1h5 5 7 7l6-1 6-1 6-2 6-1 6-2 5-2 4-3 5-2 4-3 4-3 4-4 3-3 3-4 3-4 3-3 2-5 2-4 2-4 50 14-2 2-1 3-1 3-1 3-2 3-1 3-2 2-1 3-2 3-2 3-2 3-2 2-2 3-3 3-2 2-3 3-3 2-2 3-3 2-4 2-4 3-3 2-4 2-3 2-4 1-4 3-4 1-5 2-4 2-5 1-5 1-5 1-5 1-5 2h-6l-6 1h-6l-6 1h-6-7-14l-15-2-13-2-12-3-12-4-11-5-10-6-10-6-8-8-9-8-7-10-6-10-6-11-5-11-5-13-3-14-3-14-2-16-1-16v-17-9-9l1-9 1-8 1-8 1-8 2-8 1-7 2-7 3-7 2-6 3-6 2-6 3-6 3-5 4-6 3-5 4-4 4-5 4-4 4-5 4-4 5-3 4-4 5-3 5-3 5-2 5-2 5-3 5-1 6-2 6-2 5-1 6-1 6-1 6-1 6-1h6l6-1h6l8 1h8l8 1h7l7 2 7 1 7 2 6 2 6 2 6 3 6 3 5 3 5 3 5 4 5 3 4 4 5 4 5 5 3 5 4 5 3 5 3 5 3 5 3 5 2 6 3 5 2 6 2 6 2 7 1 6 2 7 1 7 1 6 1 7 1 7 1 7v7 7l1 8v8 7zM240 144l-1-10-2-10-1-9-3-9-2-8-3-7-3-7-4-6-4-6-4-5-5-5-5-4-5-4-6-3-6-3-7-2-7-1-7-2h-8l-8-1h-3l-3 1h-3-2-4l-2 1-4 1h-2l-4 1-2 1-4 1-2 1-4 1-2 2-3 1-3 2-3 2-2 2-3 2-3 2-3 2-2 3-2 3-3 2-2 4-2 3-2 3-2 4-2 3-2 4-2 4-1 4-1 5-2 5-1 5-1 4-1 6v5l-1 6v6z">
          <text:p/>
        </draw:path>
        <draw:path draw:style-name="gr8" draw:text-style-name="P8" draw:layer="layout" svg:width="0.3cm" svg:height="0.348cm" svg:x="13.362cm" svg:y="1.523cm" svg:viewBox="0 0 301 349" svg:d="M301 175v17l-1 16-2 16-3 14-3 14-5 12-4 12-6 11-7 10-7 9-8 8-9 7-11 7-10 5-11 5-11 4-13 3-13 2-14 2h-14-7-7l-6-1h-7l-6-1-6-2-6-1-6-2-6-1-6-3-5-2-5-2-5-3-5-3-5-3-5-3-4-4-4-4-5-3-3-5-4-4-4-5-3-5-3-5-3-5-3-6-3-5-2-6-2-7-2-6-3-7-1-6-2-8-1-7-1-8-1-7-1-9v-8-8l-1-9 2-33 5-30 7-26 11-22 13-19 17-17 19-12 23-9 25-5 29-2h8l7 1h7l7 1 7 1 7 1 6 1 6 2 6 2 6 2 6 2 5 3 5 2 5 3 6 3 5 4 4 4 4 3 4 5 4 5 3 4 4 5 3 5 3 5 2 5 3 6 3 5 2 6 2 7 2 6 1 7 2 6 1 7 1 8 1 7 1 8 1 8v8 8zM242 175v-8-7l-1-8v-6l-1-7v-6l-1-6-1-6-1-6-1-4-2-6-1-4-2-5-1-4-2-4-1-5-3-3-2-4-2-3-2-3-2-3-3-3-2-3-3-2-3-2-3-2-3-2-3-2-3-1-3-1-4-2-3-1h-4l-3-1-4-1-4-1h-4-4l-4-1h-4-5l-3 1h-5-4l-3 1-4 1-4 1-4 1-4 1-3 1-3 1-3 2-4 1-3 2-3 3-2 2-3 2-3 3-3 3-2 3-2 3-3 3-2 4-2 3-2 4-2 5-1 4-2 5-1 4-2 5-1 6-1 5-1 6-1 6v6l-1 6v7l-1 7v7 8 7 8l1 7v7l1 7 1 6v6l2 6 1 5 1 6 1 5 2 5 2 4 1 4 2 5 2 3 2 4 2 4 2 3 3 3 2 3 3 3 2 3 3 2 3 2 3 2 2 2 4 2 3 1 3 2 3 1 4 1 3 1 3 1h4l3 1h4l4 1h4 4 4 4l4-1h4l4-1h4l3-1 4-1 4-1 3-1 4-1 3-2 3-2 3-1 3-2 3-3 3-2 3-3 2-3 3-2 2-4 2-3 2-3 2-4 2-4 2-4 2-5 1-4 2-5 1-5 1-6 1-5 1-6 2-6v-6l1-7v-7l1-7v-8z">
          <text:p/>
        </draw:path>
        <draw:path draw:style-name="gr8" draw:text-style-name="P8" draw:layer="layout" svg:width="0.285cm" svg:height="0.473cm" svg:x="13.73cm" svg:y="1.524cm" svg:viewBox="0 0 286 474" svg:d="M286 173v7 7 8 7l-1 7-1 7v7l-2 7-1 7-1 6-1 6-1 7-2 6-2 5-2 6-2 5-2 6-3 5-3 5-2 5-3 4-3 4-4 5-4 4-3 3-4 4-4 3-4 3-5 3-5 3-4 2-5 3-6 2-5 1-6 2-6 1-6 1-6 1h-7-7-7-7l-7-1-6-1-7-1-6-2-6-2-6-1-5-3-6-2-5-4-6-3-5-3-4-4-5-4-4-5-3-5-4-6-3-5-3-6h-2v1l1 1v1 1 1 1 2 1 1 1 1 2 1 1 2 1 2 1 2 2 1 2 2 2 1 2 2 2 2 2 1 2 2 2 1 132h-55v-400-3-2-2-3-2-2-3-2-2l-1-2v-2-3-2-2-2-2-2-2-2-1-2-2-2-2-1-2-1-2-1-1-1l-1-2v-1-1-1-1-1-1-1h54v1 1 1 1 1 1l1 1v1 1 1 2 1 2 1 1 2 2l1 1v2 1 2 2 1 2 2 1 2 2l1 2v1 2 2 2 2 1 2 1h1l2-3 1-3 2-3 2-3 2-3 1-2 2-3 2-2 2-3 2-2 2-2 2-2 2-2 2-3 2-1 3-2 2-2 3-2 3-1 2-1 3-2 3-1 3-2 2-1 3-1 3-1 3-1 3-1h3l3-1 3-1h3l3-1h4l4-1h3 4 3 4 4 7 7l6 1 6 1 6 1 6 1 5 1 6 3 5 2 4 2 5 3 5 2 4 3 4 3 4 4 3 4 4 3 4 4 3 5 3 4 2 4 3 5 3 5 2 5 2 6 2 5 2 6 2 6 1 6 1 6 1 6 1 7 2 7v7l1 8 1 7v7 7 8zM228 174v-6-6l-1-6v-6-6-5l-1-5v-6l-1-5-1-5v-5l-1-5-2-4-1-5-1-4-1-4-2-4-1-3-2-4-2-3-2-3-2-4-2-3-2-2-2-3-3-3-2-2-3-2-3-2-3-2-3-1-3-2-4-1-4-1-3-1-4-1-4-1h-4-5-4-4-4-3l-4 1h-3l-4 1h-3l-3 1-4 1-3 1-3 1-3 1-4 2-3 1-3 3-2 2-4 2-3 2-3 3-2 3-3 3-2 3-2 4-2 4-2 4-2 4-2 4-1 5-2 5-1 5-2 6-1 5-1 7-1 6-1 7v7l-1 7v8 8l-1 8 1 7v7 7l1 6v6l1 6 1 6v5l1 6 1 5 2 5 1 4 2 4 1 5 2 4 2 4 1 3 2 4 2 3 2 3 3 3 2 3 3 3 3 2 3 3 3 2 3 1 3 2 3 2 4 1 3 1 4 2 3 1 4 1h4l3 1h5l4 1h4 4 5l4-1h4l5-1h4l3-1 4-2 3-1 4-1 3-2 3-2 3-2 2-2 3-3 3-2 2-3 2-3 2-3 2-3 2-3 2-4 2-3 1-4 2-4 1-4 1-4 1-5 2-4 1-5v-5l1-5 1-5v-5l1-6v-5-6-6l1-6v-6z">
          <text:p/>
        </draw:path>
        <draw:polygon draw:style-name="gr8" draw:text-style-name="P8" draw:layer="layout" svg:width="0.162cm" svg:height="0.416cm" svg:x="14.052cm" svg:y="1.454cm" svg:viewBox="0 0 163 417" draw:points="163,409 161,409 158,410 155,410 153,411 150,411 147,412 145,412 142,413 140,413 137,415 134,415 132,416 129,416 126,416 122,416 119,417 115,417 112,417 109,417 106,417 93,416 82,413 71,409 62,404 55,397 49,388 45,379 41,367 39,354 39,340 39,116 0,116 0,75 41,75 57,0 94,0 94,75 157,75 157,116 94,116 94,328 95,332 95,337 95,341 96,345 96,349 97,352 98,355 99,357 101,360 102,362 104,364 106,365 108,367 110,368 113,369 116,370 119,371 122,371 127,371 131,371 132,371 134,371 135,371 137,371 139,371 140,371 142,371 143,371 145,370 146,370 148,370 149,370 151,369 153,369 154,369 156,369 158,368 159,368 161,368 163,367">
          <text:p/>
        </draw:polygon>
        <draw:path draw:style-name="gr8" draw:text-style-name="P8" draw:layer="layout" svg:width="0.297cm" svg:height="0.348cm" svg:x="14.246cm" svg:y="1.523cm" svg:viewBox="0 0 298 349" svg:d="M58 187v5 5l1 5v6 4l1 5 1 5v5l2 4 1 5 1 4 1 4 1 4 2 4 1 4 2 4 2 4 2 3 2 3 2 4 3 3 2 3 3 3 2 2 3 3 3 2 3 3 3 2 4 2 3 2 4 1 4 2 4 1 4 1 4 1 4 1h5l4 1h5 5 8 7l6-1 7-1 6-2 5-1 6-2 4-2 5-3 5-2 4-3 4-3 4-4 3-3 3-4 3-4 3-3 2-5 2-4 2-4 49 14-1 2-2 3-1 3-1 3-2 3-1 3-2 2-2 3-1 3-2 3-2 3-2 2-3 3-2 3-2 2-3 3-2 2-3 3-3 2-4 2-3 3-3 2-4 2-3 2-4 1-4 3-5 1-4 2-4 2-5 1-5 1-5 1-5 1-6 2h-5l-6 1h-6l-6 1h-8-6-15l-13-2-14-2-12-3-12-4-11-5-10-6-10-6-8-8-9-8-7-10-7-10-6-11-5-11-4-13-3-14-3-14-2-16-1-16v-17-9-9l1-9v-8l2-8 1-8 1-8 2-7 2-7 2-7 3-6 2-6 3-6 3-6 3-5 4-6 3-5 4-4 4-5 3-4 5-5 4-4 5-3 4-4 5-3 5-3 5-2 5-2 5-3 5-1 6-2 5-2 6-1 6-1 6-1 5-1 6-1h6l7-1h6l8 1h9l8 1h7l7 2 7 1 7 2 6 2 6 2 6 3 6 3 5 3 5 3 5 4 5 3 4 4 4 4 4 5 4 5 4 5 3 5 3 5 3 5 3 5 3 6 2 5 2 6 2 6 2 7 1 6 1 7 2 7 1 6 1 7 1 7v7l1 7v7 8 8 7zM241 144l-1-10-2-10-2-9-2-9-2-8-3-7-3-7-4-6-4-6-4-5-5-5-5-4-5-4-6-3-6-3-7-2-7-1-7-2h-9l-8-1h-3l-3 1h-3-3-3l-3 1-3 1h-3l-3 1-3 1-3 1-3 1-3 1-3 2-2 1-3 2-3 2-3 2-2 2-3 2-2 2-3 3-2 3-3 2-2 4-2 3-2 3-2 4-2 3-2 4-2 4-1 4-2 5-1 5-1 5-1 4-1 6v5l-1 6v6z">
          <text:p/>
        </draw:path>
        <draw:polygon draw:style-name="gr8" draw:text-style-name="P8" draw:layer="layout" svg:width="0.16cm" svg:height="0.342cm" svg:x="14.614cm" svg:y="1.523cm" svg:viewBox="0 0 161 343" draw:points="3,343 3,85 3,83 3,81 3,79 3,77 3,75 3,73 3,71 2,69 2,66 2,64 2,62 2,60 2,58 2,55 2,53 2,51 2,49 2,47 2,45 2,43 2,41 2,39 2,37 2,35 2,33 2,31 2,29 2,27 2,25 0,23 0,22 0,20 0,18 0,17 0,15 0,13 0,11 0,9 0,8 0,6 54,6 54,8 54,9 54,11 54,13 54,15 54,17 54,18 54,20 54,22 54,24 54,25 55,28 55,29 55,31 55,33 55,35 55,37 55,39 55,41 55,42 55,44 55,46 55,48 56,50 56,52 56,54 56,55 56,58 56,59 56,61 56,63 56,64 56,66 56,67 56,69 56,71 56,72 56,73 56,75 56,76 57,76 59,72 60,69 61,65 62,61 63,58 65,55 66,52 67,48 68,46 70,43 71,40 73,37 74,35 75,32 77,30 79,28 80,25 82,23 84,21 86,19 87,18 89,16 91,14 93,13 96,10 98,9 100,8 102,7 104,6 107,5 109,4 112,3 115,3 118,2 121,1 124,1 127,1 130,1 134,0 137,0 138,0 140,0 141,0 142,1 144,1 145,1 146,1 147,1 149,1 150,2 151,2 152,2 153,2 154,2 156,2 157,3 158,3 159,3 161,3 161,55 159,55 157,55 156,55 155,54 154,54 152,54 151,54 150,54 148,53 147,53 145,53 144,53 142,53 140,53 139,53 137,53 135,52 134,52 132,52 130,52 126,52 122,53 119,53 115,54 112,54 109,55 106,57 103,58 100,59 97,61 95,63 92,65 90,67 87,69 85,71 83,74 81,77 79,79 77,82 75,85 73,88 72,91 71,95 69,99 68,102 67,106 66,109 65,113 63,118 63,122 62,126 61,130 61,135 60,139 60,144 59,149 59,153 59,158 59,163 59,168 59,343">
          <text:p/>
        </draw:polygon>
        <draw:path draw:style-name="gr8" draw:text-style-name="P8" draw:layer="layout" svg:width="0.326cm" svg:height="0.348cm" svg:x="14.81cm" svg:y="1.523cm" svg:viewBox="0 0 327 349" svg:d="M102 349h-9l-10-1-8-1-9-2-8-3-7-3-7-3-6-4-6-5-5-4-6-6-5-6-3-6-4-7-2-7-3-8-1-8-2-8v-9l-1-9v-6l1-7v-6l1-5 1-6 2-5 1-5 2-5 2-5 3-4 2-4 3-4 3-4 4-4 3-3 4-3 3-4 4-2 3-3 4-2 5-3 4-2 4-2 5-2 4-2 5-1 5-2 5-1 5-1 5-1 5-1 5-1 6-1h5l5-1 6-1h5 5 6l5-1 75-1v-18-4-4-4-4l-1-3v-4l-1-3-1-3v-3l-1-3-1-3-1-3-1-3-1-2-2-3-1-2-1-2-2-2-2-2-1-2-2-2-2-1-2-2-2-1-3-2-2-1-2-1-3-1-2-1-3-1-3-1-3-1h-2l-4-1h-2-4l-3-1h-4-3-4-3-3-3-3-3l-3 1h-2-3l-3 1h-3l-2 1h-3l-2 1h-2l-3 1-2 1-2 1-2 1-2 1-3 1-1 2-2 1-2 2-2 1-1 1-1 2-2 2-1 2-2 2-1 2-1 2-1 2-1 3-1 2-1 3v2l-1 3-1 3v3l-1 3-59-5 1-4v-4l1-4 2-4 1-3 1-4 1-3 2-4 2-3 2-4 2-3 2-3 2-3 2-3 2-3 3-4 3-3 2-3 3-2 3-2 3-3 4-2 4-2 3-2 4-2 5-2 4-2 4-1 5-2 4-1 5-1 5-1 6-1 5-1 6-1 6-1h6 6l7-1h7l12 1h12l11 2 10 2 10 3 9 3 9 4 8 4 7 5 7 5 6 6 5 8 5 7 4 8 4 8 3 8 2 9 1 10 1 10 1 11v145 4 5 4l1 4 1 4v4l1 3 1 3 1 3 1 3 2 3 1 2 2 1 3 2 2 1 2 2h3l3 1h4 3 1 1 1 1 1 1 2 1 1 1l1-1h1 1 1 1 1l1-1v35l-2 1h-2-2l-2 1h-2l-2 1h-2-2-3l-2 1h-2-2-2-2l-2 1h-2-3-2-2-3-3-3l-3-1h-3-2l-3-1h-3l-2-1h-3l-2-1-2-1-2-1-2-1-2-1-2-1-2-2-2-1-1-2-2-1-1-2-2-2-1-1-1-2-1-2-1-2-1-2-2-3-1-2v-2l-1-3-1-2v-3l-1-3-1-3v-3l-1-3v-3-3l-1-3v-3h-2l-1 3-2 3-2 3-2 3-2 3-2 3-2 3-2 2-2 3-2 3-3 3-2 2-2 2-3 3-2 2-3 2-2 2-3 2-2 2-3 2-3 2-3 1-3 2-3 2-4 1-3 1-3 2-4 1-3 1-4 1-3 1-4 1-4 1h-4l-4 1h-5l-4 1h-4-5zM115 307h5 6l5-1h5l4-1 5-1 4-2 5-1 4-1 4-3 4-1 3-2 4-3 4-2 3-2 4-3 2-3 4-3 2-2 3-4 3-2 2-4 2-3 3-3 1-3 3-4 1-3 2-4 2-3 1-4 1-3 1-4 1-3 1-4 1-3v-4l1-3v-4-3-3-28l-61 2h-4-4-4-4l-4 1h-4-4l-3 1h-4l-4 1h-3l-4 1-3 1-4 1h-3l-3 1-3 2-3 1-3 1-3 2-3 1-2 2-3 2-2 2-3 2-2 2-2 3-2 2-2 3-1 3-2 2-1 4-1 3-2 3-1 4v4l-1 4v3 5 4 6 4l1 5 1 5 1 4 2 4 2 4 2 4 2 3 3 3 3 3 3 3 4 2 4 2 4 1 4 2 5 1 5 1h5z">
          <text:p/>
        </draw:path>
        <draw:polygon draw:style-name="gr7" draw:text-style-name="P7" draw:layer="layout" svg:width="4.319cm" svg:height="0.878cm" svg:x="15.936cm" svg:y="1.207cm" svg:viewBox="0 0 4320 879" draw:points="0,879 4320,879 4320,0 0,0">
          <text:p/>
        </draw:polygon>
        <draw:polygon draw:style-name="gr8" draw:text-style-name="P8" draw:layer="layout" svg:width="0.403cm" svg:height="0.449cm" svg:x="16.539cm" svg:y="1.422cm" svg:viewBox="0 0 404 450" draw:points="215,48 208,48 200,48 193,49 186,50 180,51 173,52 167,54 161,56 155,58 149,60 142,63 137,66 132,69 126,72 121,75 117,79 112,83 108,87 104,91 100,96 96,100 93,105 89,110 86,116 83,121 80,127 77,132 75,138 73,145 71,152 69,158 67,165 66,172 64,179 63,186 62,193 62,201 61,208 61,216 61,224 61,231 61,239 62,246 63,254 63,261 65,268 66,275 68,282 69,289 71,296 74,302 76,308 78,315 81,320 84,326 88,331 91,337 94,342 98,347 102,352 106,357 111,361 115,365 119,369 124,373 129,376 135,380 140,383 146,386 152,388 158,391 164,393 170,395 176,397 183,398 190,399 196,400 203,401 210,401 217,401 222,401 227,401 232,401 237,400 242,400 246,399 251,398 255,397 259,396 264,395 268,394 272,392 276,390 280,389 284,387 287,385 291,383 295,380 298,378 301,376 305,373 308,371 311,368 314,366 318,363 320,360 324,357 326,354 329,351 332,347 335,344 337,341 339,337 342,334 344,330 347,326 349,322 351,318 353,315 355,311 404,335 401,340 399,345 396,349 393,354 391,358 387,363 385,367 381,372 378,376 375,380 371,384 367,389 363,392 360,396 356,400 351,404 347,407 343,410 338,414 334,417 329,420 324,423 319,426 314,428 309,431 303,433 298,436 292,438 287,439 281,442 275,443 269,445 262,446 256,447 249,448 243,449 236,449 229,450 222,450 215,450 204,450 194,449 184,449 174,448 165,446 156,444 147,442 137,439 129,437 120,433 113,430 105,426 98,422 91,418 84,413 77,408 71,403 65,398 59,392 54,386 49,380 44,374 39,367 35,360 30,353 27,346 23,338 20,330 17,323 14,314 11,306 9,297 7,289 5,280 4,271 3,262 2,252 1,243 1,233 0,224 1,213 1,203 2,194 3,184 4,175 6,166 8,157 10,147 12,139 15,130 17,122 21,114 24,106 28,99 32,92 36,85 41,78 46,72 51,66 56,60 62,54 67,49 73,44 80,39 86,34 93,30 100,26 107,22 115,19 123,15 131,12 139,10 149,7 157,5 166,3 175,2 185,1 194,0 204,0 214,0 228,0 241,1 254,2 266,4 278,6 290,9 301,13 311,17 321,22 331,27 340,32 349,39 357,45 364,53 372,61 378,69 384,78 390,87 395,97 400,108 344,126 342,123 341,120 339,117 338,114 336,111 335,108 333,105 331,103 329,100 327,97 325,94 323,91 320,88 318,86 315,84 312,81 309,79 307,76 303,74 301,72 297,70 294,68 290,66 287,64 283,62 279,60 276,59 272,57 267,56 263,54 259,53 254,52 250,51 245,50 241,50 236,49 231,49 226,48 220,48">
          <text:p/>
        </draw:polygon>
        <draw:path draw:style-name="gr8" draw:text-style-name="P8" draw:layer="layout" svg:width="0.3cm" svg:height="0.348cm" svg:x="16.992cm" svg:y="1.523cm" svg:viewBox="0 0 301 349" svg:d="M301 175v17l-1 16-2 16-3 14-3 14-4 12-6 12-5 11-7 10-7 9-9 8-8 7-10 7-10 5-11 5-11 4-14 3-13 2-14 2h-14-7-7l-6-1h-7l-6-1-6-2-6-1-6-2-6-1-5-3-6-2-5-2-5-3-5-3-5-3-5-3-4-4-4-4-5-3-3-5-4-4-3-5-4-5-3-5-3-5-3-6-3-5-2-6-2-7-3-6-1-7-2-6-2-8-1-7-1-8-1-7v-9l-1-8v-8l-1-9 2-33 4-30 8-26 11-22 13-19 17-17 19-12 23-9 26-5 28-2h7l8 1h7l7 1 7 1 7 1 6 1 7 2 6 2 6 2 6 2 5 3 5 2 5 3 5 3 5 4 4 4 4 3 4 5 4 5 3 4 4 5 3 5 3 5 3 5 2 6 2 5 3 6 2 7 2 6 1 7 2 6 1 7 1 8 1 7 1 8 1 8v8 8zM243 175v-8l-1-7v-8-6l-1-7v-6l-1-6-1-6-1-6-1-4-2-6-1-4-1-5-2-4-2-4-1-5-3-3-2-4-2-3-2-3-2-3-3-3-2-3-3-2-3-2-3-2-4-2-3-2-3-1-3-1-4-2-3-1h-4l-3-1-4-1-4-1h-4-4l-4-1h-4-4l-5 1h-4-3l-5 1-3 1-4 1-4 1-3 1-4 1-3 1-3 2-4 1-3 2-3 3-3 2-2 2-3 3-2 3-3 3-2 3-3 3-2 4-2 3-2 4-2 5-1 4-2 5-1 4-2 5-1 6-1 5-1 6-1 6v6l-1 6v7l-1 7v7 8 7 8l1 7v7l1 7v6l2 6 1 6 1 5 1 6 1 5 2 5 2 4 1 4 2 5 2 3 2 4 2 4 2 3 3 3 2 3 3 3 2 3 3 2 3 2 3 2 2 2 4 2 2 1 4 2 3 1 3 1 4 1 3 1h4l3 1h4l4 1h4 4 4 4l4-1h4l4-1h4l3-1 4-1 4-1 3-1 4-1 3-2 3-2 3-1 4-2 3-3 3-2 3-3 2-3 3-2 2-4 2-3 2-3 3-4 1-4 2-4 2-5 2-4 1-5 1-5 1-6 2-5 1-6 1-6v-6l1-7v-7-7l1-8z">
          <text:p/>
        </draw:path>
        <draw:polygon draw:style-name="gr8" draw:text-style-name="P8" draw:layer="layout" svg:width="0.056cm" svg:height="0.46cm" svg:x="17.362cm" svg:y="1.405cm" svg:viewBox="0 0 57 461" draw:points="0,461 0,0 57,0 57,461">
          <text:p/>
        </draw:polygon>
        <draw:polygon draw:style-name="gr8" draw:text-style-name="P8" draw:layer="layout" svg:width="0.056cm" svg:height="0.46cm" svg:x="17.503cm" svg:y="1.405cm" svg:viewBox="0 0 57 461" draw:points="0,461 0,0 57,0 57,461">
          <text:p/>
        </draw:polygon>
        <draw:path draw:style-name="gr8" draw:text-style-name="P8" draw:layer="layout" svg:width="0.298cm" svg:height="0.348cm" svg:x="17.628cm" svg:y="1.523cm" svg:viewBox="0 0 299 349" svg:d="M59 187v5 5 5l1 6v4l1 5 1 5v5l1 4 1 5 1 4 1 4 2 4 1 4 2 4 2 4 2 4 2 3 1 3 3 4 2 3 3 3 2 3 3 2 3 3 3 2 3 3 4 2 3 2 4 2 3 1 4 2 4 1 4 1 4 1 5 1h4l5 1h5 5 7 6l7-1 6-1 6-2 6-1 5-2 5-2 5-3 4-2 5-3 4-3 3-4 4-3 3-4 3-4 2-3 3-5 2-4 1-4 49 14-1 2-1 3-1 3-2 3-1 3-2 3-1 2-2 3-2 3-2 3-1 3-3 2-2 3-2 3-3 2-2 3-3 2-3 3-3 2-3 2-3 3-3 2-4 2-4 2-4 1-4 3-4 1-4 2-5 2-5 1-4 1-5 1-5 1-6 2h-5l-6 1h-6l-6 1h-7-6-15l-14-2-13-2-13-3-12-4-11-5-11-6-9-6-9-8-8-8-7-10-7-10-6-11-5-11-4-13-3-14-3-14-2-16-1-16-1-17v-9l1-9v-9l1-8 1-8 1-8 2-8 2-7 2-7 2-7 2-6 3-6 3-6 3-6 3-5 3-6 4-5 3-4 4-5 4-4 4-5 5-4 4-3 5-4 4-3 5-3 5-2 5-2 6-3 5-1 6-2 6-2 6-1 5-1 6-1 6-1 6-1h6l6-1h6l9 1h8l7 1h8l7 2 7 1 6 2 7 2 6 2 6 3 5 3 6 3 5 3 5 4 4 3 5 4 4 4 4 5 4 5 3 5 4 5 3 5 3 5 3 5 2 6 2 5 3 6 1 6 2 7 2 6 1 7 1 7 1 6 1 7 1 7 1 7 1 7v7 8 8 7zM241 144l-1-10-1-10-2-9-2-9-2-8-4-7-3-7-3-6-4-6-4-5-5-5-5-4-6-4-6-3-6-3-6-2-7-1-8-2h-8l-8-1h-2l-3 1h-3-3-3l-3 1-3 1h-3l-3 1-3 1-3 1-3 1-3 1-3 2-3 1-4 2-2 2-3 2-3 2-2 2-3 2-2 3-3 3-2 2-2 4-3 3-2 3-1 4-3 3-1 4-2 4-2 4-1 5-1 5-1 5-1 4-1 6-1 5v6l-1 6z">
          <text:p/>
        </draw:path>
        <draw:polygon draw:style-name="gr8" draw:text-style-name="P8" draw:layer="layout" svg:width="0.445cm" svg:height="0.342cm" svg:x="17.996cm" svg:y="1.523cm" svg:viewBox="0 0 446 343" draw:points="197,343 197,130 197,125 196,121 196,116 196,112 196,108 196,104 195,100 194,96 194,93 193,89 193,86 192,83 191,80 190,77 189,75 188,72 187,70 186,67 184,65 183,63 181,61 180,59 178,57 176,56 175,54 173,53 170,52 168,51 166,49 164,49 162,48 159,47 156,46 154,46 151,45 148,45 145,45 142,45 138,44 135,44 132,45 128,45 125,45 121,46 118,46 115,47 112,48 109,49 106,50 103,52 100,53 97,54 95,56 93,58 90,60 88,62 85,64 83,66 81,69 79,72 77,74 75,77 73,80 71,83 70,86 68,90 67,93 66,97 64,100 63,104 62,108 61,112 60,116 60,120 59,125 59,129 58,134 58,139 58,144 58,149 58,343 3,343 3,79 3,77 2,75 2,73 2,70 2,68 2,66 2,64 2,61 2,59 2,57 2,55 2,52 2,50 2,48 2,46 2,43 2,41 2,39 2,37 2,35 2,33 2,31 2,29 2,27 2,25 2,23 2,22 1,20 1,18 1,17 1,16 1,14 1,13 1,11 1,10 1,9 1,8 0,7 0,6 53,6 53,7 53,8 53,9 54,9 54,10 54,11 54,13 54,15 54,16 54,17 54,18 54,20 54,22 54,23 54,25 54,27 54,28 54,30 54,31 55,33 55,35 55,37 55,39 55,40 55,42 55,44 55,46 55,48 55,49 55,51 55,53 55,55 55,56 55,58 56,59 56,61 56,62 56,64 56,65 57,65 58,62 60,59 61,56 63,54 64,51 66,48 68,46 69,43 71,41 73,39 75,36 76,34 78,32 80,30 82,28 84,25 86,24 88,22 91,20 93,18 95,17 98,15 100,14 103,11 106,10 108,9 111,8 114,7 117,6 120,5 123,4 126,3 129,3 132,2 136,1 139,1 143,1 147,1 151,0 155,0 162,1 169,1 176,2 182,3 189,4 194,6 200,8 205,10 210,13 215,16 219,19 223,23 227,27 230,31 234,36 237,41 239,46 242,52 244,58 246,65 247,65 248,62 250,59 251,56 253,54 255,51 256,48 258,46 260,43 262,41 264,39 265,36 267,34 269,32 271,30 274,28 276,25 278,24 280,22 283,20 285,18 288,17 290,15 293,14 296,11 298,10 301,9 304,8 307,7 310,6 313,5 316,4 319,3 323,3 326,2 330,1 333,1 337,1 341,1 344,0 348,0 354,0 358,1 363,1 368,1 372,2 377,3 380,4 385,5 389,6 392,7 396,9 399,10 403,13 406,15 409,17 412,19 415,21 417,24 420,26 422,29 425,32 427,35 429,39 432,42 434,46 435,49 437,53 439,57 440,61 441,66 442,71 443,75 444,80 445,85 445,90 446,96 446,102 446,107 446,113 446,119 446,343 390,343 390,130 390,125 390,121 390,116 390,112 390,108 389,104 389,100 388,96 388,93 387,89 386,86 386,83 385,80 384,77 383,75 382,72 381,70 379,67 378,65 377,63 375,61 374,59 372,57 370,56 368,54 366,53 365,52 362,51 360,49 358,49 355,48 353,47 350,46 348,46 345,45 342,45 339,45 336,45 332,44 329,44 325,45 322,45 319,45 315,45 312,46 309,47 306,48 303,49 300,50 297,51 294,53 292,54 289,55 286,57 284,59 281,61 279,64 277,66 275,68 272,71 271,73 269,76 267,79 265,82 264,85 262,89 261,92 259,96 258,99 257,103 256,107 255,111 254,115 254,120 253,124 253,129 252,133 252,138 252,143 252,149 252,343">
          <text:p/>
        </draw:polygon>
        <draw:path draw:style-name="gr8" draw:text-style-name="P8" draw:layer="layout" svg:width="0.286cm" svg:height="0.466cm" svg:x="18.524cm" svg:y="1.405cm" svg:viewBox="0 0 287 467" svg:d="M287 292l-1 33-4 30-6 26-9 23-11 19-13 16-17 12-18 9-21 5-24 2h-7-7l-8-1-7-1-6-1-7-2-6-2-5-1-6-3-5-2-5-4-5-3-4-3-5-5-4-4-4-4-4-5-3-6-4-5-3-6h-1v2 1 2 1 2 2 1 2 2 2 1 2 2l-1 1v2 2 1 2 1 2 1 1 2 1l-1 2v1 1 1 1 1 1 1 1 1 1 1h-1v1h-54v-1h1v-1-1-1-1-1-1-1-2-1-1-2-1-2-1-2-2-2l1-1v-3-1-2-2-2-2-3-2-2-2-2-2-3-2-3-2-2-3-2-2-392h56v131 2 2 1 2 2 2 2 1 2 2 2 1 2 1 2l-1 1v2 1 2 1 1 2 1 2 1 2 1 2 1 1h1l3-6 3-6 4-6 4-4 4-5 4-5 5-4 4-3 5-4 5-3 5-3 6-2 6-2 5-2 7-1 6-2h7l8-1h7l7-1 13 1 11 1 11 2 11 3 10 4 9 5 8 5 8 7 7 7 6 8 6 9 5 10 4 10 4 12 3 13 3 14 2 14 2 15 1 17zM228 293v-6-7-6-7l-1-6v-6l-1-5v-6l-1-5-1-5-1-5-1-6-1-4-1-5-2-4-1-4-2-4-1-3-2-4-2-3-2-3-2-3-2-3-3-2-2-3-2-2-3-2-3-2-2-2-4-1-2-2-4-1-3-1-3-1-4-1h-4l-4-1h-4-4l-4-1-4 1h-5-5l-4 1h-3l-4 1-4 1-4 1-4 1-3 2-3 1-3 2-3 2-3 2-3 2-3 2-3 3-2 3-3 2-2 4-2 3-2 3-2 4-2 4-2 4-2 4-1 4-1 5-2 6-1 5-1 5-1 6-1 5-1 6-1 6v7l-1 6v7 8 7 7 7 6l1 7v6l1 6 1 6 1 5 1 5 1 5 1 5 2 5 1 4 1 5 2 3 2 4 2 4 2 4 2 3 2 3 2 3 3 3 2 3 3 2 3 3 3 2 3 1 3 2 3 2 3 1 3 1 4 2 3 1 4 1h4l4 1h4l4 1h4 6 4 3l4-1h4l4-1 3-1 3-1 4-1 3-1 3-1 3-2 3-2 2-1 3-2 3-3 2-2 2-2 2-3 3-3 2-3 2-3 2-4 1-4 2-3 1-4 2-4 1-5 1-4 1-5 1-5 1-5 1-6 1-5v-6l1-6v-6l1-7v-6-8z">
          <text:p/>
        </draw:path>
        <draw:path draw:style-name="gr8" draw:text-style-name="P8" draw:layer="layout" svg:width="0.3cm" svg:height="0.348cm" svg:x="18.863cm" svg:y="1.523cm" svg:viewBox="0 0 301 349" svg:d="M301 175v17l-2 16-1 16-3 14-4 14-4 12-5 12-6 11-6 10-8 9-8 8-9 7-9 7-10 5-11 5-12 4-12 3-13 2-14 2h-14-7-7l-7-1h-7l-6-1-7-2-6-1-6-2-5-1-6-3-5-2-6-2-5-3-5-3-4-3-5-3-5-4-4-4-4-3-4-5-3-4-4-5-3-5-3-5-4-5-2-6-3-5-2-6-3-7-2-6-2-7-1-6-2-8-1-7-1-8-1-7-1-9v-8l-1-8v-9l2-33 4-30 8-26 10-22 14-19 16-17 20-12 23-9 25-5 30-2h7l8 1h7l7 1 7 1 7 1 6 1 6 2 6 2 6 2 6 2 5 3 5 2 5 3 5 3 4 4 4 4 5 3 4 5 3 5 4 4 3 5 3 5 4 5 2 5 3 6 2 5 2 6 3 7 1 6 2 7 1 6 2 7 1 8 1 7 1 8v8l1 8v8zM243 175l-1-8v-7-8l-1-6v-7l-1-6-1-6-1-6-1-6-1-4-1-6-1-4-2-5-1-4-2-4-2-5-2-3-2-4-2-3-2-3-3-3-2-3-3-3-2-2-3-2-3-2-3-2-3-2-4-1-3-1-3-2-4-1h-3l-4-1-4-1-3-1h-4-4l-4-1h-4-5l-4 1h-4-4l-4 1-4 1-5 1-3 1-4 1-3 1-4 1-3 2-3 1-3 2-3 3-3 2-3 2-2 3-3 3-3 3-2 3-2 3-2 4-2 3-2 4-2 5-2 4-1 5-2 4-1 5-1 6-1 5-1 6-1 6-1 6v6l-1 7v7 7 8 7 8l1 7v7l1 7v6l1 6 1 6 1 5 1 6 2 5 2 5 1 4 2 4 2 5 2 3 1 4 3 4 2 3 2 3 3 3 2 3 3 3 2 2 3 2 3 2 3 2 3 2 3 1 3 2 4 1 3 1 4 1 4 1h4l3 1h4l4 1h3 4 4 5l3-1h5l4-1h3l4-1 4-1 3-1 4-1 3-1 4-2 3-2 3-1 3-2 3-3 2-2 3-3 3-3 2-2 3-4 2-3 2-3 2-4 2-4 2-4 2-5 1-4 1-5 2-5 1-6 1-5 1-6 1-6 1-6v-7l1-7v-7-8z">
          <text:p/>
        </draw:path>
        <draw:polygon draw:style-name="gr8" draw:text-style-name="P8" draw:layer="layout" svg:width="0.055cm" svg:height="0.46cm" svg:x="19.233cm" svg:y="1.405cm" svg:viewBox="0 0 56 461" draw:points="0,461 0,0 56,0 56,461">
          <text:p/>
        </draw:polygon>
        <draw:path draw:style-name="gr8" draw:text-style-name="P8" draw:layer="layout" svg:width="0.326cm" svg:height="0.348cm" svg:x="19.358cm" svg:y="1.523cm" svg:viewBox="0 0 327 349" svg:d="M101 349h-10l-9-1-9-1-8-2-8-3-7-3-7-3-7-4-5-5-6-4-5-6-4-6-4-6-3-7-3-7-2-8-2-8-1-8-1-9v-9-6-7l1-6 1-5 1-6 1-5 2-5 2-5 2-5 2-4 3-4 2-4 3-4 3-4 4-3 3-3 4-4 3-2 4-3 4-2 4-3 4-2 5-2 4-2 5-2 4-1 5-2 5-1 5-1 6-1 5-1 5-1 5-1h5l6-1 5-1h5 6 5l5-1 76-1v-18-4-4-4l-1-4v-3l-1-4v-3l-1-3-1-3-1-3v-3l-1-3-1-3-2-2-1-3-1-2-2-2-2-2-1-2-2-2-2-2-2-1-2-2-2-1-2-2-2-1-3-1-2-1-3-1-3-1-2-1-3-1h-3l-3-1h-3-3l-3-1h-4-3-4-3-3-4-2-4l-2 1h-3-3l-2 1h-3l-3 1h-2l-3 1h-2l-2 1-3 1-2 1-2 1-2 1-2 1-2 2-1 1-2 2-2 1-2 1-1 2-2 2-1 2-1 2-1 2-1 2-2 2-1 3v2l-1 3-1 2-1 3v3l-1 3v3l-58-5v-4l1-4 1-4 1-4 1-3 1-4 2-3 1-4 2-3 1-4 2-3 2-3 2-3 2-3 3-3 2-4 3-3 3-3 3-2 3-2 3-3 4-2 3-2 4-2 4-2 4-2 4-2 5-1 4-2 5-1 5-1 5-1 5-1 6-1 6-1 5-1h7 6l6-1h7l12 1h12l11 2 11 2 9 3 10 3 8 4 8 4 8 5 6 5 6 6 6 8 5 7 4 8 3 8 3 8 2 9 2 10 1 10v11 145 4 5l1 4v4l1 4 1 4 1 3v3l2 3 1 3 1 3 2 2 2 1 2 2 2 1 3 2h3l3 1h3 4 2 1 1 1 1 1 1 1 1 1 1l1-1h1 1 1 1 1l1-1v35l-2 1h-2-3l-2 1h-2l-2 1h-2-2-2l-2 1h-3-2-2-2l-3 1h-2-2-3-2-2-3-3l-3-1h-3-3l-3-1h-2l-3-1h-2l-2-1-3-1-2-1-2-1-2-1-2-1-1-2-2-1-2-2-1-1-2-2-1-2-2-1-1-2-1-2-1-2-1-2-1-3-1-2-1-2-1-3v-2l-1-3v-3l-1-3-1-3v-3l-1-3v-3-3-3h-2l-2 3-2 3-2 3-2 3-2 3-2 3-2 3-2 2-2 3-2 3-2 3-2 2-2 2-3 3-2 2-3 2-3 2-2 2-3 2-3 2-3 2-3 1-3 2-3 2-3 1-4 1-3 2-3 1-4 1-3 1-4 1-4 1-4 1h-3l-5 1h-4l-4 1h-5-4zM114 307h5 5l5-1h5l5-1 4-1 5-2 4-1 4-1 4-3 4-1 4-2 4-3 3-2 4-2 3-3 3-3 3-3 3-2 3-4 2-2 2-4 3-3 2-3 2-3 2-4 2-3 1-4 2-3 1-4 2-3 1-4 1-3v-4l1-3 1-4v-3l1-4v-3-3-28l-61 2h-4-4-4-4l-4 1h-4-4l-4 1h-4l-3 1h-4l-3 1-4 1-3 1h-4l-3 1-3 2-3 1-3 1-3 2-2 1-3 2-2 2-3 2-2 2-2 2-2 3-2 2-2 3-2 3-1 2-2 4-1 3-1 3-1 4-1 4v4l-1 3v5 4 6l1 4v5l1 5 2 4 1 4 2 4 3 4 2 3 3 3 3 3 3 3 4 2 4 2 4 1 4 2 5 1 5 1h4z">
          <text:p/>
        </draw:path>
        <draw:polygon draw:style-name="gr7" draw:text-style-name="P7" draw:layer="layout" svg:width="4.319cm" svg:height="0.878cm" svg:x="20.449cm" svg:y="1.207cm" svg:viewBox="0 0 4320 879" draw:points="0,879 4320,879 4320,0 0,0">
          <text:p/>
        </draw:polygon>
        <draw:polygon draw:style-name="gr8" draw:text-style-name="P8" draw:layer="layout" svg:width="0.355cm" svg:height="0.437cm" svg:x="21.195cm" svg:y="1.428cm" svg:viewBox="0 0 356 438" draw:points="297,438 297,235 60,235 60,438 0,438 0,0 60,0 60,186 297,186 297,0 356,0 356,438">
          <text:p/>
        </draw:polygon>
        <draw:path draw:style-name="gr8" draw:text-style-name="P8" draw:layer="layout" svg:width="0.298cm" svg:height="0.348cm" svg:x="21.629cm" svg:y="1.523cm" svg:viewBox="0 0 299 349" svg:d="M59 187v5 5 5l1 6v4l1 5v5l1 5 1 4 1 5 1 4 1 4 2 4 1 4 2 4 2 4 1 4 3 3 2 3 2 4 2 3 2 3 3 3 3 2 3 3 3 2 3 3 3 2 3 2 4 2 4 1 3 2 4 1 4 1 4 1 5 1h4l5 1h4 5 7 7l7-1 6-1 6-2 6-1 5-2 5-2 5-3 4-2 5-3 3-3 4-4 4-3 3-4 2-4 3-3 2-5 2-4 2-4 50 14-1 2-1 3-2 3-1 3-1 3-2 3-2 2-1 3-2 3-2 3-3 3-2 2-2 3-2 3-3 2-2 3-3 2-3 3-3 2-3 2-3 3-4 2-3 2-4 2-4 1-4 3-4 1-4 2-5 2-5 1-4 1-5 1-6 1-5 2h-6l-6 1h-6l-6 1h-6-7-14l-14-2-13-2-13-3-11-4-11-5-10-6-10-6-9-8-8-8-8-10-6-10-6-11-5-11-4-13-4-14-2-14-2-16-2-16v-17-9l1-9v-9l1-8 1-8 1-8 2-8 2-7 2-7 2-7 2-6 3-6 3-6 3-6 3-5 3-6 3-5 4-4 4-5 4-4 4-5 5-4 4-3 4-4 5-3 5-3 5-2 5-2 5-3 6-1 5-2 6-2 6-1 5-1 6-1 6-1 6-1h6l6-1h6l8 1h9l7 1h8l7 2 7 1 7 2 6 2 6 2 5 3 6 3 5 3 6 3 5 4 4 3 4 4 5 4 4 5 3 5 4 5 4 5 3 5 4 5 2 5 3 6 2 5 2 6 2 6 2 7 2 6 1 7 1 7 1 6 1 7 1 7 1 7v7l1 7v8 8 7zM240 144l-1-10-1-10-2-9-2-9-3-8-3-7-3-7-3-6-4-6-5-5-4-5-5-4-6-4-6-3-6-3-6-2-7-1-8-2h-8l-8-1h-3l-2 1h-3-3-3l-3 1-3 1h-3l-3 1-3 1-3 1-3 1-3 1-3 2-3 1-3 2-3 2-2 2-3 2-3 2-2 2-3 3-2 3-2 2-3 4-2 3-2 3-2 4-2 3-1 4-2 4-2 4-1 5-1 5-2 5-1 4v6l-1 5v6l-1 6z">
          <text:p/>
        </draw:path>
        <draw:polygon draw:style-name="gr8" draw:text-style-name="P8" draw:layer="layout" svg:width="0.446cm" svg:height="0.342cm" svg:x="21.997cm" svg:y="1.523cm" svg:viewBox="0 0 447 343" draw:points="197,343 197,130 197,125 197,121 197,116 197,112 197,108 196,104 196,100 195,96 195,93 194,89 194,86 193,83 192,80 191,77 190,75 189,72 188,70 187,67 185,65 184,63 182,61 181,59 179,57 177,56 176,54 173,53 171,52 169,51 167,49 165,49 163,48 160,47 157,46 154,46 152,45 149,45 146,45 143,45 139,44 136,44 133,45 129,45 126,45 122,46 119,46 116,47 113,48 110,49 107,50 104,52 101,53 99,54 96,56 93,58 91,60 88,62 86,64 84,66 82,69 80,72 78,74 76,77 74,80 72,83 71,86 69,90 68,93 67,97 65,100 64,104 63,108 62,112 61,116 61,120 60,125 60,129 59,134 59,139 59,144 59,149 59,343 2,343 2,79 2,77 2,75 2,73 2,70 2,68 2,66 2,64 2,61 2,59 2,57 2,55 2,52 2,50 2,48 2,46 2,43 2,41 2,39 2,37 2,35 2,33 1,31 1,29 1,27 1,25 1,23 1,22 1,20 1,18 1,17 1,16 1,14 1,13 1,11 1,10 1,9 1,8 1,7 0,6 54,6 54,7 54,8 54,9 55,9 55,10 55,11 55,13 55,15 55,16 55,17 55,18 55,20 55,22 55,23 55,25 55,27 55,28 55,30 55,31 56,33 56,35 56,37 56,39 56,40 56,42 56,44 56,46 56,48 56,49 56,51 56,53 56,55 56,56 57,58 57,59 57,61 57,62 57,64 57,65 59,62 61,59 62,56 64,54 65,51 67,48 69,46 70,43 72,41 74,39 75,36 77,34 79,32 81,30 83,28 85,25 87,24 90,22 92,20 94,18 96,17 99,15 101,14 104,11 106,10 109,9 112,8 115,7 117,6 121,5 124,4 127,3 130,3 133,2 137,1 140,1 144,1 148,1 152,0 155,0 163,1 170,1 177,2 183,3 190,4 195,6 201,8 206,10 211,13 216,16 220,19 224,23 228,27 231,31 234,36 238,41 240,46 243,52 245,58 247,65 248,65 249,62 251,59 252,56 254,54 256,51 257,48 259,46 261,43 262,41 264,39 266,36 268,34 270,32 272,30 274,28 276,25 279,24 281,22 284,20 286,18 288,17 291,15 294,14 297,11 299,10 302,9 305,8 308,7 311,6 314,5 317,4 320,3 324,3 327,2 330,1 334,1 338,1 341,1 345,0 349,0 354,0 359,1 364,1 369,1 373,2 377,3 381,4 385,5 389,6 393,7 397,9 400,10 403,13 407,15 410,17 413,19 416,21 418,24 421,26 424,29 426,32 428,35 430,39 432,42 434,46 435,49 437,53 438,57 439,61 441,66 442,71 443,75 444,80 444,85 445,90 445,96 446,102 446,107 446,113 447,119 447,343 391,343 391,130 391,125 391,121 391,116 391,112 390,108 390,104 390,100 389,96 389,93 388,89 387,86 387,83 386,80 385,77 384,75 383,72 382,70 380,67 379,65 377,63 376,61 375,59 373,57 371,56 369,54 367,53 365,52 363,51 361,49 359,49 356,48 354,47 351,46 348,46 346,45 342,45 340,45 336,45 333,44 330,44 326,45 323,45 320,45 316,45 313,46 310,47 307,48 304,49 301,50 298,51 295,53 292,54 290,55 287,57 285,59 282,61 280,64 278,66 275,68 273,71 272,73 269,76 268,79 266,82 264,85 263,89 262,92 260,96 259,99 258,103 257,107 256,111 255,115 255,120 254,124 254,129 253,133 253,138 252,143 252,149 252,343">
          <text:p/>
        </draw:polygon>
        <draw:path draw:style-name="gr8" draw:text-style-name="P8" draw:layer="layout" svg:width="0.056cm" svg:height="0.46cm" svg:x="22.527cm" svg:y="1.405cm" svg:viewBox="0 0 57 461" svg:d="M0 53v-53h57v53zM0 461v-337h57v337z">
          <text:p/>
        </draw:path>
        <draw:path draw:style-name="gr8" draw:text-style-name="P8" draw:layer="layout" svg:width="0.286cm" svg:height="0.473cm" svg:x="22.666cm" svg:y="1.524cm" svg:viewBox="0 0 287 474" svg:d="M287 173v7 7l-1 8v7l-1 7-1 7v7l-1 7-1 7-1 6-2 6-1 7-3 6-2 5-2 6-2 5-2 6-3 5-2 5-3 5-3 4-3 4-4 5-3 4-4 3-4 4-4 3-4 3-5 3-4 3-5 2-5 3-6 2-5 1-6 2-6 1-6 1-6 1h-7-7-7-7l-6-1-7-1-6-1-6-2-6-2-6-1-6-3-6-2-5-4-5-3-5-3-4-4-4-4-4-5-4-5-4-6-3-5-3-6h-1v1 1 1 1 1 1 2 1 1 1 1 2 1 1 2 1 2 1 2l1 2v1 2 2 2 1 2 2 2 2 2 1 2 2 2 1 132h-56v-400-3-2-2-3-2-2-3-2-2-2-2-3-2-2-2-2-2-2-2-1l-1-2v-2-2-2-1-2-1-2-1-1-1-2-1-1-1-1-1h-1v-1-1h54v1l1 1v1 1 1 1 1 1 1 1 2 1l1 2v1 1 2 2 1 2 1 2 2 1 2l1 2v1 2 2 2 1 2 2 2 2 1 2 1h1l2-3 2-3 1-3 2-3 2-3 2-2 1-3 2-2 2-3 2-2 2-2 2-2 2-2 2-3 3-1 2-2 3-2 2-2 2-1 3-1 2-2 3-1 3-2 3-1 2-1 3-1 3-1 3-1h3l3-1 3-1h4l3-1h3l4-1h3 4 4 4 3 7 7l6 1 6 1 6 1 6 1 5 1 6 3 5 2 5 2 4 3 5 2 4 3 4 3 4 4 4 4 3 3 4 4 3 5 3 4 3 4 2 5 3 5 2 5 2 6 2 5 2 6 3 6 1 6 2 6 1 6 1 7 1 7v7l1 8 1 7v7l1 7v8zM227 174v-6-6-6-6l-1-6v-5l-1-5v-6l-1-5-1-5v-5l-1-5-1-4-1-5-2-4-1-4-2-4-1-3-2-4-2-3-1-3-2-4-3-3-2-2-2-3-3-3-2-2-3-2-3-2-3-2-3-1-3-2-3-1-4-1-4-1-4-1-4-1h-4-4-5-4-3-4l-3 1h-4l-4 1h-3l-3 1-4 1-3 1-3 1-3 1-3 2-3 1-3 3-3 2-3 2-3 2-2 3-3 3-2 3-2 3-3 4-2 4-1 4-3 4-1 4-2 5-1 5-2 5-1 6-1 5-1 7-1 6-1 7-1 7-1 7v8 8 8 7 7 7l1 6v6l1 6 1 6 1 5 1 6 1 5 1 5 2 4 1 4 1 5 2 4 2 4 2 3 2 4 1 3 3 3 2 3 3 3 2 3 3 2 3 3 2 2 3 1 3 2 4 2 3 1 3 1 4 2 3 1 4 1h4l4 1h4l4 1h4 5 4l4-1h5l4-1h4l3-1 4-2 3-1 4-1 3-2 3-2 3-2 3-2 2-3 3-2 2-3 2-3 3-3 2-3 1-3 2-4 2-3 1-4 2-4 1-4 2-4 1-5 1-4 1-5v-5l1-5 1-5v-5l1-6v-5l1-6v-6-6-6z">
          <text:p/>
        </draw:path>
        <draw:polygon draw:style-name="gr8" draw:text-style-name="P8" draw:layer="layout" svg:width="0.162cm" svg:height="0.416cm" svg:x="22.988cm" svg:y="1.454cm" svg:viewBox="0 0 163 417" draw:points="163,409 161,409 158,410 155,410 153,411 150,411 148,412 145,412 142,413 140,413 137,415 135,415 132,416 129,416 126,416 123,416 120,417 117,417 113,417 110,417 107,417 93,416 82,413 72,409 63,404 56,397 50,388 45,379 42,367 39,354 39,340 39,116 0,116 0,75 41,75 57,0 95,0 95,75 158,75 158,116 95,116 95,328 95,332 95,337 95,341 96,345 98,349 98,352 99,355 101,357 102,360 103,362 105,364 107,365 109,367 112,368 114,369 117,370 120,371 124,371 127,371 131,371 132,371 134,371 136,371 137,371 139,371 140,371 142,371 143,371 145,370 147,370 148,370 150,370 151,369 153,369 154,369 156,369 158,368 160,368 161,368 163,367">
          <text:p/>
        </draw:polygon>
        <draw:path draw:style-name="gr8" draw:text-style-name="P8" draw:layer="layout" svg:width="0.298cm" svg:height="0.348cm" svg:x="23.182cm" svg:y="1.523cm" svg:viewBox="0 0 299 349" svg:d="M59 187v5 5 5 6l1 4v5l1 5 1 5 1 4 1 5 1 4 1 4 2 4 1 4 2 4 1 4 2 4 2 3 2 3 2 4 3 3 2 3 3 3 3 2 2 3 4 2 2 3 4 2 3 2 4 2 3 1 4 2 4 1 4 1 4 1 5 1h5l4 1h5 5 7 7l6-1 7-1 6-2 5-1 6-2 5-2 5-3 4-2 4-3 4-3 4-4 3-3 4-4 2-4 3-3 2-5 2-4 2-4 49 14-1 2-2 3-1 3-1 3-1 3-2 3-2 2-1 3-2 3-2 3-2 3-2 2-2 3-2 3-3 2-3 3-2 2-3 3-3 2-3 2-4 3-3 2-3 2-4 2-4 1-4 3-4 1-5 2-4 2-5 1-5 1-5 1-5 1-5 2h-6l-6 1h-6l-6 1h-6-7-14l-15-2-13-2-13-3-12-4-11-5-10-6-9-6-9-8-8-8-8-10-6-10-6-11-5-11-5-13-3-14-3-14-2-16-1-16v-17-9-9l1-9 1-8 1-8 1-8 2-8 1-7 2-7 3-7 2-6 3-6 2-6 4-6 3-5 3-6 3-5 4-4 4-5 4-4 4-5 5-4 4-3 4-4 5-3 5-3 5-2 5-2 5-3 6-1 5-2 6-2 5-1 6-1 6-1 6-1 6-1h7l6-1h6l8 1h8l8 1h7l8 2 6 1 7 2 6 2 6 2 6 3 6 3 5 3 5 3 5 4 5 3 4 4 5 4 4 5 3 5 4 5 3 5 3 5 3 5 3 5 3 6 2 5 2 6 2 6 2 7 1 6 2 7 1 7 1 6 1 7 1 7 1 7v7l1 7v8 8 7zM241 144l-1-10-1-10-2-9-3-9-2-8-3-7-3-7-4-6-3-6-5-5-5-5-5-4-5-4-6-3-6-3-6-2-8-1-7-2h-8l-8-1h-3l-2 1h-4-2-3l-4 1-3 1h-3l-3 1-3 1-4 1-2 1-3 1-3 2-3 1-3 2-3 2-2 2-3 2-3 2-2 2-3 3-2 3-3 2-2 4-2 3-2 3-2 4-2 3-2 4-1 4-2 4-2 5-1 5-1 5-1 4v6l-1 5v6l-1 6z">
          <text:p/>
        </draw:path>
        <draw:polygon draw:style-name="gr8" draw:text-style-name="P8" draw:layer="layout" svg:width="0.159cm" svg:height="0.342cm" svg:x="23.55cm" svg:y="1.523cm" svg:viewBox="0 0 160 343" draw:points="2,343 2,85 2,83 2,81 2,79 2,77 2,75 2,73 2,71 2,69 2,66 2,64 2,62 2,60 2,58 2,55 2,53 2,51 2,49 2,47 2,45 1,43 1,41 1,39 1,37 1,35 1,33 1,31 1,29 1,27 1,25 1,23 1,22 1,20 1,18 1,17 1,15 1,13 0,11 0,9 0,8 0,6 53,6 53,8 53,9 53,11 53,13 53,15 53,17 54,18 54,20 54,22 54,24 54,25 54,28 54,29 54,31 54,33 54,35 54,37 54,39 55,41 55,42 55,44 55,46 55,48 55,50 55,52 55,54 55,55 55,58 55,59 55,61 55,63 55,64 55,66 55,67 55,69 55,71 55,72 55,73 55,75 55,76 57,76 58,72 59,69 60,65 61,61 63,58 64,55 65,52 67,48 68,46 69,43 70,40 73,37 74,35 76,32 77,30 79,28 81,25 82,23 84,21 86,19 88,18 89,16 92,14 94,13 96,10 98,9 100,8 102,7 105,6 107,5 110,4 112,3 115,3 118,2 121,1 124,1 127,1 130,1 134,0 137,0 139,0 140,0 141,0 143,1 144,1 145,1 147,1 148,1 149,1 150,2 152,2 153,2 154,2 155,2 156,2 157,3 158,3 159,3 160,3 160,55 159,55 158,55 156,55 155,54 154,54 153,54 151,54 150,54 148,53 147,53 146,53 144,53 142,53 141,53 139,53 137,53 136,52 134,52 132,52 130,52 126,52 123,53 119,53 116,54 112,54 109,55 106,57 103,58 100,59 97,61 95,63 92,65 90,67 87,69 85,71 83,74 81,77 79,79 77,82 75,85 74,88 72,91 70,95 68,99 67,102 66,106 65,109 64,113 63,118 62,122 61,126 61,130 60,135 59,139 59,144 58,149 58,153 58,158 58,163 58,168 58,343">
          <text:p/>
        </draw:polygon>
        <draw:path draw:style-name="gr8" draw:text-style-name="P8" draw:layer="layout" svg:width="0.327cm" svg:height="0.348cm" svg:x="23.746cm" svg:y="1.523cm" svg:viewBox="0 0 328 349" svg:d="M102 349h-10l-9-1-9-1-9-2-7-3-8-3-7-3-6-4-6-5-5-4-5-6-4-6-4-6-3-7-3-7-2-8-2-8-2-8v-9l-1-9 1-6v-7-6l2-5 1-6 1-5 1-5 2-5 3-5 2-4 3-4 2-4 3-4 3-4 4-3 3-3 3-4 4-2 4-3 4-2 4-3 4-2 5-2 4-2 5-2 4-1 5-2 5-1 5-1 5-1 5-1 6-1 5-1h5l6-1 5-1h5 5 6l5-1 77-1v-18-4-4l-1-4v-4l-1-3v-4l-1-3v-3l-1-3-1-3-1-3v-3l-3-3-1-2-1-3-2-2-1-2-2-2-1-2-2-2-2-2-2-1-2-2-2-1-2-2-2-1-3-1-2-1-3-1-3-1-3-1-2-1h-3l-3-1h-3-3l-4-1h-3-4-3-4-3-3-3-3l-2 1h-3-3l-3 1h-2l-3 1h-3l-2 1h-2l-3 1-2 1-2 1-2 1-2 1-2 1-2 2-2 1-2 2-1 1-2 1-1 2-2 2-1 2-1 2-1 2-2 2-1 2-1 3-1 2v3l-1 2-1 3-1 3v3 3l-59-5 1-4 1-4 1-4 1-4 1-3 1-4 1-3 2-4 1-3 2-4 2-3 2-3 2-3 2-3 2-3 3-4 3-3 3-3 2-2 4-2 3-3 3-2 4-2 4-2 4-2 4-2 4-2 4-1 5-2 5-1 5-1 5-1 5-1 6-1 5-1 6-1h6 7l6-1h7l12 1h12l11 2 10 2 10 3 11 3 8 4 8 4 8 5 6 5 6 6 6 8 4 7 5 8 3 8 3 8 2 9 2 10 1 10v11 145 4 5l1 4v4l1 4v4l1 3 1 3 1 3 2 3 1 3 1 2 3 1 2 2 2 1 3 2h2l4 1h3 3 1 1 1 1 1 1 1 1 1 1 1 1v-1h1 1 1 1 1 1l1-1v35l-2 1h-3-2l-2 1h-2l-2 1h-2-2-2l-2 1h-3-2-2-2l-2 1h-2-3-2-2-2-4-3l-3-1h-2-3l-3-1h-2l-3-1h-2l-3-1-2-1-2-1-2-1-2-1-2-1-2-2-1-1-2-2-1-1-2-2-1-2-2-1-1-2-1-2-1-2-1-2-1-3-1-2-1-2-1-3v-2l-1-3-1-3v-3l-1-3v-3l-1-3v-3-3-3h-2l-2 3-2 3-2 3-3 3-2 3-2 3-2 3-2 2-2 3-2 3-2 3-2 2-3 2-2 3-3 2-2 2-3 2-3 2-2 2-3 2-3 2-3 1-3 2-3 2-3 1-4 1-3 2-3 1-4 1-4 1-3 1-4 1-4 1h-4l-4 1h-4l-5 1h-4-4zM115 307h5 5l5-1h5l4-1 5-1 5-2 4-1 4-1 4-3 4-1 4-2 4-3 3-2 4-2 3-3 3-3 3-3 3-2 2-4 3-2 2-4 2-3 3-3 2-3 2-4 2-3 1-4 2-3 1-4 2-3 1-4 1-3 1-4 1-3v-4l1-3 1-4v-3-3-28l-63 2h-3-5-4-3l-5 1h-4-3l-4 1h-4l-4 1h-3l-4 1-3 1-3 1h-4l-3 1-3 2-3 1-3 1-3 2-3 1-2 2-3 2-2 2-2 2-3 2-2 3-1 2-2 3-2 3-2 2-1 4-1 3-1 3-1 4-1 4v4l-1 3v5 4 6 4l1 5 1 5 1 4 2 4 2 4 2 4 3 3 2 3 4 3 3 3 4 2 3 2 4 1 5 2 4 1 5 1h5z">
          <text:p/>
        </draw:path>
        <draw:polygon draw:style-name="gr7" draw:text-style-name="P7" draw:layer="layout" svg:width="4.319cm" svg:height="0.878cm" svg:x="24.961cm" svg:y="1.207cm" svg:viewBox="0 0 4320 879" draw:points="0,879 4320,879 4320,0 0,0">
          <text:p/>
        </draw:polygon>
        <draw:polygon draw:style-name="gr8" draw:text-style-name="P8" draw:layer="layout" svg:width="0.354cm" svg:height="0.437cm" svg:x="25.267cm" svg:y="1.428cm" svg:viewBox="0 0 355 438" draw:points="296,438 296,235 60,235 60,438 0,438 0,0 60,0 60,186 296,186 296,0 355,0 355,438">
          <text:p/>
        </draw:polygon>
        <draw:polygon draw:style-name="gr8" draw:text-style-name="P8" draw:layer="layout" svg:width="0.314cm" svg:height="0.468cm" svg:x="25.675cm" svg:y="1.529cm" svg:viewBox="0 0 315 469" draw:points="186,337 183,343 181,349 179,355 176,360 174,366 171,371 169,377 166,381 164,387 161,391 159,396 156,401 154,405 151,410 149,414 146,418 143,422 140,426 137,429 134,433 131,436 128,440 125,443 121,446 118,448 115,451 111,453 108,456 104,458 100,459 96,461 92,463 89,464 84,465 80,466 76,467 71,468 67,468 62,469 58,469 55,469 53,469 51,469 49,469 47,469 45,469 43,468 42,468 40,468 38,468 36,468 34,468 32,468 31,467 29,467 27,467 25,466 23,466 21,466 19,465 19,423 20,423 22,424 23,424 24,424 25,424 26,424 28,424 29,424 31,424 32,424 34,425 35,425 37,425 38,425 39,425 41,425 42,425 43,425 44,425 45,425 50,425 55,424 59,424 64,422 69,421 73,419 78,416 82,414 86,410 91,407 95,403 99,399 103,394 107,389 110,383 114,377 117,371 121,364 124,356 127,349 133,335 0,0 59,0 130,187 131,188 131,190 132,192 133,194 133,197 134,199 135,201 136,204 137,206 138,209 139,212 140,215 141,217 141,220 143,223 144,226 145,229 145,232 146,234 147,237 148,240 149,242 150,245 151,248 152,250 153,253 154,255 155,258 155,260 156,262 157,264 157,266 158,268 158,270 159,271 159,272 160,274 160,275 160,276 161,276 161,275 161,273 162,272 162,271 162,270 163,268 163,266 164,265 165,263 165,261 166,259 167,257 168,254 169,252 169,250 170,247 171,245 172,242 173,240 174,238 175,235 176,233 176,230 177,228 179,225 179,223 180,220 181,218 182,215 183,212 184,210 185,208 186,205 186,203 187,201 188,199 188,197 189,195 190,193 256,0 315,0">
          <text:p/>
        </draw:polygon>
        <draw:polygon draw:style-name="gr8" draw:text-style-name="P8" draw:layer="layout" svg:width="0.445cm" svg:height="0.342cm" svg:x="26.033cm" svg:y="1.523cm" svg:viewBox="0 0 446 343" draw:points="196,343 196,130 196,125 196,121 196,116 195,112 195,108 195,104 194,100 194,96 193,93 193,89 192,86 191,83 191,80 190,77 188,75 187,72 186,70 185,67 184,65 182,63 181,61 179,59 178,57 176,56 174,54 172,53 170,52 168,51 166,49 163,49 161,48 158,47 156,46 153,46 150,45 147,45 144,45 141,45 138,44 134,44 131,45 127,45 124,45 121,46 118,46 114,47 111,48 108,49 105,50 102,52 100,53 97,54 94,56 92,58 89,60 87,62 84,64 82,66 80,69 78,72 76,74 74,77 72,80 71,83 69,86 68,90 66,93 65,97 64,100 63,104 61,108 61,112 60,116 59,120 59,125 58,129 58,134 58,139 57,144 57,149 57,343 2,343 2,79 2,77 2,75 2,73 2,70 2,68 2,66 2,64 2,61 2,59 2,57 2,55 2,52 2,50 2,48 2,46 1,43 1,41 1,39 1,37 1,35 1,33 1,31 1,29 1,27 1,25 1,23 1,22 1,20 0,18 0,17 0,16 0,14 0,13 0,11 0,10 0,9 0,8 0,7 0,6 53,6 53,7 53,8 53,9 53,10 53,11 53,13 53,15 53,16 53,17 53,18 53,20 53,22 53,23 54,25 54,27 54,28 54,30 54,31 54,33 54,35 54,37 54,39 54,40 54,42 54,44 55,46 55,48 55,49 55,51 55,53 55,55 55,56 55,58 55,59 55,61 55,62 55,64 55,65 56,65 58,62 59,59 60,56 62,54 64,51 65,48 67,46 69,43 70,41 72,39 74,36 76,34 78,32 79,30 82,28 84,25 86,24 88,22 90,20 92,18 95,17 97,15 100,14 102,11 105,10 108,9 110,8 113,7 116,6 119,5 122,4 125,3 129,3 132,2 135,1 139,1 143,1 146,1 150,0 154,0 161,1 169,1 175,2 182,3 188,4 194,6 199,8 205,10 210,13 214,16 218,19 222,23 226,27 230,31 233,36 236,41 239,46 241,52 243,58 245,65 246,65 248,62 249,59 251,56 252,54 254,51 256,48 257,46 259,43 261,41 263,39 265,36 267,34 269,32 271,30 273,28 275,25 277,24 280,22 282,20 284,18 287,17 290,15 292,14 295,11 298,10 301,9 303,8 306,7 309,6 312,5 315,4 319,3 322,3 325,2 329,1 332,1 336,1 340,1 344,0 348,0 353,0 358,1 362,1 367,1 372,2 376,3 380,4 384,5 388,6 391,7 395,9 399,10 402,13 405,15 408,17 411,19 414,21 417,24 420,26 422,29 424,32 426,35 428,39 430,42 432,46 434,49 435,53 437,57 438,61 439,66 440,71 441,75 442,80 443,85 444,90 444,96 444,102 446,107 446,113 446,119 446,343 390,343 390,130 390,125 390,121 389,116 389,112 389,108 388,104 388,100 388,96 387,93 386,89 386,86 385,83 384,80 383,77 383,75 381,72 380,70 379,67 378,65 376,63 374,61 373,59 371,57 369,56 368,54 366,53 364,52 362,51 359,49 357,49 355,48 352,47 350,46 347,46 344,45 341,45 338,45 335,45 332,44 328,44 325,45 321,45 318,45 315,45 311,46 308,47 305,48 302,49 299,50 296,51 294,53 291,54 288,55 285,57 283,59 281,61 278,64 276,66 274,68 272,71 270,73 268,76 266,79 265,82 263,85 261,89 260,92 259,96 258,99 256,103 255,107 254,111 254,115 253,120 252,124 252,129 252,133 251,138 251,143 251,149 251,343">
          <text:p/>
        </draw:polygon>
        <draw:path draw:style-name="gr8" draw:text-style-name="P8" draw:layer="layout" svg:width="0.297cm" svg:height="0.348cm" svg:x="26.547cm" svg:y="1.523cm" svg:viewBox="0 0 298 349" svg:d="M59 187v5 5l1 5v6l1 4v5l1 5v5l2 4 1 5 1 4 1 4 1 4 2 4 2 4 1 4 2 4 2 3 2 3 2 4 3 3 2 3 3 3 2 2 3 3 3 2 3 3 4 2 3 2 3 2 4 1 4 2 4 1 4 1 4 1 4 1h5l4 1h5 5 7 7l6-1 7-1 6-2 5-1 6-2 4-2 5-3 5-2 4-3 4-3 4-4 3-3 3-4 3-4 3-3 2-5 2-4 2-4 49 14-1 2-2 3-1 3-1 3-2 3-1 3-2 2-2 3-1 3-2 3-2 3-2 2-3 3-2 3-2 2-3 3-2 2-3 3-3 2-3 2-4 3-3 2-3 2-4 2-4 1-4 3-4 1-5 2-4 2-5 1-5 1-5 1-5 1-6 2h-5l-6 1h-6l-6 1h-7-6-15l-13-2-13-2-13-3-12-4-11-5-10-6-10-6-8-8-8-8-9-10-7-10-5-11-6-11-4-13-3-14-3-14-2-16-1-16v-17-9-9l1-9v-8l2-8 1-8 1-8 2-7 2-7 2-7 3-6 2-6 3-6 3-6 3-5 4-6 3-5 5-4 4-5 4-4 4-5 4-4 5-3 4-4 5-3 5-3 5-2 5-2 5-3 5-1 6-2 5-2 6-1 6-1 6-1 6-1 5-1h6l7-1h6l8 1h8l8 1h7l7 2 7 1 7 2 6 2 6 2 6 3 6 3 5 3 5 3 5 4 5 3 4 4 4 4 4 5 4 5 4 5 3 5 3 5 3 5 3 5 3 6 2 5 2 6 2 6 2 7 1 6 1 7 2 7 1 6 1 7 1 7v7l1 7v7 8 8 7zM241 144l-1-10-1-10-3-9-2-9-2-8-3-7-3-7-4-6-4-6-4-5-5-5-5-4-5-4-6-3-6-3-7-2-7-1-7-2h-8l-8-1h-3l-3 1h-3-3-3l-3 1-3 1h-3l-2 1-4 1-3 1-3 1-2 1-3 2-3 1-3 2-3 2-3 2-2 2-3 2-2 2-3 3-2 3-3 2-2 4-2 3-2 3-2 4-2 3-2 4-2 4-1 4-2 5-1 5-1 5-1 4-1 6v5l-1 6v6z">
          <text:p/>
        </draw:path>
        <draw:polygon draw:style-name="gr8" draw:text-style-name="P8" draw:layer="layout" svg:width="0.27cm" svg:height="0.342cm" svg:x="26.915cm" svg:y="1.523cm" svg:viewBox="0 0 271 343" draw:points="214,343 214,130 214,125 214,121 214,116 214,112 214,108 213,104 213,100 212,96 212,93 211,89 210,86 210,83 208,80 207,77 206,75 205,72 204,70 202,67 201,65 199,63 198,61 196,59 194,57 192,56 190,54 188,53 186,52 183,51 181,49 178,49 175,48 172,47 170,46 166,46 163,45 160,45 157,45 153,45 149,44 145,44 141,45 138,45 134,45 130,46 127,46 123,47 119,48 115,49 112,50 109,52 106,53 102,54 100,56 97,58 94,60 91,62 89,64 86,66 84,69 81,72 79,74 77,77 75,80 73,83 71,86 70,90 68,93 67,97 65,100 64,104 63,108 62,112 61,116 60,120 59,125 59,129 58,134 58,139 58,144 58,149 58,343 2,343 2,79 2,77 2,75 2,73 2,70 2,68 2,66 2,64 2,61 1,59 1,57 1,55 1,52 1,50 1,48 1,46 1,43 1,41 1,39 1,37 1,35 1,33 1,31 1,29 1,27 1,25 1,23 1,22 1,20 1,18 1,17 0,16 0,14 0,13 0,11 0,10 0,9 0,8 0,7 0,6 53,6 53,7 53,8 53,9 53,10 53,11 53,13 53,15 53,16 53,17 53,18 54,20 54,22 54,23 54,25 54,27 54,28 54,30 54,31 54,33 54,35 54,37 54,39 54,40 55,42 55,44 55,46 55,48 55,49 55,51 55,53 55,55 55,56 55,58 55,59 55,61 55,62 55,64 55,65 56,65 58,62 59,59 61,56 63,54 65,51 66,48 68,46 70,43 72,41 74,39 76,36 78,34 80,32 82,30 84,28 86,25 89,24 91,22 94,20 96,18 99,17 101,15 104,14 107,11 110,10 113,9 116,8 119,7 123,6 126,5 129,4 133,3 137,3 140,2 144,1 148,1 152,1 156,1 160,0 164,0 170,0 175,1 181,1 186,1 190,2 195,3 200,4 204,5 208,6 212,7 217,9 220,10 224,13 228,15 231,17 234,19 237,21 240,24 243,26 246,29 248,32 250,35 253,39 255,42 257,46 259,49 260,53 262,57 263,61 265,66 266,71 267,75 268,80 268,85 269,90 270,96 270,102 271,107 271,113 271,119 271,343">
          <text:p/>
        </draw:polygon>
        <draw:path draw:style-name="gr8" draw:text-style-name="P8" draw:layer="layout" svg:width="0.3cm" svg:height="0.348cm" svg:x="27.253cm" svg:y="1.523cm" svg:viewBox="0 0 301 349" svg:d="M301 175l-1 17-1 16-2 16-3 14-3 14-5 12-5 12-5 11-7 10-7 9-8 8-9 7-10 7-10 5-11 5-12 4-12 3-13 2-13 2h-15-7-7l-6-1h-7l-6-1-6-2-7-1-6-2-6-1-6-3-5-2-5-2-5-3-5-3-5-3-5-3-4-4-4-4-4-3-4-5-4-4-4-5-3-5-3-5-3-5-3-6-2-5-3-6-2-7-2-6-2-7-2-6-1-8-2-7-1-8-1-7v-9l-1-8v-8-9l1-33 5-30 7-26 11-22 13-19 17-17 19-12 23-9 26-5 29-2h8l7 1h8l7 1 6 1 7 1 6 1 7 2 6 2 5 2 6 2 5 3 6 2 4 3 5 3 5 4 4 4 4 3 4 5 4 5 3 4 4 5 3 5 3 5 3 5 2 6 3 5 2 6 2 7 2 6 1 7 2 6 1 7 1 8 1 7 1 8 1 8v8l1 8zM242 175v-8-7l-1-8v-6l-1-7-1-6v-6l-1-6-1-6-1-4-1-6-2-4-1-5-2-4-2-4-2-5-1-3-2-4-3-3-2-3-3-3-2-3-2-3-3-2-3-2-3-2-3-2-3-2-3-1-3-1-3-2-4-1h-3l-4-1-4-1-4-1h-4-4l-4-1h-4-4l-4 1h-4-5l-3 1-4 1-4 1-4 1-3 1-4 1-3 1-5 2-3 1-3 2-3 3-3 2-2 2-3 3-3 3-2 3-2 3-3 3-2 4-2 3-2 4-1 5-2 4-2 5-1 4-1 5-2 6-1 5-1 6-1 6v6l-1 6v7 7l-1 7v8 7l1 8v7 7l1 7 1 6 1 6 1 6 1 5 1 6 1 5 2 5 1 4 2 4 2 5 2 3 2 4 2 4 2 3 3 3 2 3 3 3 2 3 3 2 3 2 2 2 4 2 2 2 5 1 3 2 3 1 4 1 3 1 4 1h3l4 1h3l4 1h4 3 5 4l4-1h4l4-1h4l4-1 3-1 4-1 3-1 4-1 3-2 3-2 3-1 3-2 3-3 3-2 3-3 2-3 3-2 2-4 2-3 3-3 2-4 1-4 2-4 2-5 1-4 2-5 1-5 2-6 1-5 1-6v-6l1-6 1-7v-7l1-7v-8z">
          <text:p/>
        </draw:path>
        <draw:path draw:style-name="gr8" draw:text-style-name="P8" draw:layer="layout" svg:width="0.286cm" svg:height="0.473cm" svg:x="27.62cm" svg:y="1.524cm" svg:viewBox="0 0 287 474" svg:d="M287 173v7l-1 7v8 7l-1 7v7l-2 7v7l-1 7-2 6-1 6-2 7-1 6-2 5-2 6-2 5-2 6-3 5-2 5-3 5-3 4-4 4-3 5-3 4-4 3-4 4-4 3-4 3-5 3-5 3-4 2-6 3-5 2-5 1-6 2-6 1-6 1-6 1h-7-8-7-7l-7-1-6-1-6-1-7-2-6-2-6-1-5-3-6-2-5-4-5-3-5-3-4-4-5-4-4-5-3-5-4-6-3-5-3-6h-2 1v1 1 1 1 1 1 2 1 1 1 1 2 1 1 2 1 2 1 2 2 1 2 2 2 1 2 2l1 2v2 2 1 2 2 2 1 132h-56v-400-3-2-2-3-2-2-3-2-2-2-2-3-2-2-2-2l-1-2v-2-2-1-2-2-2-2-1-2-1-2-1-1-1-2-1-1l-1-1v-1-1-1-1h54v1 1 1h1v1 1 1 1 1 1 1 2 1 2 1 1l1 2v2 1 2 1 2 2 1 2 2 1 2l1 2v2 1 2 2 2 2 1 2 1h1l2-3 2-3 1-3 2-3 2-3 1-2 2-3 2-2 2-3 2-2 2-2 2-2 2-2 3-3 2-1 2-2 2-2 3-2 2-1 3-1 2-2 3-1 2-2 3-1 3-1 3-1 3-1 3-1h3l3-1 3-1h3l4-1h3l3-1h4 4 3 4 4 8 7l6 1 6 1 6 1 6 1 5 1 5 3 6 2 4 2 5 3 5 2 4 3 4 3 4 4 4 4 3 3 3 4 4 5 3 4 3 4 2 5 3 5 2 5 2 6 2 5 2 6 1 6 2 6 1 6 2 6 1 7v7l2 7v8l1 7v7 7l1 8zM228 174v-6-6-6l-1-6v-6-5l-1-5v-6l-1-5-1-5-1-5-1-5v-4l-2-5-1-4-1-4-2-4-1-3-2-4-2-3-2-3-1-4-3-3-2-2-2-3-3-3-2-2-3-2-3-2-3-2-3-1-3-2-4-1-3-1-4-1-5-1-4-1h-4-4-5-4-3-4l-3 1h-4l-3 1h-4l-4 1-3 1-3 1-3 1-4 1-2 2-4 1-2 3-3 2-3 2-3 2-2 3-3 3-2 3-2 3-3 4-2 4-2 4-2 4-1 4-2 5-2 5-1 5-2 6-1 5-1 7-1 6v7l-1 7-1 7v8 8 8 7 7 7l1 6v6l1 6 1 6 1 5 1 6 1 5 1 5 1 4 2 4 1 5 2 4 2 4 1 3 2 4 3 3 2 3 2 3 3 3 2 3 3 2 2 3 3 2 3 1 4 2 3 2 3 1 3 1 4 2 3 1 4 1h4l4 1h4l4 1h4 4 5l4-1h4l5-1h5l3-1 4-2 3-1 4-1 3-2 3-2 3-2 3-2 2-3 3-2 2-3 2-3 2-3 2-3 2-3 2-4 2-3 1-4 2-4 1-4 1-4 2-5v-4l1-5 1-5 1-5 1-5v-5l1-6v-5-6l1-6v-6-6z">
          <text:p/>
        </draw:path>
        <draw:polygon draw:style-name="gr8" draw:text-style-name="P8" draw:layer="layout" svg:width="0.162cm" svg:height="0.416cm" svg:x="27.942cm" svg:y="1.454cm" svg:viewBox="0 0 163 417" draw:points="163,409 160,409 158,410 155,410 152,411 149,411 147,412 144,412 141,413 139,413 136,415 133,415 130,416 128,416 125,416 122,416 119,417 116,417 113,417 109,417 106,417 93,416 81,413 72,409 63,404 55,397 49,388 45,379 41,367 39,354 39,340 39,116 0,116 0,75 41,75 57,0 95,0 95,75 158,75 158,116 95,116 95,328 95,332 95,337 95,341 96,345 96,349 97,352 98,355 99,357 101,360 102,362 104,364 106,365 108,367 110,368 113,369 116,370 119,371 122,371 126,371 130,371 132,371 133,371 135,371 136,371 138,371 139,371 141,371 142,371 144,370 145,370 147,370 148,370 150,369 152,369 154,369 156,369 158,368 159,368 161,368 163,367">
          <text:p/>
        </draw:polygon>
        <draw:path draw:style-name="gr8" draw:text-style-name="P8" draw:layer="layout" svg:width="0.298cm" svg:height="0.348cm" svg:x="28.136cm" svg:y="1.523cm" svg:viewBox="0 0 299 349" svg:d="M59 187v5l1 5v5 6l1 4v5l1 5 1 5v4l1 5 2 4 1 4 1 4 2 4 2 4 1 4 2 4 2 3 2 3 2 4 3 3 2 3 3 3 2 2 3 3 3 2 3 3 4 2 3 2 3 2 4 1 4 2 4 1 4 1 4 1 4 1h5l4 1h5 5 7 7l7-1 6-1 6-2 5-1 5-2 6-2 4-3 5-2 4-3 4-3 4-4 3-3 3-4 3-4 3-3 2-5 2-4 2-4 49 14-1 2-2 3-1 3-1 3-2 3-1 3-2 2-2 3-1 3-2 3-2 3-2 2-2 3-3 3-2 2-3 3-2 2-3 3-3 2-3 2-3 3-4 2-4 2-3 2-4 1-4 3-4 1-5 2-4 2-5 1-5 1-5 1-5 1-6 2h-5l-6 1h-6l-6 1h-7-6-15l-14-2-13-2-12-3-12-4-11-5-10-6-10-6-8-8-9-8-7-10-8-10-5-11-5-11-4-13-4-14-3-14-2-16-1-16v-17-9-9l1-9v-8l1-8 2-8 2-8 1-7 2-7 3-7 2-6 3-6 2-6 3-6 4-5 4-6 3-5 4-4 4-5 4-4 4-5 4-4 4-3 5-4 5-3 5-3 5-2 5-2 5-3 5-1 6-2 6-2 5-1 6-1 6-1 6-1 6-1h6l6-1h6l8 1h8l8 1h7l7 2 7 1 7 2 6 2 6 2 6 3 6 3 5 3 5 3 5 4 5 3 4 4 4 4 5 5 3 5 4 5 3 5 3 5 3 5 3 5 2 6 3 5 2 6 2 6 2 7 1 6 2 7 1 7 1 6 1 7 1 7v7l1 7v7l1 8v8 7zM241 144l-1-10-2-10-1-9-2-9-3-8-3-7-3-7-4-6-4-6-4-5-5-5-5-4-5-4-6-3-6-3-7-2-7-1-7-2h-8l-8-1h-3l-3 1h-3-2-4l-2 1-4 1h-2l-4 1-3 1-3 1-3 1-3 1-2 2-3 1-3 2-3 2-3 2-2 2-3 2-2 2-3 3-2 3-3 2-2 4-2 3-2 3-2 4-2 3-2 4-2 4-1 4-1 5-2 5-1 5-1 4-1 6v5l-1 6v6z">
          <text:p/>
        </draw:path>
        <draw:polygon draw:style-name="gr8" draw:text-style-name="P8" draw:layer="layout" svg:width="0.159cm" svg:height="0.342cm" svg:x="28.504cm" svg:y="1.523cm" svg:viewBox="0 0 160 343" draw:points="2,343 2,85 2,83 2,81 2,79 2,77 2,75 2,73 2,71 2,69 2,66 2,64 2,62 2,60 2,58 2,55 1,53 1,51 1,49 1,47 1,45 1,43 1,41 1,39 1,37 1,35 1,33 1,31 1,29 1,27 1,25 1,23 1,22 1,20 1,18 0,17 0,15 0,13 0,11 0,9 0,8 0,6 54,6 54,8 54,9 54,11 54,13 54,15 54,17 54,18 54,20 54,22 54,24 55,25 55,28 55,29 55,31 55,33 55,35 55,37 55,39 55,41 55,42 55,44 56,46 56,48 56,50 56,52 56,54 56,55 56,58 56,59 56,61 56,63 56,64 56,66 56,67 56,69 56,71 56,72 56,73 56,75 56,76 57,76 59,72 60,69 61,65 62,61 63,58 65,55 66,52 67,48 69,46 70,43 71,40 73,37 74,35 76,32 77,30 79,28 80,25 82,23 84,21 86,19 87,18 89,16 91,14 93,13 95,10 98,9 100,8 102,7 105,6 107,5 110,4 112,3 115,3 118,2 121,1 124,1 127,1 130,1 134,0 137,0 139,0 140,0 141,0 142,1 144,1 145,1 146,1 148,1 149,1 150,2 151,2 153,2 154,2 155,2 156,2 157,3 158,3 159,3 160,3 160,55 159,55 158,55 156,55 155,54 154,54 152,54 151,54 150,54 148,53 147,53 145,53 144,53 142,53 141,53 139,53 137,53 135,52 134,52 132,52 130,52 126,52 123,53 119,53 116,54 112,54 109,55 106,57 103,58 100,59 97,61 94,63 92,65 89,67 87,69 85,71 83,74 81,77 79,79 77,82 75,85 74,88 72,91 70,95 69,99 68,102 67,106 66,109 64,113 64,118 63,122 62,126 61,130 61,135 60,139 60,144 60,149 59,153 59,158 59,163 59,168 59,343">
          <text:p/>
        </draw:polygon>
        <draw:path draw:style-name="gr8" draw:text-style-name="P8" draw:layer="layout" svg:width="0.326cm" svg:height="0.348cm" svg:x="28.7cm" svg:y="1.523cm" svg:viewBox="0 0 327 349" svg:d="M103 349h-10l-9-1-10-1-8-2-8-3-8-3-7-3-6-4-6-5-5-4-5-6-4-6-4-6-3-7-3-7-3-8-1-8-1-8-2-9v-9-6l1-7 1-6v-5l1-6 2-5 1-5 2-5 2-5 3-4 2-4 3-4 3-4 3-4 3-3 4-3 3-4 4-2 4-3 4-2 4-3 4-2 4-2 6-2 4-2 5-1 5-2 5-1 5-1 5-1 5-1 5-1 6-1h5l5-1 6-1h5 5 6l5-1 76-1v-18-4l-1-4v-4-4-3l-1-4-1-3v-3l-1-3-1-3-1-3-1-3-1-3-1-2-1-3-2-2-1-2-2-2-1-2-2-2-2-2-2-1-2-2-2-1-2-2-3-1-2-1-3-1-2-1-3-1-2-1-3-1h-3l-3-1h-3-4l-3-1h-3-4-3-4-3-3-3-3l-3 1h-3-2l-3 1h-3l-2 1h-3l-2 1h-3l-2 1-2 1-2 1-2 1-2 1-2 1-2 2-2 1-2 2-1 1-2 1-1 2-2 2-1 2-2 2-1 2-1 2-1 2-1 3-1 2-1 3v2l-1 3v3l-1 3-1 3-59-5 1-4 1-4 1-4v-4l2-3 1-4 1-3 2-4 1-3 2-4 2-3 2-3 2-3 2-3 2-3 3-4 3-3 3-3 2-2 4-2 3-3 3-2 4-2 5-2 4-2 3-2 5-2 4-1 5-2 4-1 5-1 6-1 5-1 5-1 6-1 6-1h6 7l6-1h7l12 1h12l11 2 10 2 10 3 9 3 9 4 8 4 7 5 7 5 6 6 6 8 4 7 4 8 4 8 3 8 2 9 2 10 1 10v11 145 4 5 4l1 4v4l1 4 1 3 1 3 1 3 1 3 2 3 2 2 1 1 2 2 3 1 2 2h3l3 1h4 3 1 1 1 1 1 1 1 2 1 1l1-1h1 1 1 1 1 1v-1 35l-2 1h-2-2l-2 1h-2l-2 1h-2-3-2l-2 1h-2-2-2-2l-2 1h-2-3-2-2-3-3-3l-3-1h-3-2l-3-1h-3l-2-1h-3l-2-1-2-1-2-1-2-1-2-1-2-1-2-2-2-1-1-2-2-1-1-2-2-2-1-1-1-2-1-2-1-2-2-2-1-3v-2l-1-2-1-3-1-2v-3l-1-3-1-3v-3l-1-3v-3-3-3l-1-3h-1l-3 3-1 3-2 3-2 3-2 3-2 3-2 3-2 2-2 3-3 3-2 3-2 2-2 2-2 3-3 2-2 2-3 2-3 2-2 2-3 2-3 2-3 1-3 2-3 2-3 1-4 1-3 2-4 1-3 1-4 1-4 1-3 1-4 1h-4l-4 1h-4l-5 1h-4-5zM115 307h6 5l5-1h4l5-1 5-1 4-2 5-1 4-1 4-3 4-1 4-2 3-3 4-2 3-2 3-3 4-3 2-3 3-2 3-4 3-2 2-4 3-3 2-3 2-3 2-4 1-3 2-4 1-3 2-4 1-3 1-4 1-3 1-4 1-3 1-4v-3-4-3l1-3v-28l-61 2h-5-4-4-4l-4 1h-3-4l-4 1h-4l-4 1h-3l-4 1-3 1-4 1h-3l-3 1-3 2-3 1-3 1-3 2-3 1-2 2-3 2-2 2-2 2-3 2-2 3-2 2-2 3-1 3-2 2-1 4-3 3-1 3v4l-1 4-1 4v3 5 4 6 4l1 5 1 5 1 4 3 4 2 4 2 4 3 3 2 3 3 3 4 3 3 2 4 2 4 1 5 2 4 1 5 1h5z">
          <text:p/>
        </draw:path>
        <draw:polygon draw:style-name="gr7" draw:text-style-name="P7" draw:layer="layout" svg:width="4.319cm" svg:height="0.878cm" svg:x="29.473cm" svg:y="1.207cm" svg:viewBox="0 0 4320 879" draw:points="0,879 4320,879 4320,0 0,0">
          <text:p/>
        </draw:polygon>
        <draw:polygon draw:style-name="gr8" draw:text-style-name="P8" draw:layer="layout" svg:width="0.059cm" svg:height="0.437cm" svg:x="30.562cm" svg:y="1.428cm" svg:viewBox="0 0 60 438" draw:points="0,438 0,0 60,0 60,438">
          <text:p/>
        </draw:polygon>
        <draw:polygon draw:style-name="gr8" draw:text-style-name="P8" draw:layer="layout" svg:width="0.277cm" svg:height="0.347cm" svg:x="30.697cm" svg:y="1.524cm" svg:viewBox="0 0 278 348" draw:points="278,249 278,254 278,258 277,263 277,267 276,271 275,276 274,280 272,284 271,288 269,291 267,295 265,299 263,302 260,305 258,308 255,311 252,314 249,317 246,320 242,322 239,325 235,327 232,329 227,331 223,334 219,335 214,337 210,338 205,340 200,342 194,343 190,344 184,345 178,346 173,347 167,347 161,348 155,348 149,348 142,348 136,348 131,348 125,348 120,347 114,347 109,347 104,346 99,345 94,344 89,343 85,342 80,342 75,340 71,339 66,338 63,336 58,335 55,333 51,331 47,329 44,327 41,325 37,323 34,320 31,318 28,315 26,312 23,309 20,306 18,303 15,300 13,296 11,293 9,289 8,285 6,281 4,277 3,272 2,268 0,263 50,253 51,259 53,264 55,268 58,273 60,277 64,281 67,284 71,288 75,290 80,293 85,295 90,298 95,300 101,301 107,302 113,304 120,305 127,305 134,306 142,306 145,306 149,306 153,305 156,305 159,305 162,305 166,304 169,304 172,304 175,303 178,302 181,302 184,301 186,301 189,300 192,299 194,298 197,297 199,296 201,295 203,293 205,292 207,291 209,289 211,288 212,286 214,284 215,282 216,281 218,278 219,276 220,274 221,272 222,270 222,267 223,265 223,262 224,259 224,257 224,253 224,251 224,248 223,245 223,242 222,240 221,237 220,235 219,233 218,231 217,229 215,227 214,225 212,223 210,221 208,220 206,218 204,216 202,215 199,214 197,212 194,211 192,210 189,209 186,207 183,206 180,205 176,204 173,203 169,202 166,201 162,200 159,199 155,198 151,197 147,196 143,195 139,194 135,193 131,191 126,190 122,189 118,188 114,187 110,186 106,185 102,184 98,182 94,181 90,180 86,179 82,177 78,176 74,174 70,173 66,171 63,169 59,167 56,166 52,163 49,161 46,159 43,157 40,154 38,152 35,149 32,147 30,144 28,141 26,138 23,135 22,131 20,128 19,125 17,121 16,117 15,113 15,109 14,104 14,100 14,95 14,86 15,78 16,70 19,62 22,55 25,48 29,42 34,36 40,29 46,24 53,20 60,16 69,12 78,9 88,6 97,4 108,2 119,1 130,0 143,0 154,0 164,1 174,2 184,3 192,5 201,7 209,10 217,13 224,16 231,20 237,24 243,28 248,33 253,40 258,46 262,53 265,59 268,67 270,75 272,83 222,89 221,87 221,84 220,82 219,80 218,77 217,75 216,74 215,71 213,70 212,68 210,66 209,64 207,63 205,61 204,60 202,58 200,57 198,56 196,54 194,53 192,52 190,51 187,51 185,50 182,49 180,48 178,47 175,47 173,46 170,46 167,45 165,45 162,45 159,44 157,44 154,44 151,44 148,44 145,43 143,43 135,44 128,44 122,44 115,45 110,46 105,47 100,49 95,51 91,53 87,55 83,57 81,60 78,63 74,66 72,69 71,73 70,77 69,81 68,85 68,89 68,92 68,95 69,97 69,100 70,102 70,104 71,106 72,108 73,110 74,112 76,114 78,116 80,117 82,119 83,120 85,122 87,123 89,124 92,126 94,127 96,128 99,129 102,130 105,131 107,132 110,133 113,135 116,136 119,137 123,138 126,138 130,139 133,140 137,141 141,142 144,143 148,144 152,145 156,146 160,147 162,148 165,148 168,149 170,150 173,150 176,151 179,152 181,153 184,154 187,154 190,155 193,156 195,157 198,157 201,159 203,160 206,160 209,161 211,162 214,163 217,165 219,166 222,167 224,168 227,169 229,171 232,172 234,173 236,175 239,176 241,178 244,179 246,181 248,183 250,184 252,186 254,188 256,190 258,192 259,194 261,196 263,198 264,200 266,202 267,205 268,207 270,210 271,212 272,215 273,217 274,220 275,223 276,226 276,229 277,232 277,235 278,239 278,242 278,246">
          <text:p/>
        </draw:polygon>
        <draw:path draw:style-name="gr8" draw:text-style-name="P8" draw:layer="layout" svg:width="0.3cm" svg:height="0.348cm" svg:x="31.024cm" svg:y="1.523cm" svg:viewBox="0 0 301 349" svg:d="M301 175l-1 17-1 16-2 16-3 14-3 14-4 12-5 12-6 11-7 10-7 9-8 8-9 7-10 7-10 5-12 5-11 4-13 3-12 2-14 2h-15-7-6l-7-1h-6l-7-1-6-2-6-1-6-2-6-1-5-3-6-2-5-2-5-3-5-3-5-3-4-3-5-4-4-4-4-3-4-5-4-4-3-5-4-5-3-5-3-5-3-6-2-5-3-6-2-7-2-6-2-7-2-6-1-8-2-7-1-8-1-7v-9l-1-8v-8-9l1-33 5-30 7-26 11-22 13-19 17-17 20-12 22-9 26-5 28-2h8l7 1h8l7 1 6 1 7 1 7 1 6 2 6 2 6 2 6 2 5 3 6 2 5 3 4 3 5 4 4 4 4 3 4 5 4 5 4 4 3 5 3 5 3 5 3 5 2 6 3 5 2 6 2 7 2 6 2 7 1 6 1 7 2 8 1 7v8l1 8v8 8zM242 175v-8-7l-1-8v-6l-1-7v-6l-1-6-1-6-1-6-1-4-1-6-2-4-1-5-2-4-2-4-1-5-3-3-1-4-4-3-2-3-2-3-3-3-2-3-3-2-3-2-2-2-4-2-3-2-3-1-3-1-4-2-3-1h-4l-3-1-4-1-4-1h-4-4l-4-1h-4-4l-4 1h-5-3l-4 1-4 1-4 1-4 1-3 1-4 1-3 1-3 2-4 1-3 2-3 3-2 2-3 2-3 3-2 3-3 3-2 3-2 3-3 4-2 3-1 4-2 5-2 4-1 5-2 4-1 5-2 6-1 5v6l-1 6-1 6-1 6v7 7l-1 7v8 7l1 8v7 7l1 7 1 6 1 6 1 6 1 5 1 6 2 5 1 5 2 4 1 4 2 5 2 3 2 4 2 4 2 3 3 3 2 3 3 3 3 3 2 2 3 2 3 2 3 2 3 2 3 1 3 2 3 1 4 1 3 1 4 1h3l4 1h3l4 1h4 4 4 4l4-1h4l4-1h4l4-1 3-1 4-1 3-1 4-1 3-2 3-2 4-1 2-2 4-3 2-2 3-3 2-3 3-2 2-4 2-3 4-3 2-4 2-4 1-4 2-5 2-4 1-5 1-5 2-6 1-5 1-6 1-6v-6l1-7v-7l1-7v-8z">
          <text:p/>
        </draw:path>
        <draw:path draw:style-name="gr8" draw:text-style-name="P8" draw:layer="layout" svg:width="0.286cm" svg:height="0.473cm" svg:x="31.391cm" svg:y="1.524cm" svg:viewBox="0 0 287 474" svg:d="M287 173v7l-1 7v8 7l-1 7-1 7v7l-1 7-1 7-2 6-1 6-1 7-2 6-2 5-2 6-2 5-2 6-3 5-3 5-2 5-3 4-3 4-4 5-3 4-4 3-4 4-4 3-4 3-5 3-4 3-5 2-5 3-6 2-5 1-6 2-6 1-6 1-6 1h-7-7-7-7l-6-1-7-1-7-1-6-2-6-2-6-1-5-3-6-2-6-4-5-3-5-3-4-4-4-4-4-5-4-5-4-6-3-5-3-6h-1v1 1 1 1 1 1 2 1 1 1 1 2 1 1 2 1 2 1l1 2v2 1 2 2 2 1 2 2 2 2 2 1 2 2 2 1 132h-56v-400-3-2-2-3-2-2-3-2-2-2-2-3-2-2l-1-2v-2-2-2-2-1-2-2-2-2-1-2-1-2-1-1-1-2-1l-1-1v-1-1-1-1-1h54v1 1 1 1l1 1v1 1 1 1 1 2 1 2 1 1 2l1 2v1 2 1 2 2 1l1 2v2 1 2 2 2 1 2 2 2 2 1 2 1h2l1-3 2-3 1-3 2-3 2-3 2-2 1-3 2-2 2-3 2-2 2-2 2-2 2-2 2-3 3-1 2-2 2-2 3-2 2-1 3-1 2-2 4-1 3-2 2-1 3-1 3-1 3-1 3-1h3l3-1 3-1h3l4-1h3l4-1h3 4 4 3 4 7 7l6 1 6 1 6 1 6 1 5 1 6 3 5 2 5 2 4 3 5 2 4 3 4 3 4 4 4 4 3 3 4 4 3 5 3 4 2 4 3 5 3 5 2 5 2 6 2 5 2 6 2 6 1 6 1 6 2 6 1 7 1 7v7l1 8 1 7v7 7l1 8zM228 174v-6-6-6-6l-1-6v-5-5l-1-6-1-5-1-5v-5l-1-5-1-4-1-5-2-4-1-4-1-4-2-3-2-4-2-3-1-3-3-4-2-3-2-2-2-3-3-3-2-2-3-2-3-2-3-2-3-1-3-2-4-1-3-1-4-1-4-1-4-1h-4-5-4-4-3-4l-4 1h-3l-4 1h-3l-3 1-4 1-3 1-3 1-3 1-4 2-3 1-3 3-3 2-3 2-3 2-2 3-3 3-2 3-3 3-2 4-2 4-2 4-2 4-1 4-2 5-2 5-1 5-1 6-1 5-2 7-1 6v7l-1 7v7l-1 8v8 8 7 7 7l1 6v6l1 6 1 6v5l2 6 1 5 1 5 1 4 2 4 1 5 2 4 2 4 2 3 2 4 2 3 2 3 2 3 2 3 3 3 3 2 3 3 2 2 4 1 3 2 4 2 3 1 3 1 4 2 4 1 3 1h4l4 1h4l4 1h4 5 4l4-1h5l4-1h4l4-1 3-2 4-1 3-1 3-2 3-2 3-2 2-2 3-3 3-2 2-3 2-3 2-3 3-3 1-3 2-4 2-3 2-4 1-4 1-4 2-4 1-5 1-4 1-5v-5l1-5 1-5 1-5v-6-5l1-6v-6-6-6z">
          <text:p/>
        </draw:path>
        <draw:path draw:style-name="gr8" draw:text-style-name="P8" draw:layer="layout" svg:width="0.3cm" svg:height="0.348cm" svg:x="31.73cm" svg:y="1.523cm" svg:viewBox="0 0 301 349" svg:d="M301 175v17l-2 16-2 16-2 14-4 14-4 12-5 12-6 11-6 10-8 9-8 8-9 7-9 7-11 5-10 5-12 4-12 3-13 2-14 2h-14-7-7l-7-1h-6l-7-1-7-2-6-1-6-2-6-1-5-3-5-2-6-2-5-3-5-3-5-3-4-3-4-4-5-4-4-3-4-5-4-4-3-5-3-5-4-5-3-5-2-6-3-5-2-6-3-7-2-6-2-7-2-6-1-8-1-7-1-8-1-7-1-9-1-8v-8-9l2-33 4-30 8-26 10-22 14-19 16-17 20-12 22-9 27-5 28-2h8l8 1h7l7 1 7 1 6 1 7 1 6 2 6 2 6 2 5 2 6 3 5 2 5 3 5 3 4 4 5 4 4 3 3 5 4 5 4 4 3 5 3 5 3 5 3 5 3 6 2 5 2 6 2 7 2 6 2 7 1 6 2 7 1 8 1 7 1 8v8l1 8v8zM242 175v-8-7-8l-1-6v-7l-1-6-1-6v-6l-2-6-1-4-1-6-1-4-2-5-2-4-1-4-2-5-2-3-2-4-2-3-3-3-2-3-3-3-2-3-2-2-3-2-3-2-3-2-3-2-4-1-3-1-3-2-4-1h-3l-4-1-3-1-4-1h-4-4l-4-1h-5-4l-4 1h-4-4l-4 1-4 1-3 1-4 1-4 1-4 1-4 1-3 2-3 1-3 2-3 3-3 2-3 2-2 3-3 3-3 3-2 3-2 3-2 4-2 3-2 4-2 5-2 4-1 5-2 4-1 5-1 6-1 5-1 6-1 6-1 6v6l-1 7v7 7 8 7 8 7l1 7v7l1 6 1 6 1 6 1 5 1 6 2 5 2 5 1 4 2 4 1 5 3 3 1 4 2 4 3 3 2 3 3 3 2 3 3 3 2 2 3 2 3 2 3 2 3 2 3 1 3 2 5 1 3 1 4 1 3 1h4l3 1h4l4 1h3 4 4 4l5-1h3l4-1h4l4-1 4-1 3-1 4-1 3-1 3-2 4-2 3-1 3-2 3-3 3-2 2-3 3-3 2-2 2-4 3-3 2-3 2-4 2-4 2-4 1-5 2-4 1-5 2-5 1-6 1-5 1-6 1-6 1-6v-7l1-7v-7-8z">
          <text:p/>
        </draw:path>
        <draw:path draw:style-name="gr8" draw:text-style-name="P8" draw:layer="layout" svg:width="0.286cm" svg:height="0.466cm" svg:x="32.083cm" svg:y="1.405cm" svg:viewBox="0 0 287 467" svg:d="M228 407l-3 6-4 6-3 6-4 5-4 5-4 4-5 4-4 4-5 3-5 3-5 3-6 2-5 2-6 2-7 1-6 2-7 1-7 1h-7-7-13l-11-2-12-2-10-3-10-4-9-4-8-6-8-6-7-8-6-8-6-9-5-10-4-10-4-12-3-12-3-14-2-14-2-15v-16l-1-17 2-34 3-29 7-28 8-23 11-19 14-16 16-12 18-9 21-5 24-2 7 1h8l6 1h7l7 2 6 1 6 2 6 2 5 2 5 3 5 3 5 3 5 4 4 4 4 4 4 5 4 5 3 5 4 6 3 5h1v-1-1-2l-1-1v-1-1-1-1-2-1-1-1-2-1-2-1-2-1-2-1-2-1-1-2-1-1-2-1-1-2-1-1-1-1-1-1-130h57v392 2 2 3 2 2 3 2 3 2 2 2 2 2 3 2 2 2l1 2v1 3 1 2 2 2 1 2 1 2 1 1 2 1 1 1l1 1v1 1 1 1h-55v-1-1-1-1-1-1-1l-1-1v-1-1-1-1-2-1-2-1-1-2l-1-1v-2-1-2-1-2-1-2-2-1-2-1-2-2-1-2-2-1-2-2-1zM59 293v7 6 7 6l1 6 1 6v5l1 6v5l1 5 1 5 1 5 1 4 2 5 1 4 1 4 2 4 2 4 1 3 2 3 2 3 2 3 2 3 3 3 2 2 3 2 2 2 3 2 3 2 2 2 4 1 3 1 3 1 4 1 3 1 4 1h4l4 1h4 4 4 5l4-1h4l4-1 4-1 3-1 4-1 3-1 4-1 3-2 3-1 3-2 3-2 3-2 3-3 3-2 2-3 3-3 2-3 2-4 2-3 2-4 2-4 2-4 1-4 2-4 2-5 1-5 1-5 2-5v-6l1-5 1-6 1-7v-6l1-7v-6-7-8-7-7-6l-1-7v-6l-1-6-1-5-1-6v-5l-2-5-1-6-1-5-2-4-2-4-1-4-2-4-2-4-2-4-2-3-2-3-3-3-2-3-3-2-2-3-3-2-3-2-3-2-3-2-3-1-3-2-4-1-3-1-4-1-3-1-4-1-4-1h-4-4l-4-1h-4-4l-5 1h-3-4l-4 1-3 1-3 1-4 1-3 1-3 1-3 2-2 2-3 2-3 2-3 2-2 2-2 3-3 2-2 4-1 2-3 4-1 3-2 4-2 4-1 4-2 4-1 4-1 5-2 6-1 5v5l-1 5-1 6v6l-1 6-1 6v6 7 7z">
          <text:p/>
        </draw:path>
        <draw:path draw:style-name="gr8" draw:text-style-name="P8" draw:layer="layout" svg:width="0.326cm" svg:height="0.348cm" svg:x="32.437cm" svg:y="1.523cm" svg:viewBox="0 0 327 349" svg:d="M101 349h-10l-9-1-9-1-8-2-8-3-8-3-6-3-7-4-6-5-5-4-5-6-4-6-4-6-3-7-3-7-2-8-2-8-1-8-1-9v-9-6-7l1-6 1-5 1-6 1-5 2-5 1-5 3-5 2-4 3-4 2-4 4-4 2-4 4-3 3-3 4-4 3-2 4-3 4-2 4-3 4-2 5-2 4-2 5-2 5-1 4-2 5-1 5-1 5-1 6-1 5-1 5-1h6l5-1 5-1h5 6 5l5-1 76-1v-18-4-4l-1-4v-4-3l-1-4v-3l-1-3-1-3v-3l-1-3-2-3-1-3-1-2-1-3-1-2-2-2-1-2-2-2-2-2-2-2-2-1-2-2-2-1-2-2-2-1-3-1-2-1-3-1-2-1-3-1-3-1h-3l-3-1h-3-3l-4-1h-3-4-3-3-3-4-2-3l-3 1h-3-3l-3 1h-2l-3 1h-2l-3 1h-2l-2 1-3 1-2 1-2 1-2 1-2 1-2 2-2 1-1 2-2 1-1 1-2 2-2 2-1 2-1 2-2 2-1 2-1 2-1 3v2l-1 3-1 2v3l-1 3-1 3v3l-58-5v-4l1-4 1-4 1-4 1-3 1-4 2-3 1-4 2-3 2-4 1-3 2-3 2-3 2-3 3-3 2-4 3-3 3-3 3-2 3-2 3-3 4-2 3-2 4-2 4-2 4-2 4-2 5-1 4-2 5-1 5-1 5-1 5-1 6-1 6-1 6-1h6 6l7-1h6l13 1h11l11 2 11 2 10 3 9 3 8 4 8 4 7 5 7 5 7 6 5 8 5 7 4 8 3 8 3 8 2 9 2 10 1 10v11 145 4l1 5v4 4l1 4 1 4v3l2 3 1 3 1 3 1 3 2 2 2 1 2 2 2 1 3 2h3l3 1h3 4 1 2 1 1 1 1 1 1 1 1l1-1h1 2 1 1l2-1v35l-3 1h-2-2l-2 1h-3l-2 1h-2-2-2l-2 1h-2-2-2-3l-2 1h-2-2-2-3-2-3-3l-3-1h-3-3l-3-1h-2l-3-1h-2l-3-1-2-1-2-1-2-1-2-1-2-1-2-2-1-1-2-2-1-1-2-2-1-2-1-1-2-2-1-2-1-2-1-2-1-3-1-2-1-2-1-3-1-2v-3l-1-3v-3l-1-3v-3-3l-1-3v-3-3h-2l-2 3-2 3-2 3-2 3-2 3-1 3-3 3-2 2-2 3-2 3-2 3-2 2-3 2-2 3-3 2-2 2-2 2-3 2-3 2-3 2-3 2-3 1-3 2-3 2-3 1-3 1-4 2-3 1-4 1-3 1-4 1-4 1-4 1h-4l-4 1h-4l-4 1h-5-4zM114 307h5 5l5-1h5l5-1 4-1 5-2 4-1 4-1 4-3 4-1 4-2 4-3 3-2 4-2 3-3 3-3 3-3 3-2 2-4 3-2 3-4 2-3 2-3 2-3 2-4 2-3 1-4 2-3 1-4 2-3 1-4 1-3v-4l1-3 1-4v-3-4l1-3v-3-28l-61 2h-4-4-4-4l-4 1h-4-4l-4 1h-3l-4 1h-4l-3 1-4 1-3 1h-4l-3 1-3 2-3 1-3 1-2 2-3 1-3 2-3 2-2 2-2 2-2 2-2 3-2 2-2 3-2 3-1 2-2 4-1 3-1 3-1 4-1 4v4 3l-1 5v4 6l1 4v5l1 5 2 4 1 4 2 4 2 4 3 3 3 3 3 3 3 3 4 2 3 2 5 1 4 2 4 1 5 1h5z">
          <text:p/>
        </draw:path>
        <draw:path draw:style-name="gr9" draw:text-style-name="P9" draw:layer="layout" svg:width="0.404cm" svg:height="0.599cm" svg:x="1.081cm" svg:y="20.43cm" svg:viewBox="0 0 405 600" svg:d="M405 301v16 16l-1 16-1 15-1 14-2 14-2 13-3 13-3 12-3 12-3 11-4 11-3 10-4 10-5 10-4 9-5 8-5 9-5 7-5 8-6 6-6 7-7 6-6 6-6 5-7 5-6 4-7 4-7 4-7 3-8 3-8 3-7 2-8 2-8 1-8 2-8 1-8 1h-9-8-8-9l-8-1-8-1-8-2-8-1-8-2-7-2-8-3-7-3-8-3-7-4-7-4-6-4-7-5-6-5-6-6-6-6-6-7-5-6-6-8-5-7-5-8-4-9-4-9-5-9-3-10-4-11-4-10-3-11-3-12-2-13-3-12-2-14-1-14-2-14-1-15-1-16v-16-16-18-16l1-16 1-17 2-15 1-14 2-14 3-13 2-12 3-12 3-11 4-11 4-10 3-10 5-10 4-9 5-8 4-9 6-7 5-7 6-7 5-6 6-6 6-5 7-5 6-5 7-4 7-4 7-3 8-3 7-3 8-2 7-2 8-2 8-2 8-1 9-1h8l9-1h9 8l8 1h8l8 1 8 1 8 2 7 2 8 2 7 2 8 3 7 3 7 3 7 4 7 4 6 5 7 5 6 5 7 6 5 6 6 7 5 7 5 7 5 9 5 8 4 9 4 10 4 10 4 10 3 11 4 11 3 12 3 12 2 13 2 14 2 14 1 15 1 17 1 16v16zM329 301v-14-13l-1-13-1-12v-12l-1-12-1-11-1-11-2-9-2-10-1-9-2-9-2-8-2-8-3-7-2-7-3-7-3-7-3-6-3-5-3-6-4-5-3-4-4-5-4-4-4-3-4-4-5-3-4-3-4-2-5-2-5-2-5-2-5-2-5-1-6-1-5-1h-6l-6-1h-5-7l-6 1h-6l-5 1-6 1-6 1-5 2-5 2-5 2-5 2-5 2-4 3-4 3-5 4-4 3-4 5-4 4-4 5-3 5-3 5-3 6-4 6-2 6-3 7-2 7-3 8-2 8-2 8-2 9-2 9-1 9-2 10-1 10-1 11-1 12-1 12v12l-1 13v13 14 13 13l1 12v12l1 12 1 10 1 11 1 10 2 10 1 10 2 8 2 9 2 8 2 9 3 7 2 7 3 7 3 6 3 7 3 5 3 6 4 5 4 5 4 4 3 4 4 4 5 4 4 3 4 3 5 3 5 2 5 2 5 2 5 1 5 2 6 1 5 1h6l6 1h6 6l6-1h5l5-1 6-1 5-2 5-1 5-2 5-2 5-2 4-3 5-3 4-3 4-4 4-4 4-4 4-4 4-5 3-5 3-6 4-5 3-7 3-6 2-7 3-7 3-7 2-9 2-8 2-9 2-8 1-10 2-10 1-10 1-11 1-10 1-12 1-12 1-12v-13z">
          <text:p/>
        </draw:path>
        <draw:polygon draw:style-name="gr9" draw:text-style-name="P9" draw:layer="layout" svg:width="0.081cm" svg:height="0.09cm" svg:x="1.596cm" svg:y="20.931cm" svg:viewBox="0 0 82 91" draw:points="0,91 0,0 82,0 82,91">
          <text:p/>
        </draw:polygon>
        <draw:polygon draw:style-name="gr9" draw:text-style-name="P9" draw:layer="layout" svg:width="0.401cm" svg:height="0.599cm" svg:x="1.786cm" svg:y="20.43cm" svg:viewBox="0 0 402 600" draw:points="402,431 402,439 402,447 401,455 400,462 399,469 397,476 396,483 394,490 392,497 389,503 387,509 384,515 381,521 377,527 373,532 369,537 365,542 361,547 356,552 351,556 346,560 341,564 335,568 329,572 323,575 317,578 310,581 304,584 297,587 289,589 282,591 274,593 266,595 258,596 250,597 241,599 232,599 224,600 214,600 205,600 194,600 184,600 174,599 164,598 155,597 146,596 137,594 129,592 121,590 114,587 106,584 99,581 93,578 86,575 80,571 74,568 68,564 63,560 58,556 53,552 48,547 44,542 39,538 36,533 32,528 28,523 25,517 22,512 18,507 16,501 13,496 11,490 9,484 7,478 6,472 4,466 3,461 2,455 1,449 0,443 78,436 79,440 79,444 80,449 81,453 82,457 84,462 85,466 87,470 88,474 90,478 92,481 94,485 96,488 98,492 100,495 103,498 106,502 109,505 111,508 114,510 117,513 121,516 124,518 128,520 131,522 135,524 139,526 143,528 147,530 152,531 157,533 161,534 166,535 171,536 176,537 182,537 187,538 193,539 199,539 205,539 216,539 226,538 236,536 246,534 255,532 263,529 272,525 279,521 286,516 293,511 299,505 304,499 309,492 314,485 317,477 320,468 322,459 324,450 325,439 325,429 325,422 324,416 324,410 323,405 322,400 320,395 318,390 316,385 314,381 311,377 308,373 305,370 302,366 298,363 295,360 291,357 287,354 284,351 279,349 275,347 271,345 267,342 262,341 257,339 253,337 248,336 244,335 239,334 234,333 229,332 224,331 219,330 214,330 209,329 205,329 200,329 196,328 191,328 187,328 183,328 141,328 141,263 181,263 185,263 190,263 194,263 199,263 203,262 207,262 212,261 216,261 220,260 225,259 230,258 234,257 238,256 243,255 247,253 251,251 255,250 259,248 263,246 266,244 270,241 274,239 277,235 280,232 284,229 287,226 290,223 292,219 295,215 297,212 300,208 302,203 304,199 305,194 307,189 308,184 309,179 309,173 310,168 310,162 310,153 309,144 307,136 305,128 303,120 300,113 296,106 292,100 287,94 282,88 276,83 270,79 263,74 256,71 248,68 240,66 231,63 221,62 211,61 201,61 191,61 182,62 173,63 164,65 156,67 148,70 141,74 134,77 127,81 121,86 115,92 110,97 105,103 101,110 97,117 94,124 91,132 89,140 87,148 86,158 10,152 11,144 12,137 14,129 15,122 18,116 21,109 23,103 26,97 29,91 32,85 36,79 39,74 43,68 46,63 51,58 55,54 60,50 64,45 69,42 74,38 79,34 84,30 90,27 96,24 101,21 107,18 113,16 119,13 125,11 132,9 139,8 145,6 152,5 159,3 166,2 173,1 180,1 187,0 194,0 201,0 211,0 220,0 230,1 238,2 247,3 255,5 263,6 271,8 278,10 285,12 292,15 299,18 305,20 311,24 317,27 323,30 328,33 333,37 338,41 343,45 347,50 351,54 355,58 359,63 362,68 365,73 368,78 371,83 374,89 376,94 378,100 379,106 381,111 382,117 384,123 384,129 385,135 386,141 386,148 386,154 386,159 386,164 385,169 385,174 384,179 384,184 383,188 382,193 381,197 379,202 378,207 376,211 374,215 372,219 370,223 368,227 366,231 363,235 360,240 357,243 354,247 351,250 348,254 344,257 340,260 336,263 333,266 328,268 324,271 319,274 315,276 310,279 305,281 300,283 294,285 288,287 283,289 277,290 271,292 264,293 264,295 271,296 278,297 285,298 291,299 297,301 303,303 309,304 315,306 320,309 326,311 331,313 336,316 340,319 345,322 349,324 353,328 358,331 362,334 365,337 369,341 372,345 375,349 378,353 381,357 383,361 386,365 388,369 390,373 392,378 394,383 395,387 397,392 398,397 399,401 400,406 401,411 402,416 402,421 402,426">
          <text:p/>
        </draw:polygon>
        <draw:path draw:style-name="gr9" draw:text-style-name="P9" draw:layer="layout" svg:width="0.404cm" svg:height="0.599cm" svg:x="1.081cm" svg:y="16.205cm" svg:viewBox="0 0 405 600" svg:d="M405 301v16 16l-1 16-1 15-1 14-2 14-2 13-3 13-3 12-3 12-3 11-4 11-3 10-4 10-5 10-4 9-5 9-5 8-5 7-5 8-6 7-6 6-7 6-6 6-6 5-7 5-6 4-7 4-7 4-7 3-8 3-8 3-7 2-8 2-8 2-8 1-8 1-8 1h-9-8-8-9l-8-1-8-1-8-1-8-2-8-2-7-2-8-3-7-3-8-3-7-4-7-4-6-4-7-5-6-5-6-6-6-6-6-6-5-7-6-7-5-8-5-8-4-9-4-9-5-9-3-10-4-10-4-11-3-11-3-12-2-12-3-13-2-14-1-13-2-15-1-15-1-16v-16-16-17-18l1-16 1-16 2-15 1-14 2-13 3-13 2-13 3-12 3-11 4-11 4-10 3-10 5-10 4-9 5-8 4-8 6-8 5-7 6-7 5-6 6-6 6-5 7-5 6-5 7-4 7-3 7-4 8-3 7-3 8-2 7-2 8-2 8-1 8-1 9-2h8l9-1h9 8l8 1h8l8 2 8 1 8 1 7 2 8 2 7 2 8 3 7 3 7 4 7 3 7 4 6 5 7 5 6 5 7 6 5 6 6 7 5 7 5 8 5 8 5 8 4 9 4 10 4 10 4 10 3 11 4 11 3 12 3 13 2 13 2 13 2 14 1 15 1 16 1 16v18zM329 301v-14-13l-1-14-1-12v-12l-1-11-1-11-1-10-2-10-2-9-1-10-2-8-2-9-2-8-3-7-2-7-3-7-3-7-3-6-3-5-3-5-4-5-3-5-4-5-4-4-4-3-4-4-5-3-4-3-4-2-5-2-5-2-5-2-5-1-5-2-6-1-5-1h-6-6l-5-1-7 1h-6-6l-5 1-6 1-6 2-5 1-5 2-5 2-5 2-5 2-4 3-4 3-5 4-4 4-4 4-4 4-4 5-3 5-3 5-3 6-4 6-2 7-3 6-2 7-3 8-2 8-2 8-2 9-2 9-1 9-2 10-1 11-1 10-1 11-1 12v12l-1 14v13 14 13 13l1 12v12l1 12 1 11 1 10 1 10 2 10 1 10 2 9 2 8 2 9 2 8 3 7 2 7 3 7 3 7 3 6 3 6 3 5 4 5 4 5 4 4 3 5 4 3 5 4 4 3 4 3 5 3 5 2 5 2 5 2 5 2 5 1 6 1 5 1h6l6 1h6 6l6-1h5l5-1 6-1 5-1 5-2 5-2 5-2 5-2 4-3 5-3 4-3 4-4 4-3 4-5 4-4 4-5 3-5 3-5 4-6 3-6 3-7 2-7 3-7 3-7 2-8 2-9 2-8 2-9 1-10 2-10 1-10 1-10 1-11 1-12 1-12 1-12v-13z">
          <text:p/>
        </draw:path>
        <draw:polygon draw:style-name="gr9" draw:text-style-name="P9" draw:layer="layout" svg:width="0.081cm" svg:height="0.09cm" svg:x="1.596cm" svg:y="16.706cm" svg:viewBox="0 0 82 91" draw:points="0,91 0,0 82,0 82,91">
          <text:p/>
        </draw:polygon>
        <draw:polygon draw:style-name="gr9" draw:text-style-name="P9" draw:layer="layout" svg:width="0.401cm" svg:height="0.59cm" svg:x="1.788cm" svg:y="16.214cm" svg:viewBox="0 0 402 591" draw:points="402,394 402,402 401,411 401,419 400,427 399,435 397,444 395,451 394,459 391,467 389,474 386,481 383,488 380,495 376,501 373,508 368,514 364,520 360,525 355,531 350,537 344,542 339,547 333,551 327,555 320,560 314,564 307,567 300,571 292,574 285,577 277,580 269,582 260,584 252,586 243,588 234,589 225,590 215,591 205,591 195,591 186,591 177,591 169,591 161,590 152,589 144,588 137,586 129,585 122,583 115,581 108,579 102,576 96,574 90,571 84,568 78,565 73,562 67,559 62,555 58,552 53,548 49,543 44,540 40,535 36,531 33,527 29,522 26,517 23,512 20,507 16,502 14,497 12,492 9,486 7,481 5,476 4,470 2,464 1,459 0,453 76,444 77,448 78,451 79,454 80,457 82,461 83,464 84,467 85,470 87,474 89,477 90,480 92,483 94,486 96,488 98,491 101,494 103,497 106,499 108,502 111,504 114,507 117,509 120,511 123,513 127,515 131,517 134,519 138,521 142,522 146,524 150,525 155,526 159,527 164,528 169,529 175,530 180,530 186,530 191,531 197,531 203,531 209,530 214,530 219,529 225,529 230,528 235,527 240,525 245,524 249,522 254,520 259,518 263,516 267,513 271,511 275,508 279,505 283,502 286,499 290,496 293,492 296,488 299,485 302,481 304,476 307,472 309,468 312,463 314,458 316,453 318,448 319,443 320,437 321,432 322,426 323,420 324,414 325,408 325,402 325,395 325,390 325,385 324,379 324,374 322,370 322,365 320,360 319,355 318,350 316,346 314,342 312,337 310,333 308,329 306,325 303,321 300,317 297,314 295,310 291,307 288,304 284,301 281,298 277,295 273,293 269,290 265,288 261,286 256,283 252,281 247,280 242,278 237,277 232,276 227,275 222,274 216,273 210,273 205,273 199,273 195,273 191,273 188,273 184,273 181,273 177,274 174,274 171,275 168,275 164,276 161,276 158,277 155,278 152,279 149,280 146,281 143,282 140,283 138,284 135,285 132,286 130,287 127,288 125,290 122,291 120,293 118,294 115,295 113,297 111,299 108,300 106,301 104,303 102,305 100,306 98,308 96,309 94,311 92,312 90,314 18,314 37,0 368,0 368,64 105,64 94,249 98,246 102,243 107,240 111,237 116,235 121,232 126,230 132,227 137,225 143,223 149,221 156,219 162,217 169,216 176,214 183,214 191,213 198,212 206,212 214,211 223,212 231,212 239,213 247,214 255,215 263,216 271,218 278,220 285,222 292,225 299,228 306,231 312,234 318,237 324,241 330,245 336,249 341,253 346,258 351,263 356,267 361,273 365,278 369,283 373,289 376,295 380,301 383,307 386,313 389,320 391,327 394,334 395,341 397,348 399,355 400,362 401,370 401,378 402,386">
          <text:p/>
        </draw:polygon>
        <draw:polygon draw:style-name="gr9" draw:text-style-name="P9" draw:layer="layout" svg:width="0.365cm" svg:height="0.583cm" svg:x="1.112cm" svg:y="10.481cm" svg:viewBox="0 0 366 584" draw:points="0,584 0,520 149,520 149,71 17,165 17,95 155,0 224,0 224,520 366,520 366,584">
          <text:p/>
        </draw:polygon>
        <draw:polygon draw:style-name="gr9" draw:text-style-name="P9" draw:layer="layout" svg:width="0.081cm" svg:height="0.091cm" svg:x="1.596cm" svg:y="10.973cm" svg:viewBox="0 0 82 92" draw:points="0,92 0,0 82,0 82,92">
          <text:p/>
        </draw:polygon>
        <draw:path draw:style-name="gr9" draw:text-style-name="P9" draw:layer="layout" svg:width="0.405cm" svg:height="0.6cm" svg:x="1.787cm" svg:y="10.472cm" svg:viewBox="0 0 406 601" svg:d="M406 301l-1 17v16l-1 15-1 15-2 15-1 13-2 14-3 12-2 13-4 11-3 12-3 11-4 10-4 10-4 9-5 9-4 9-5 8-6 8-5 7-6 7-5 6-6 7-6 5-7 5-6 5-7 5-7 4-7 3-8 4-7 2-8 3-7 2-8 2-8 2-8 1-8 1-8 1-8 1h-9-8l-8-1-9-1-8-1-8-1-8-2-8-2-7-2-8-3-7-2-7-4-7-3-7-4-7-5-6-5-7-5-6-5-6-7-6-6-5-7-5-7-6-8-4-8-5-9-4-8-6-10-4-10-3-10-4-11-3-11-3-12-2-12-3-13-2-13-1-14-2-15-1-15-1-15v-16-17-17-17l1-16 1-15 2-15 1-15 2-13 3-13 2-13 3-11 3-12 4-11 3-10 5-10 5-9 4-9 5-9 5-8 5-7 5-7 6-7 6-7 6-5 6-6 6-5 7-4 6-5 7-3 7-4 7-2 8-3 8-4 7-2 8-2 9-1 8-1 8-1 8-1 9-1h9 8l8 1 8 1 8 1 8 1 8 1 7 2 8 2 7 4 8 3 7 2 7 4 7 3 7 5 6 4 6 5 6 6 6 5 6 7 6 7 5 7 5 7 5 8 5 9 4 9 4 9 5 10 3 10 4 11 3 12 3 11 2 13 3 13 2 13 2 15 1 15 1 15 1 16v17zM330 301v-13l-1-14v-13-12l-1-12-1-11-1-10-1-11-2-10-1-9-2-9-2-9-2-8-2-8-3-8-2-7-3-7-3-6-2-6-4-6-3-5-3-5-4-5-4-4-4-4-4-4-4-4-4-3-5-2-5-3-4-2-5-2-5-2-5-1-5-1-5-1-6-1-6-1h-5-6-6-7l-5 1-6 1-6 1-5 1-6 1-5 2-5 2-5 2-4 3-5 3-5 3-4 3-4 4-4 4-4 4-3 5-4 5-3 6-4 5-2 6-3 7-3 7-2 7-3 7-2 8-2 8-2 9-2 9-1 9-2 10-1 11-1 10-1 12-1 11v13 12l-1 14v13 13l1 13v12 12l1 12 1 11 1 11 1 10 2 10 1 9 2 9 2 8 2 9 2 8 3 7 2 7 3 8 3 6 3 6 3 6 4 6 3 4 4 5 3 5 4 4 5 4 4 3 4 3 5 3 4 3 5 2 5 2 5 2 5 2 6 1 5 1 6 1 5 1h6 6 6 5l6-1 5-1 6-1 5-1 5-2 5-2 5-2 5-2 5-3 4-3 4-3 5-3 4-4 3-4 4-5 4-5 3-4 4-6 3-6 3-6 3-6 3-8 2-7 3-7 2-8 2-9 2-8 2-9 1-9 2-10 2-10 1-11 1-11v-12l1-12v-12l1-13z">
          <text:p/>
        </draw:path>
        <draw:path draw:style-name="gr6" draw:text-style-name="P6" draw:layer="layout" svg:width="0.582cm" svg:height="0.537cm" svg:x="0.193cm" svg:y="12.792cm" svg:viewBox="0 0 583 538" svg:d="M583 137l-221 135v144h221v122h-583v-292-11-10l1-10 1-10 1-10 1-9 2-9 2-9 2-9 2-8 3-8 2-8 3-7 3-7 4-7 4-7 3-7 4-6 5-6 4-5 4-5 5-5 5-5 5-5 6-4 5-4 6-4 6-3 6-3 7-3 7-2 6-3 7-2 7-2 7-1 8-1 7-1 8-1h8 7 7 6l6 1h7l6 1 6 1 5 1 6 2 6 2 5 2 6 1 5 3 5 2 5 3 5 2 5 3 4 3 5 3 4 3 4 4 5 3 3 4 4 3 4 4 4 4 3 4 3 4 4 5 3 4 3 5 3 5 2 5 3 5 2 5 2 4 2 6 2 5 2 5 1 6 1 5 245-157zM179 152h-8l-8 1-7 1-7 2-7 2-6 4-5 3-6 5-5 4-4 5-4 6-3 6-3 7-3 8-2 7-2 8-3 9-1 9v10l-1 10v157h174v-160-6l-1-5v-5l-1-5v-5l-1-4-1-5v-4l-1-4-2-4-1-4-2-4-1-3-2-4-2-3-1-3-2-3-3-3-2-3-2-2-2-3-3-2-3-2-2-3-3-2-3-1-3-2-3-2-3-1-3-1-3-1-4-1-3-2h-3l-4-1-4-1h-3-4-4z">
          <text:p/>
        </draw:path>
        <draw:path draw:style-name="gr6" draw:text-style-name="P6" draw:layer="layout" svg:width="0.464cm" svg:height="0.452cm" svg:x="0.32cm" svg:y="12.298cm" svg:viewBox="0 0 465 453" svg:d="M465 315l-1 6v7 6l-1 6-1 5v6l-2 6-1 5-1 6-2 5-2 5-2 5-2 4-3 5-2 4-3 4-3 5-3 3-3 4-3 4-4 3-3 4-4 3-4 3-5 2-4 3-4 3-5 2-5 2-5 2-5 2-5 2-6 1-6 1-6 1-6 1-5 1h-7l-6 1h-6-8l-8-1-7-1-7-1-7-1-6-1-6-2-6-2-6-2-6-3-5-3-5-3-5-3-5-4-4-4-5-4-4-4-3-4-4-4-3-5-4-5-3-5-3-5-2-6-3-5-2-6-3-6-2-6-1-6-2-6-2-7-1-6-1-7-1-7-1-7-1-7v-7l-1-7v-7-7l-2-96h-23-5-4-4l-5 1h-4-4l-4 1-3 1h-4l-3 1-3 1-4 1-2 1-4 1-2 1-3 2-2 1-3 2-2 1-2 2-2 1-2 2-2 2-1 2-2 2-1 2-2 2-1 3-1 2v2l-2 3v2l-1 3v3l-1 2v3l-1 3v3 3 3 3 3 3 2l1 3v2 3l1 2v3l1 2v2l1 3 1 2 1 1 1 2 1 3 1 1 2 2 1 2 1 2 2 1 1 2 2 1 2 2 1 1 3 1 2 2 2 1 2 1 3 1 2 1 3 1 3 1 2 1h3l3 1 4 1h3l4 1h3l-6 121-6-1-5-1-6-1-5-2-6-2-5-2-5-2-5-2-5-2-5-3-5-3-4-3-5-3-4-3-5-4-4-3-4-4-4-4-4-5-3-4-4-5-3-5-3-5-3-6-3-5-2-6-3-6-2-7-3-6-1-7-2-7-2-7-2-7-1-8-1-8-1-8v-8l-1-9v-9-9-8-8l1-8v-8l1-7 1-8 2-7 1-7 2-7 2-6 2-7 3-6 2-6 3-6 3-6 3-5 3-5 4-5 4-5 4-5 4-4 5-5 4-4 5-4 5-4 5-3 5-3 6-3 5-3 6-3 6-2 7-2 6-2 7-1 6-1 7-1 7-1 8-1h7l8-1h163 3 3 3 3 3 3 2 3l3-1h2 3 2l2-1h2l2-1h3l2-1 1-1h3l1-1 2-1 3-1 1-1 1-1 1-1 2-1 1-1 1-2 1-1 1-1 1-2v-1l1-2 1-2v-2l1-2v-2-2-2-2-3-2-3-3-2l-1-3v-2-3l-1-2v-3h63v2 2l1 2v2l1 2v2l1 1v2 2l1 2 1 2v1 2l1 1v2 2l1 1v2 2 1l1 2v1 2 2 2l1 2v1 2 2 2 2l1 2v2 2 2 2 2 3 2 2 9l-1 8-1 8-1 8-2 7-3 6-2 6-4 5-3 5-4 4-5 4-4 4-6 3-6 3-6 3-6 2-7 2-8 2-7 1-8 1v3l8 4 7 5 8 6 7 5 7 6 6 6 6 7 6 6 5 7 4 7 5 8 4 7 3 8 3 9 3 8 2 9 2 9 1 10v10zM248 180l1 59v4 4l1 3v4 4l1 3v4 3l1 3v4l1 3v3l1 3 1 3 1 3 1 3 1 3 1 3 2 3 1 2 1 3 2 2 2 2 2 2 1 2 3 2 2 2 2 2 3 1 2 2 3 1 3 2 4 1 3 1h4l4 1 3 1h5 4l5 1 6-1h6l5-1 6-1 5-1 4-2 4-2 4-2 4-2 3-3 3-3 3-3 3-4 2-3 2-4 1-4 1-5 1-4v-4l1-5v-5l-1-4v-4l-1-5-1-4-1-3-1-5-1-4-2-3-3-4-2-3-2-4-2-3-2-3-3-4-2-3-3-3-3-2-3-3-3-2-3-3-3-2-4-3-3-2-4-2-3-2-4-1-4-2-4-2-4-1-4-1-4-2-4-1-4-1-4-1h-4l-5-1h-4-4-4z">
          <text:p/>
        </draw:path>
        <draw:polygon draw:style-name="gr6" draw:text-style-name="P6" draw:layer="layout" svg:width="0.56cm" svg:height="0.261cm" svg:x="0.223cm" svg:y="12.032cm" svg:viewBox="0 0 561 262" draw:points="561,98 560,109 560,119 558,127 556,136 554,144 551,152 547,159 543,166 538,172 533,178 527,183 521,188 514,192 506,195 498,199 489,201 480,203 470,205 459,205 448,206 185,206 185,262 106,262 106,200 0,163 0,90 106,90 106,5 185,5 185,90 417,90 423,90 429,89 435,89 440,88 445,86 450,85 454,84 458,82 462,79 465,77 468,74 471,72 473,68 475,65 477,61 478,58 479,53 480,49 480,44 481,39 481,37 481,35 480,33 480,30 480,29 480,27 480,25 480,23 479,21 479,19 478,18 478,16 478,14 477,12 477,10 477,8 476,6 476,4 475,2 475,0 547,0 548,4 549,9 550,13 552,17 553,22 554,27 555,31 555,36 556,41 557,45 558,50 558,55 559,60 559,65 560,71 560,76 560,81 561,86 561,92">
          <text:p/>
        </draw:polygon>
        <draw:path draw:style-name="gr6" draw:text-style-name="P6" draw:layer="layout" svg:width="0.613cm" svg:height="0.117cm" svg:x="0.162cm" svg:y="11.846cm" svg:viewBox="0 0 614 118" svg:d="M86 118h-86v-118h86zM614 118h-447v-118h447z">
          <text:p/>
        </draw:path>
        <draw:path draw:style-name="gr6" draw:text-style-name="P6" draw:layer="layout" svg:width="0.464cm" svg:height="0.451cm" svg:x="0.32cm" svg:y="11.302cm" svg:viewBox="0 0 465 452" svg:d="M231 0l10 1h10l10 1 10 1 9 1 9 1 10 2 9 2 9 3 8 3 9 3 8 3 7 3 8 4 8 4 7 5 8 4 7 5 6 6 7 5 6 6 5 6 6 7 5 6 5 7 5 7 4 8 4 8 4 8 4 8 3 9 3 9 2 9 2 10 2 9 2 11 1 10 1 11v11l1 12-1 10v11l-1 10-1 10-2 10-2 9-2 10-2 9-3 9-3 8-4 8-4 8-4 8-4 7-5 7-5 7-5 7-5 6-6 6-6 6-6 6-7 5-6 5-8 5-7 4-8 4-8 4-8 4-8 3-8 3-9 3-8 2-10 2-9 2-9 1-10 2-9 1-10 1h-11-10-10-10l-9-1-10-1-9-1-9-2-9-1-9-2-8-3-9-2-8-3-8-3-9-4-7-4-8-4-7-4-7-5-7-5-6-5-7-5-6-6-6-6-5-7-5-6-5-7-5-8-4-7-4-8-4-8-4-8-3-9-3-9-3-9-2-10-2-10-1-9-2-11v-11l-1-10v-12-12l1-11v-12l2-11 1-11 2-10 2-10 3-9 3-9 3-9 4-8 4-8 4-8 4-8 5-7 5-6 5-7 5-6 6-6 6-5 7-6 6-5 7-4 7-5 7-4 7-4 8-3 8-4 8-2 8-3 9-2 9-3 9-2 9-1 9-2 9-1 10-1h9 10zM231 122h-15l-15 1-14 1-13 2-12 2-11 3-10 4-9 3-9 5-7 5-8 5-6 6-5 7-4 6-5 8-3 7-2 9-2 9-1 10v9 10l1 10 2 9 2 8 4 9 4 7 4 7 6 7 6 6 7 6 8 5 8 5 10 4 10 3 11 4 12 2 13 2 13 1 15 1h15 8 8 7l8-1h7l6-1 7-1 6-1 6-1 6-2 6-1 5-2 6-2 5-1 4-3 5-2 5-2 4-2 4-3 4-2 4-3 3-3 3-3 3-3 3-3 3-3 2-3 3-4 2-3 3-4 1-4 2-4 1-4 1-4 1-4 1-4v-4l1-4v-5-4-5-5l-1-5v-5l-1-4-1-5-1-5-1-4-2-5-1-4-3-4-2-4-3-3-2-4-3-3-3-4-3-3-3-3-3-3-4-3-4-2-4-3-4-2-5-3-5-2-4-1-5-3-6-1-5-2-6-1-6-1-6-2-6-1-7-1h-6l-7-1h-8l-7-1h-8z">
          <text:p/>
        </draw:path>
        <draw:polygon draw:style-name="gr10" draw:text-style-name="P1" draw:layer="layout" svg:width="3.727cm" svg:height="2.557cm" svg:x="34.179cm" svg:y="11.049cm" svg:viewBox="0 0 3728 2558" draw:points="0,2558 3728,2558 3728,0 0,0">
          <text:p/>
        </draw:polygon>
        <draw:polygon draw:style-name="gr6" draw:text-style-name="P6" draw:layer="layout" svg:width="0.413cm" svg:height="0.464cm" svg:x="34.406cm" svg:y="11.457cm" svg:viewBox="0 0 414 465" draw:points="213,465 203,465 192,464 182,463 173,462 163,461 154,459 145,457 136,454 128,452 120,448 112,445 104,441 97,437 90,433 83,428 76,423 69,418 64,413 58,407 52,401 47,395 43,389 38,382 33,375 29,368 26,361 22,353 19,345 15,337 13,328 10,320 8,311 6,302 5,293 3,283 2,274 1,264 0,254 0,244 0,234 0,223 0,212 1,202 2,192 3,182 5,172 7,162 9,153 11,144 14,135 17,126 20,118 24,110 28,102 32,95 36,88 40,80 45,74 50,68 56,61 61,56 67,50 73,45 81,40 87,35 94,30 101,26 109,23 116,19 124,16 132,13 140,10 149,7 158,6 167,4 176,2 185,1 195,0 205,0 215,0 223,0 232,0 240,1 248,2 256,3 263,4 271,6 278,7 285,9 292,11 298,14 305,17 311,19 317,22 323,25 329,29 334,32 340,36 345,39 350,43 355,47 359,52 364,56 368,60 372,65 376,70 379,75 383,80 386,85 389,90 392,96 395,102 397,107 400,113 402,119 404,125 406,131 408,137 409,143 410,149 293,155 292,148 291,142 289,135 287,130 285,124 282,119 279,114 276,109 272,104 268,100 264,96 260,93 255,90 250,87 245,85 239,83 233,82 226,80 219,80 212,80 203,80 195,81 186,83 179,86 172,89 165,94 159,98 154,104 149,111 144,118 140,126 136,135 133,144 130,155 128,165 126,177 124,189 123,202 123,216 123,230 123,259 126,285 131,309 137,329 146,346 155,360 167,371 181,379 197,384 214,386 220,385 227,384 233,383 239,382 244,380 250,378 255,375 260,372 265,369 269,365 274,360 277,356 281,349 285,344 287,338 290,331 292,324 294,317 296,309 297,301 414,307 413,313 412,319 410,325 409,331 407,337 405,343 402,349 400,356 397,362 395,367 391,373 388,378 385,383 381,389 377,394 373,399 369,404 365,408 360,413 355,417 350,422 345,425 339,429 333,433 327,437 321,440 315,443 308,446 301,449 294,452 287,454 280,456 272,459 264,460 256,461 248,463 240,464 231,464 222,465">
          <text:p/>
        </draw:polygon>
        <draw:path draw:style-name="gr6" draw:text-style-name="P6" draw:layer="layout" svg:width="0.45cm" svg:height="0.464cm" svg:x="34.877cm" svg:y="11.457cm" svg:viewBox="0 0 451 465" svg:d="M451 231v11 10l-1 9-1 10-2 9-2 10-2 9-2 9-2 9-3 8-3 9-3 8-4 9-3 7-5 8-4 7-5 7-5 7-5 7-5 6-6 6-6 6-7 5-6 5-8 5-7 5-7 4-8 4-8 4-9 4-8 3-9 3-9 2-10 3-10 1-10 2-10 1-11 1-11 1h-11-11l-10-1-11-1-9-1-10-2-10-1-9-3-9-2-9-3-8-3-8-4-8-3-8-5-8-4-7-4-7-5-6-6-7-5-6-6-5-6-6-6-5-6-5-7-5-7-4-8-4-7-4-7-4-9-3-9-3-8-3-8-2-9-2-9-2-10-2-9-1-10-1-9-1-10v-10-11-9-10l1-10 1-9 1-10 1-9 2-9 2-9 2-8 3-9 3-8 3-8 4-8 4-8 4-7 4-8 5-7 5-7 5-6 5-6 6-6 6-6 7-6 6-5 7-5 7-5 8-4 8-4 8-4 8-4 9-3 8-3 10-3 10-2 9-2 10-1 11-2h10l11-1h12 12l11 1h11l11 2 10 1 11 2 10 2 9 3 9 3 9 3 8 4 8 4 8 4 7 4 7 5 7 5 7 5 6 6 6 6 5 6 5 6 5 6 5 7 5 7 3 7 4 8 4 7 3 8 3 9 3 8 2 8 2 9 2 9 2 9 1 9 3 9v10l1 10v10zM329 231v-15l-1-15-1-14-2-12-3-12-3-12-3-10-4-9-4-9-5-7-5-7-6-6-7-6-7-4-7-4-8-4-8-2-9-2-9-1h-10-10l-9 1-9 2-9 2-8 4-7 4-8 4-6 6-7 6-5 7-6 8-4 8-4 10-4 10-3 11-2 12-2 13-1 13-1 15v15 8 8 7l1 8v7l1 7 1 6 1 7 1 6 2 6 1 5 2 6 2 5 1 5 2 5 3 5 2 4 2 4 3 4 2 4 3 5 3 3 3 3 3 3 3 3 3 3 3 2 4 3 3 2 4 2 4 1 4 2 3 1 4 1 5 1 3 1h5l4 1h5l4 1 5-1h5l5-1h5l4-1 5-1 4-1 4-1 4-2 4-1 5-2 3-2 4-3 3-2 4-3 3-3 3-3 4-3 2-3 3-5 3-4 2-4 3-4 2-4 2-5 2-5 2-5 2-5 2-6 1-5 1-6 1-6 1-7 2-6v-7l1-7v-8l1-7v-8z">
          <text:p/>
        </draw:path>
        <draw:polygon draw:style-name="gr6" draw:text-style-name="P6" draw:layer="layout" svg:width="0.409cm" svg:height="0.456cm" svg:x="35.416cm" svg:y="11.456cm" svg:viewBox="0 0 410 457" draw:points="294,457 294,207 294,201 294,196 294,191 294,187 293,182 293,177 292,171 292,167 291,162 290,158 289,154 288,150 287,145 286,141 285,138 282,134 281,130 279,127 278,124 276,121 274,118 272,115 269,112 267,109 265,107 262,104 260,102 257,100 254,98 251,96 248,95 244,93 241,92 238,91 234,90 230,89 226,89 222,88 218,88 214,88 209,88 206,88 201,89 197,89 194,90 190,91 186,92 182,94 179,96 175,97 172,99 169,101 165,103 163,106 159,108 157,111 154,114 151,117 148,120 146,124 144,127 141,131 139,134 137,138 135,142 133,147 131,151 129,155 128,160 127,165 125,169 124,175 123,180 122,185 122,190 121,196 121,201 120,207 120,212 120,218 120,457 4,457 4,109 4,106 4,103 4,101 4,98 3,95 3,92 3,89 3,86 3,83 3,79 3,77 3,73 3,71 3,67 3,65 3,62 3,59 3,56 3,53 2,50 2,48 2,45 2,42 2,40 2,37 2,35 2,32 2,30 2,28 2,26 2,24 1,21 1,19 1,18 1,16 1,14 1,13 1,12 1,10 0,9 111,9 111,10 111,11 112,13 112,14 112,16 112,17 112,19 112,21 113,23 113,25 113,27 113,30 114,32 114,34 114,37 114,39 114,42 114,44 114,47 115,49 115,52 115,55 115,57 115,60 115,62 115,65 115,68 116,71 116,73 116,76 116,78 116,81 116,83 116,86 116,88 116,90 116,92 117,94 117,96 117,98 118,98 123,88 128,79 133,70 139,62 145,54 151,47 157,40 164,34 170,29 177,24 184,19 192,15 200,12 208,9 216,6 225,4 234,2 243,1 253,1 262,0 270,1 278,1 286,2 293,2 300,4 307,5 313,7 320,9 325,11 331,14 337,17 342,19 347,23 352,26 357,30 361,33 365,37 370,41 373,45 377,50 380,55 383,60 387,65 389,70 392,75 395,81 397,86 399,92 401,98 402,105 404,111 405,117 406,124 407,130 408,137 409,144 409,151 410,158 410,165 410,173 410,457">
          <text:p/>
        </draw:polygon>
        <draw:polygon draw:style-name="gr6" draw:text-style-name="P6" draw:layer="layout" svg:width="0.261cm" svg:height="0.56cm" svg:x="35.888cm" svg:y="11.36cm" svg:viewBox="0 0 262 561" draw:points="163,561 153,561 144,560 135,558 126,557 118,554 110,551 103,547 97,543 90,539 85,533 79,527 74,521 70,514 67,506 64,498 61,489 59,480 58,470 57,460 57,448 57,185 0,185 0,106 62,106 99,0 172,0 172,106 256,106 256,185 172,185 172,417 172,423 172,429 173,435 174,441 175,446 176,450 178,454 180,459 182,462 184,465 187,468 190,471 193,473 196,475 200,477 204,478 208,479 213,480 218,480 223,481 225,481 227,481 229,480 231,480 233,480 235,480 237,480 238,480 240,479 242,479 244,479 245,478 247,478 249,478 251,477 253,477 255,476 257,476 259,475 262,475 262,547 257,548 253,550 248,551 244,552 239,553 235,554 230,555 225,556 221,557 216,557 211,558 206,558 201,559 196,559 191,560 185,560 180,561 175,561 169,561">
          <text:p/>
        </draw:polygon>
        <draw:polygon draw:style-name="gr6" draw:text-style-name="P6" draw:layer="layout" svg:width="0.26cm" svg:height="0.456cm" svg:x="36.216cm" svg:y="11.456cm" svg:viewBox="0 0 261 457" draw:points="3,457 3,114 3,111 3,108 3,105 3,102 3,99 3,96 2,93 2,90 2,87 2,84 2,80 2,77 2,74 2,71 2,68 2,65 2,62 2,59 2,56 1,53 1,50 1,47 1,44 1,42 1,39 1,36 1,34 1,31 1,29 1,26 1,24 1,22 0,20 0,18 0,16 0,14 0,13 0,12 0,10 0,9 111,9 111,10 112,12 112,13 112,14 112,16 112,18 112,20 112,22 113,24 113,26 113,29 113,31 114,34 114,37 114,39 114,42 114,44 114,47 115,50 115,53 115,56 115,59 115,62 115,65 115,67 115,71 116,73 116,76 116,79 116,82 116,85 116,87 116,90 116,92 116,95 117,97 117,99 117,101 117,103 117,105 118,105 120,100 122,95 123,91 125,86 127,81 129,77 130,73 132,69 134,65 136,61 138,57 139,54 141,50 143,47 145,43 147,40 149,37 151,34 154,31 156,29 158,26 161,23 164,21 166,19 169,17 172,15 175,13 178,11 181,9 184,8 188,7 192,5 195,4 199,3 203,2 207,2 212,1 216,1 220,1 225,0 228,1 230,1 232,1 234,1 236,1 238,1 240,1 242,2 244,2 246,2 248,3 250,3 251,3 253,4 255,5 256,5 258,5 259,6 260,6 261,7 261,104 259,103 257,103 255,102 253,102 250,102 248,101 245,101 243,101 241,100 239,100 236,99 234,99 231,99 229,98 226,98 224,98 221,98 218,98 215,98 212,98 203,98 195,99 187,101 180,103 173,106 166,110 160,115 154,120 149,126 144,133 139,140 135,148 132,157 129,166 126,177 124,188 122,200 121,212 120,225 120,238 120,457">
          <text:p/>
        </draw:polygon>
        <draw:path draw:style-name="gr6" draw:text-style-name="P6" draw:layer="layout" svg:width="0.451cm" svg:height="0.464cm" svg:x="36.514cm" svg:y="11.457cm" svg:viewBox="0 0 452 465" svg:d="M138 465h-7-6l-6-1h-6l-6-2h-6l-5-2-6-1-5-1-5-2-5-2-5-2-5-2-4-2-4-3-5-3-4-2-4-4-4-3-3-3-4-4-3-3-3-4-3-4-3-4-3-5-2-4-2-5-3-5-1-5-2-5-2-5-1-5-2-6-1-6v-5l-1-7-1-6v-6-7-8-7l1-8 1-7 1-7 2-6 2-6 2-6 2-6 3-6 3-5 3-5 3-5 4-5 3-4 4-4 4-5 4-3 5-4 5-3 5-4 5-3 5-3 5-3 6-2 5-2 6-2 6-2 6-2 7-2 6-1 7-2 6-1 8-1 6-1 7-1h7l7-1h7 8l97-2v-22-5-5l-1-5v-4-4l-1-4v-3l-1-4-1-4-1-3v-3l-2-3-1-4-1-2-1-3-1-3-2-2-1-3-1-2-2-2-2-2-2-2-1-1-3-2-1-2-2-1-4-1-2-1-2-2h-3l-2-1-3-1-2-1h-3l-3-1h-2-3l-3-1h-3-3-3-3l-3 1h-3-2-3l-2 1h-3l-2 1h-3l-2 1h-2l-2 1-2 1-2 1-2 1-2 1-1 2-2 1-2 1-2 2-1 1-2 2-1 2-1 2-2 2-1 2-1 2-1 2-2 3v2l-1 3-1 3-1 3-1 2-1 4v3l-1 3v4l-1 3-121-5 1-6 2-6 1-6 2-5 1-6 2-5 2-5 3-5 2-5 3-5 2-5 3-4 3-5 4-4 3-5 4-4 4-4 4-4 4-3 5-4 4-3 6-4 5-3 5-3 6-2 6-3 6-3 6-2 7-2 6-2 7-2 8-2 7-1 8-1 7-2 9-1h8l8-1h9 9 9 8l8 1h9l7 1 7 2 7 1 8 1 6 2 7 2 6 2 7 3 6 2 6 3 5 3 6 3 5 4 5 4 5 3 4 4 5 5 4 4 4 4 4 5 3 5 4 5 3 5 3 6 2 5 3 6 2 6 2 6 2 7 2 6 1 7 1 8 1 7 1 7v7 8 163 3 4 2 3 3l1 3v3 2 3 3l1 3v2 2l1 3v2l1 2v2l1 2 1 1 1 3 1 1v1l1 2 1 2 2 1 1 1 1 1 1 1 1 1 2 1 1 1 2 1h2l2 1h1l2 1h2 2 2 3 2 3 3 2 3l2-1h3 2l3-1h2v63h-1l-3 1h-2l-1 1h-2l-2 1h-2-2l-2 1h-1l-2 1h-2-1l-2 1h-1l-2 1h-2-1-2l-2 1h-1-2-2l-2 1h-1-2-2-2-1l-3 1h-1-2-2-2-2-3-2-2-3-2-9-8l-7-1-8-2-6-2-6-2-6-3-6-3-4-4-5-4-4-5-3-4-4-6-3-6-2-6-3-6-2-7-1-7-2-8-1-8h-2l-5 8-5 8-5 7-6 7-6 7-6 6-6 6-8 6-6 5-8 5-7 4-8 4-8 3-8 3-9 3-8 2-10 2-9 1-10 1zM274 248l-61 1h-3-4l-4 1h-3-4l-3 1h-4l-3 1h-4l-3 1h-4l-3 1h-3l-3 1-3 1-3 1-3 1-2 1-3 2-3 1-2 2-2 1-2 2-3 2-2 2-2 2-2 2-1 3-2 2-1 3-2 2-1 4-1 3-1 3-1 4-1 4v4l-1 4v4 5 6l1 6 1 6 1 5 1 5 1 5 2 5 2 4 3 3 3 3 3 3 3 3 3 2 4 2 4 2 4 1 4 1 5 1h4l5 1h4l5-1h4l4-1 4-1 4-1 4-1 4-1 4-2 3-2 4-2 3-2 4-2 3-2 3-3 3-2 3-3 3-3 4-3 2-3 2-4 3-3 2-3 2-4 2-3 2-4 2-4 2-4 1-4 2-3 1-5 1-4 1-4 1-4 1-4 1-4v-4-5l1-4v-4z">
          <text:p/>
        </draw:path>
        <draw:polygon draw:style-name="gr6" draw:text-style-name="P6" draw:layer="layout" svg:width="0.406cm" svg:height="0.465cm" svg:x="36.99cm" svg:y="11.456cm" svg:viewBox="0 0 407 466" draw:points="407,326 407,332 407,339 406,345 405,351 404,356 402,362 401,368 399,373 396,379 394,385 391,390 388,395 384,400 381,404 377,408 373,413 369,417 364,421 360,425 355,429 350,432 344,435 338,438 332,442 326,444 320,447 313,450 306,452 299,454 292,456 284,458 277,460 269,461 260,462 252,463 243,464 235,465 226,465 217,466 207,466 199,466 190,466 182,465 174,465 166,464 158,463 151,463 143,462 136,461 129,460 122,458 116,457 109,455 103,453 97,451 91,449 85,447 80,445 74,442 69,439 64,436 59,433 54,430 50,426 45,423 41,419 37,415 33,411 29,407 26,402 23,397 19,393 16,388 13,382 11,377 8,370 6,364 4,358 2,351 0,345 102,329 103,333 104,337 105,340 107,343 108,346 109,349 111,352 112,355 114,357 116,360 117,362 119,364 121,366 123,368 125,370 127,372 130,373 132,375 134,377 137,378 140,380 143,381 145,382 148,383 151,384 154,384 157,385 161,386 164,386 168,387 171,387 175,388 179,388 182,388 186,388 190,389 194,389 199,389 203,389 207,389 211,389 215,389 219,389 223,389 226,388 230,388 233,388 237,388 241,387 244,387 247,386 251,386 254,385 257,384 260,384 263,383 266,382 268,381 271,380 274,379 276,378 279,375 281,374 283,372 285,371 287,370 289,368 291,366 292,364 293,362 295,360 296,358 297,356 298,353 299,351 299,348 300,345 300,343 301,340 301,337 301,333 300,330 299,327 299,324 298,321 297,319 296,316 294,314 292,311 290,309 288,307 286,305 284,303 281,302 278,300 275,298 273,297 269,296 266,294 262,293 259,291 255,290 251,289 248,288 243,287 239,286 235,285 231,284 226,283 221,281 217,281 212,280 207,279 202,278 197,276 192,275 187,274 181,273 176,272 171,271 165,269 158,268 153,267 147,265 142,263 136,262 131,261 125,259 120,257 114,256 109,254 104,252 98,250 94,248 89,245 84,243 79,240 74,238 70,235 66,232 61,229 57,226 53,222 50,219 46,215 43,211 40,207 36,203 34,199 31,194 28,190 26,184 24,180 22,174 21,168 20,162 19,156 18,150 18,143 18,136 18,130 18,124 19,118 20,112 21,106 22,101 24,95 25,90 28,85 30,79 32,74 35,70 38,65 42,61 45,56 49,52 53,48 57,44 62,41 66,37 71,33 77,30 82,27 88,24 93,21 99,19 105,16 112,14 119,12 126,10 133,8 140,7 148,5 156,4 165,3 173,2 181,1 190,1 199,1 208,0 215,1 222,1 229,1 236,2 243,2 250,3 256,4 263,5 269,6 276,7 282,9 288,11 294,12 300,14 305,16 311,18 316,21 322,23 327,26 332,29 337,32 341,35 346,38 351,42 355,45 359,49 363,53 366,57 370,62 373,66 377,71 380,76 383,81 385,86 388,91 390,97 392,103 394,109 395,115 397,121 294,132 293,129 293,126 292,123 291,120 290,117 289,115 288,112 286,110 285,108 284,105 282,103 280,101 279,99 277,98 275,96 273,94 271,93 269,91 267,90 265,89 263,87 261,86 258,85 256,84 253,83 251,83 248,82 245,81 243,81 240,80 237,80 234,79 231,79 228,79 225,78 222,78 218,78 215,78 211,78 208,78 200,78 192,78 185,79 178,80 172,80 166,82 160,83 154,85 149,86 145,89 141,91 138,93 134,96 132,99 129,103 128,106 126,110 125,114 125,119 124,124 124,127 125,129 125,132 126,135 126,138 127,140 128,142 129,144 131,146 133,148 134,150 136,152 138,153 140,155 143,157 145,158 148,159 151,161 153,162 157,163 161,164 164,166 168,167 171,168 175,169 178,170 182,171 186,172 190,173 194,174 199,175 203,175 207,176 212,177 217,178 222,180 226,181 231,182 236,183 241,184 247,186 253,187 260,188 266,190 272,191 278,193 284,195 290,196 296,198 302,200 308,201 314,204 319,206 325,208 330,210 335,213 341,216 346,218 350,221 355,224 360,227 364,231 368,234 372,238 376,242 380,246 383,250 387,254 390,259 393,264 395,269 398,274 400,280 402,285 404,291 405,298 406,304 407,311 407,319">
          <text:p/>
        </draw:polygon>
        <draw:polygon draw:style-name="gr6" draw:text-style-name="P6" draw:layer="layout" svg:width="0.262cm" svg:height="0.56cm" svg:x="37.441cm" svg:y="11.36cm" svg:viewBox="0 0 263 561" draw:points="165,561 155,561 145,560 136,558 128,557 119,554 112,551 104,547 98,543 92,539 86,533 80,527 76,521 71,514 68,506 65,498 62,489 60,480 59,470 58,460 58,448 58,185 0,185 0,106 64,106 100,0 173,0 173,106 258,106 258,185 173,185 173,417 173,423 173,429 174,435 175,441 176,446 177,450 179,454 181,459 183,462 185,465 188,468 191,471 194,473 197,475 201,477 205,478 209,479 214,480 219,480 224,481 226,481 228,481 230,480 232,480 234,480 236,480 238,480 240,480 241,479 243,479 245,479 247,478 249,478 250,478 252,477 254,477 256,476 258,476 261,475 263,475 263,547 258,548 254,550 250,551 245,552 240,553 236,554 231,555 227,556 222,557 217,557 212,558 207,558 202,559 197,559 192,560 187,560 181,561 176,561 170,561">
          <text:p/>
        </draw:polygon>
        <draw:polygon draw:style-name="gr2" draw:text-style-name="P2" draw:layer="layout" svg:width="0.61cm" svg:height="0.609cm" svg:x="34.372cm" svg:y="12.194cm" svg:viewBox="0 0 611 610" draw:points="0,610 611,610 611,0 0,0">
          <text:p/>
        </draw:polygon>
        <draw:polygon draw:style-name="gr3" draw:text-style-name="P3" draw:layer="layout" svg:width="0.56cm" svg:height="0.559cm" svg:x="34.397cm" svg:y="12.219cm" svg:viewBox="0 0 561 560" draw:points="0,560 561,560 561,0 0,0">
          <text:p/>
        </draw:polygon>
        <draw:polygon draw:style-name="gr2" draw:text-style-name="P2" draw:layer="layout" svg:width="0.61cm" svg:height="0.61cm" svg:x="34.372cm" svg:y="12.803cm" svg:viewBox="0 0 611 611" draw:points="0,611 611,611 611,0 0,0">
          <text:p/>
        </draw:polygon>
        <draw:polygon draw:style-name="gr4" draw:text-style-name="P4" draw:layer="layout" svg:width="0.56cm" svg:height="0.56cm" svg:x="34.397cm" svg:y="12.828cm" svg:viewBox="0 0 561 561" draw:points="0,561 561,561 561,0 0,0">
          <text:p/>
        </draw:polygon>
        <draw:polygon draw:style-name="gr6" draw:text-style-name="P6" draw:layer="layout" svg:width="0.595cm" svg:height="0.437cm" svg:x="35.178cm" svg:y="12.28cm" svg:viewBox="0 0 596 438" draw:points="467,438 396,438 320,161 320,158 319,156 319,153 318,150 317,147 316,144 315,141 315,138 314,135 313,132 312,128 312,125 311,122 310,119 309,116 309,113 308,110 308,107 307,104 306,101 306,97 305,94 304,90 303,87 303,84 302,80 301,77 300,73 300,70 299,66 298,70 297,73 296,77 296,80 295,84 294,87 293,91 293,94 292,98 291,101 290,104 290,107 289,110 288,113 288,116 287,119 286,122 285,126 285,128 284,132 283,135 283,138 282,141 281,144 280,147 279,150 279,153 278,156 278,158 277,161 200,438 129,438 0,0 62,0 140,278 141,283 142,286 143,290 144,294 145,298 147,302 148,306 148,310 149,313 150,317 151,321 152,325 153,328 154,332 155,335 156,339 156,342 157,345 158,349 159,352 160,355 160,359 161,362 162,366 162,369 163,373 164,376 166,379 166,382 167,386 168,381 169,377 170,373 171,369 172,364 173,360 174,356 175,352 176,348 177,344 177,342 178,340 178,338 179,337 179,335 179,333 180,331 180,329 181,327 181,325 181,323 182,321 182,320 183,318 183,316 184,314 184,312 185,310 185,308 185,307 186,304 186,303 187,301 187,299 188,297 188,296 189,294 189,292 190,290 190,289 191,287 191,285 192,284 192,282 192,280 193,279 193,277 194,276 194,274 194,273 270,0 327,0 403,273 403,274 404,276 404,277 405,279 405,280 405,282 406,284 406,285 406,287 407,289 408,290 408,292 409,294 409,296 410,297 410,299 410,301 411,303 411,304 412,307 412,308 413,310 413,312 414,314 414,316 415,317 415,319 416,321 416,323 416,325 417,327 417,329 418,331 418,333 418,334 419,336 420,338 420,340 420,341 421,343 422,347 423,352 424,356 424,360 426,364 427,369 428,373 428,377 429,381 430,386 430,385 431,385 431,384 431,383 432,382 432,381 432,379 433,377 433,375 434,373 434,371 435,368 435,366 436,363 436,360 437,357 438,355 439,351 439,348 440,345 441,342 442,338 442,335 443,332 444,328 445,325 446,321 447,317 447,314 448,310 449,306 450,302 451,299 452,295 453,292 454,289 455,285 456,282 457,278 534,0 596,0">
          <text:p/>
        </draw:polygon>
        <draw:polygon draw:style-name="gr6" draw:text-style-name="P6" draw:layer="layout" svg:width="0.176cm" svg:height="0.466cm" svg:x="35.951cm" svg:y="12.257cm" svg:viewBox="0 0 177 467" draw:points="0,467 129,0 177,0 52,467">
          <text:p/>
        </draw:polygon>
        <draw:polygon draw:style-name="gr6" draw:text-style-name="P6" draw:layer="layout" svg:width="0.402cm" svg:height="0.45cm" svg:x="36.336cm" svg:y="12.273cm" svg:viewBox="0 0 403 451" draw:points="215,49 207,49 200,49 193,50 186,51 179,52 173,53 167,55 160,57 154,59 148,61 143,64 137,67 132,69 127,73 122,77 118,81 113,85 109,89 105,93 100,98 97,102 93,107 90,112 87,117 84,123 81,128 78,134 76,140 73,146 72,153 69,159 68,166 66,173 65,180 64,187 63,194 62,201 62,209 62,217 61,224 62,232 62,240 62,248 63,255 64,262 65,269 67,277 68,283 70,290 72,297 74,303 77,309 79,315 82,321 85,327 88,333 92,338 95,343 99,348 103,353 107,357 111,362 116,366 120,370 125,374 130,377 135,381 140,384 146,387 152,389 158,392 164,394 170,396 176,398 183,399 189,400 196,401 203,402 210,402 217,402 222,402 227,402 232,402 237,401 241,401 246,400 250,399 255,398 259,397 263,396 267,394 272,393 275,391 279,390 283,388 287,386 291,384 294,382 298,379 301,377 304,375 308,372 311,369 314,366 317,364 320,361 323,358 326,355 329,352 332,348 334,345 337,342 339,338 342,334 344,331 346,327 349,323 351,320 353,316 355,311 403,336 401,341 399,345 396,350 393,355 390,359 387,364 384,368 381,373 378,377 374,381 371,386 367,389 363,393 359,397 356,401 351,405 347,408 342,412 338,415 333,418 329,421 324,424 319,426 314,429 309,432 303,434 298,436 292,438 286,441 280,442 274,444 268,445 262,447 256,448 249,449 242,450 236,450 229,451 221,451 214,451 204,451 194,450 184,450 174,448 165,447 155,445 146,443 138,440 129,437 121,434 114,431 106,427 99,423 92,419 85,414 78,409 72,404 66,399 60,393 55,387 49,381 43,375 39,368 35,361 30,354 26,347 23,339 19,332 17,323 14,315 11,307 9,298 7,290 5,281 3,272 2,263 1,253 1,244 0,234 0,224 0,214 1,204 1,195 2,185 4,176 5,166 7,158 9,149 12,140 14,132 17,124 20,116 24,108 28,101 32,94 36,87 41,80 46,73 51,67 56,61 62,55 68,50 74,45 80,40 87,35 94,31 101,27 108,23 116,19 123,16 131,13 140,11 148,8 157,6 166,5 175,3 184,2 194,1 204,1 214,0 228,1 241,1 254,3 266,5 278,7 290,10 300,14 311,18 321,23 330,28 340,34 348,40 357,47 364,54 371,62 378,70 384,80 390,89 395,99 399,110 343,128 342,125 341,122 339,119 338,116 336,113 334,110 333,107 330,104 329,102 327,99 324,96 322,93 320,91 317,88 315,85 312,83 309,81 306,78 303,76 300,73 297,71 294,68 290,67 287,65 283,63 279,61 275,60 271,58 267,57 263,55 259,54 254,53 250,52 245,51 241,50 236,50 230,49 225,49 220,49">
          <text:p/>
        </draw:polygon>
        <draw:path draw:style-name="gr6" draw:text-style-name="P6" draw:layer="layout" svg:width="0.421cm" svg:height="0.436cm" svg:x="35.177cm" svg:y="12.89cm" svg:viewBox="0 0 422 437" svg:d="M361 437l-51-128h-199l-50 128h-61l178-437h67l177 437zM236 118v-2l-1-3-1-2-1-3-1-2-1-3-1-2-1-3-1-2-1-3-1-2-1-3-1-2v-2l-1-3-1-2-1-2v-3l-1-2-1-2-1-2v-2l-1-2v-2l-1-1-1-2v-1l-1-2v-2l-1-1v-1l-1-2v-1-1-1l-1-1v-1-1l-1 1v1 1 1l-1 1v1 2l-1 1v1l-1 2-1 2v1l-1 2v2l-1 2v2l-1 1-1 3v2l-1 2-1 2-1 2-1 3v2l-1 2-1 3-1 2-1 3-1 2-1 3-1 3v2l-1 3-1 2-1 2-1 3-1 2-1 3-56 143h164z">
          <text:p/>
        </draw:path>
        <draw:polygon draw:style-name="gr6" draw:text-style-name="P6" draw:layer="layout" svg:width="0.177cm" svg:height="0.467cm" svg:x="35.775cm" svg:y="12.866cm" svg:viewBox="0 0 178 468" draw:points="0,468 129,0 178,0 51,468">
          <text:p/>
        </draw:polygon>
        <draw:polygon draw:style-name="gr6" draw:text-style-name="P6" draw:layer="layout" svg:width="0.402cm" svg:height="0.45cm" svg:x="36.161cm" svg:y="12.883cm" svg:viewBox="0 0 403 451" draw:points="213,49 205,49 198,49 191,50 184,50 178,51 171,53 165,55 159,56 153,59 147,61 141,63 136,66 131,69 125,73 121,76 116,80 111,84 107,87 103,92 99,96 95,101 91,106 88,111 85,116 82,121 79,127 76,133 74,139 72,145 69,151 68,158 66,165 65,171 63,178 62,186 61,193 61,200 60,207 60,215 60,223 60,231 60,238 61,246 61,254 62,261 63,268 65,275 66,282 68,289 70,295 72,302 75,308 78,314 80,320 83,326 86,331 90,336 93,341 97,347 101,351 105,356 109,360 114,366 119,370 123,373 128,377 133,380 139,383 144,386 150,389 156,391 162,394 168,396 174,397 181,399 187,400 194,401 201,401 208,402 215,402 221,402 226,402 231,401 236,401 241,400 245,400 250,399 254,398 258,397 262,395 267,394 271,393 275,391 279,389 283,387 286,385 290,383 293,381 297,379 300,377 304,374 307,372 310,369 313,366 316,362 320,359 322,357 325,353 328,350 331,347 333,344 336,340 339,337 341,333 343,329 346,326 348,322 350,318 352,314 354,310 403,334 400,339 398,344 395,349 392,353 389,358 387,364 383,368 380,372 377,377 374,381 370,385 366,389 363,393 359,397 354,401 351,404 346,408 342,411 337,414 333,418 328,420 323,424 318,426 313,429 308,431 302,434 297,436 291,438 285,440 280,442 274,444 267,445 261,447 255,448 248,449 242,449 235,450 228,450 221,451 212,451 202,450 192,450 182,449 172,448 163,447 153,445 145,443 136,440 128,437 120,434 112,430 104,427 97,423 90,418 83,414 77,409 70,404 64,398 58,393 53,387 48,381 43,374 38,367 34,360 30,353 26,345 22,338 19,330 16,322 13,314 10,305 8,297 6,288 4,279 3,271 2,261 1,252 0,242 0,233 0,223 0,213 0,203 1,193 2,184 3,174 5,165 6,156 8,147 11,139 13,130 17,122 20,115 23,107 27,100 31,92 35,86 39,79 44,73 49,66 55,61 60,55 66,49 72,44 79,39 85,35 92,31 99,26 106,23 114,19 122,16 130,13 138,10 146,8 155,6 164,4 173,3 183,1 192,1 202,0 212,0 227,0 240,1 253,2 265,5 277,7 289,10 300,13 310,18 320,22 330,27 339,33 347,39 356,46 363,54 370,61 377,69 383,79 389,88 394,98 399,108 342,127 341,124 340,121 338,118 337,115 335,112 334,109 332,106 330,103 328,100 326,97 323,94 321,92 319,89 316,87 314,84 311,81 308,79 305,77 303,74 299,72 296,70 293,68 290,66 286,65 282,62 278,61 274,59 271,58 266,56 262,55 258,54 254,53 249,52 244,51 239,50 235,49 230,49 225,49 218,49">
          <text:p/>
        </draw:polygon>
        <draw:polygon draw:style-name="gr6" draw:text-style-name="P6" draw:layer="layout" svg:width="0.641cm" svg:height="0.631cm" svg:x="5.008cm" svg:y="0.193cm" svg:viewBox="0 0 642 632" draw:points="525,632 525,250 525,245 525,240 525,235 525,231 525,226 525,221 525,217 525,212 525,207 525,202 525,198 525,193 526,188 526,184 526,179 526,175 527,171 527,166 527,162 527,158 527,153 528,149 528,144 528,139 528,135 528,130 529,125 529,120 529,116 529,111 527,118 525,126 524,133 522,139 520,147 518,153 517,160 515,166 513,173 511,179 511,182 510,185 509,187 508,190 507,193 507,196 506,198 505,201 505,204 504,207 503,210 502,212 501,215 500,218 500,221 499,224 498,227 497,229 497,232 495,235 495,237 494,240 493,242 493,245 492,247 491,250 491,252 490,255 489,257 488,260 488,262 487,264 486,266 486,269 485,271 485,272 484,275 483,276 483,278 482,280 367,632 273,632 160,280 159,278 159,276 158,275 157,272 157,271 156,269 155,266 155,264 154,262 153,260 153,257 152,255 151,252 151,250 150,247 149,245 148,242 148,240 147,237 146,235 146,232 145,229 144,227 143,224 142,221 142,218 141,215 140,212 139,210 139,207 138,204 137,201 136,198 135,196 135,193 134,190 133,187 132,185 131,182 130,179 129,173 127,166 125,160 123,153 121,147 119,139 117,133 116,126 114,118 112,111 112,116 112,121 112,127 113,132 113,138 113,143 113,148 114,153 114,158 115,163 115,167 115,172 115,176 115,180 115,185 116,190 116,194 116,199 116,203 116,208 116,213 117,217 117,222 117,226 117,230 117,234 117,238 117,242 117,246 117,250 117,632 0,632 0,0 177,0 290,354 290,356 291,360 292,363 293,366 294,369 295,373 296,376 297,380 298,384 299,388 300,392 301,396 302,400 303,404 304,408 305,411 306,415 307,419 308,423 309,427 310,431 311,435 312,440 314,445 315,449 316,454 317,458 318,463 320,468 321,472 322,468 323,463 324,459 326,454 327,450 328,445 329,441 330,436 332,432 333,428 334,426 334,424 335,422 335,420 336,418 336,416 337,414 337,412 338,410 338,408 339,407 339,404 340,403 340,401 341,399 341,397 342,395 343,393 343,391 344,389 344,387 345,385 345,384 346,382 346,380 347,378 347,377 348,375 348,373 349,371 349,369 350,368 351,366 351,365 352,363 352,362 353,360 353,359 353,357 354,356 466,0 642,0 642,632">
          <text:p/>
        </draw:polygon>
        <draw:path draw:style-name="gr6" draw:text-style-name="P6" draw:layer="layout" svg:width="0.489cm" svg:height="0.503cm" svg:x="5.746cm" svg:y="0.33cm" svg:viewBox="0 0 490 504" svg:d="M490 251v11l-1 11-1 11-1 10-1 10-2 10-2 10-2 10-3 9-3 10-3 9-3 9-4 8-4 9-5 8-5 8-5 7-5 7-6 9-6 7-6 6-7 6-7 6-7 6-8 5-8 5-8 5-8 4-9 5-10 3-9 4-10 3-10 3-10 2-11 2-11 2-11 1-11 1-12 1h-12-12l-12-1-11-1-11-1-10-2-10-2-10-2-10-3-10-3-9-4-9-3-8-4-9-5-8-5-7-4-8-6-7-5-7-6-7-7-6-6-6-7-6-8-5-7-5-8-5-7-4-9-4-8-4-8-4-9-3-9-3-10-3-10-2-9-2-10-2-10-1-11-1-10-1-11-1-11v-11-11l1-10 1-11 1-10 1-10 2-10 2-10 2-9 2-9 3-10 3-9 4-9 4-8 4-9 4-8 5-8 5-7 5-8 6-7 6-6 6-7 7-6 6-6 8-6 7-5 8-6 8-4 8-5 9-4 9-4 10-3 10-4 9-2 11-3 10-2 11-2 11-1 12-1 12-1h12 13l12 1 13 1 11 1 12 2 11 2 10 3 11 2 9 4 11 3 9 4 9 4 8 5 8 4 8 6 7 5 7 6 7 6 6 6 6 7 6 6 5 7 5 7 5 8 4 8 5 8 4 8 3 9 3 9 3 9 3 9 2 9 2 10 2 10 1 10 2 10 1 10v11l1 10zM358 251v-17l-1-16-1-14-3-15-3-13-3-12-3-10-5-11-5-9-5-8-6-8-6-6-7-6-8-5-8-5-8-3-9-3-9-2-11-1h-10-11l-10 1-10 2-9 3-9 4-8 4-8 5-7 6-7 7-6 7-6 8-5 10-4 10-4 11-3 12-3 13-2 14-1 15-1 15v17 9 8 8l1 8v7l1 8 1 7 1 7 2 7 1 6 2 6 1 6 2 6 2 5 2 6 3 5 2 4 3 5 3 4 3 5 2 3 3 4 3 3 4 4 3 3 4 3 3 2 4 3 4 2 4 3 4 1 4 2 4 1 5 2 4 1h5l4 1h5l4 1h5 6l5-1h5l5-1h5l5-1 5-2 5-1 4-2 5-1 4-3 4-2 4-3 4-2 4-3 3-3 4-4 3-3 3-4 3-3 3-5 3-4 2-5 3-4 2-5 2-6 2-5 2-6 2-6 2-6 1-6 1-7 1-7 2-7 1-8 1-7 1-8v-8-8z">
          <text:p/>
        </draw:path>
        <draw:polygon draw:style-name="gr6" draw:text-style-name="P6" draw:layer="layout" svg:width="0.283cm" svg:height="0.494cm" svg:x="6.331cm" svg:y="0.33cm" svg:viewBox="0 0 284 495" draw:points="4,495 4,123 4,120 4,117 4,113 4,110 4,107 4,103 4,100 3,97 3,93 3,90 3,86 3,83 3,79 3,76 3,73 3,70 3,66 3,63 3,60 2,57 2,54 2,50 2,47 2,45 2,41 2,39 2,36 2,33 2,31 2,28 2,25 1,23 1,21 1,19 1,17 1,15 1,13 1,12 1,11 0,9 121,9 121,10 121,12 122,13 122,15 122,17 122,19 123,21 123,23 123,25 123,28 123,31 123,33 124,36 124,39 124,42 124,45 124,48 124,50 125,54 125,57 125,60 125,63 125,66 125,69 126,72 126,76 126,79 126,82 126,85 126,88 126,91 126,94 127,97 127,99 127,102 127,104 127,107 127,109 127,111 127,113 129,113 131,108 133,102 135,97 136,92 138,88 140,83 142,79 144,74 146,70 148,66 150,61 151,58 154,54 156,50 158,46 160,43 162,40 165,36 167,33 169,30 172,28 175,25 178,22 181,19 184,17 187,15 190,13 193,11 197,10 200,8 204,6 208,5 212,4 216,3 221,2 225,1 230,0 235,0 240,0 245,0 247,0 249,0 252,0 254,0 256,0 258,1 260,1 263,1 265,2 267,2 269,3 271,3 273,3 275,4 277,4 278,5 280,5 281,6 283,6 284,6 284,112 281,111 279,111 276,110 274,110 272,109 269,109 266,108 264,108 262,108 259,107 257,107 254,107 251,106 249,106 246,106 243,106 240,105 236,105 233,105 230,105 221,106 212,107 204,108 196,111 188,115 181,119 174,124 168,130 162,136 157,143 152,151 147,160 143,169 140,180 137,191 135,202 133,215 132,228 131,241 131,256 131,495">
          <text:p/>
        </draw:polygon>
        <draw:path draw:style-name="gr6" draw:text-style-name="P6" draw:layer="layout" svg:width="0.444cm" svg:height="0.503cm" svg:x="6.663cm" svg:y="0.33cm" svg:viewBox="0 0 445 504" svg:d="M228 504h-10l-11-1-10-1-10-1-10-1-9-2-9-2-9-2-9-3-8-2-9-4-7-3-8-4-8-5-7-4-7-5-7-5-6-6-6-5-6-6-6-7-6-7-5-8-5-8-5-7-4-8-4-9-4-8-3-10-4-9-3-10-3-9-2-11-2-11-2-11-1-11-1-12-1-12-1-12v-13l1-13v-14l1-12 1-13 2-12 2-11 3-11 2-11 3-10 4-10 4-9 4-9 4-8 5-9 5-7 5-8 5-7 6-7 6-6 6-6 7-6 6-5 7-5 7-5 7-5 8-4 7-3 8-4 8-3 8-3 8-2 9-2 8-2 9-2 8-1 9-1 9-2h10l9-1h9 11l11 1 11 1 10 2 10 1 10 2 9 3 9 3 8 4 8 4 9 3 7 5 8 5 7 5 6 5 7 6 6 6 6 6 6 7 5 7 5 7 5 8 5 8 4 8 4 8 4 9 3 9 3 10 3 9 2 10 3 10 2 10 2 11 1 11 1 11 1 10 1 12 1 11v12l1 12v4h-312v6 6 6 6l1 5 1 6v5l1 6 1 5 1 6 1 5 2 5 1 5 1 4 2 5 2 4 2 5 2 4 2 4 2 4 3 3 3 4 2 3 3 4 3 3 4 3 3 2 3 3 4 2 4 3 4 2 4 2 4 2 4 1 6 1 5 1 5 1h5 5 5 7 6l6-1 6-1 6-1 5-1 5-2 5-2 4-2 5-3 4-3 3-4 4-3 3-4 4-4 2-5 3-5 2-5 3-5 2-6 118 10-1 4-2 5-2 4-2 4-2 4-3 5-2 4-3 5-3 4-2 5-4 5-3 5-3 5-3 4-4 4-4 5-4 4-5 4-4 4-5 4-5 4-5 3-6 4-5 3-6 4-6 3-7 3-6 3-7 3-8 2-7 3-7 2-8 2-9 1-8 2-9 1-9 1h-10l-10 1zM228 79l-4 1h-3-4-4l-4 1-3 1-5 1-3 1-4 1-3 1-4 2-3 1-3 2-3 1-3 3-3 2-3 2-2 3-3 2-2 3-3 3-2 3-2 3-2 3-2 4-2 4-2 4-2 3-1 5-2 4-1 5-2 4-1 5-1 6-1 5-1 5v6l-1 6v6l-1 6h190l-1-11-2-11-1-11-2-9-3-9-3-9-4-8-4-7-4-7-5-6-5-6-5-5-6-4-6-4-7-3-6-3-7-2-8-1-8-1z">
          <text:p/>
        </draw:path>
        <draw:path draw:style-name="gr6" draw:text-style-name="P6" draw:layer="layout" svg:width="0.125cm" svg:height="0.665cm" svg:x="7.457cm" svg:y="0.159cm" svg:viewBox="0 0 126 666" svg:d="M0 93v-93h126v93zM0 666v-485h126v485z">
          <text:p/>
        </draw:path>
        <draw:polygon draw:style-name="gr6" draw:text-style-name="P6" draw:layer="layout" svg:width="0.44cm" svg:height="0.503cm" svg:x="7.68cm" svg:y="0.33cm" svg:viewBox="0 0 441 504" draw:points="441,352 441,359 440,366 440,373 439,379 437,385 435,392 434,398 432,404 429,409 426,415 423,421 420,427 416,432 413,437 408,442 404,447 399,451 395,455 390,459 384,464 378,467 372,471 366,474 360,478 353,480 346,484 339,486 332,489 324,491 316,494 308,495 299,497 291,499 282,500 273,501 264,502 254,503 244,503 234,504 224,504 215,504 206,503 197,503 189,503 180,502 172,501 164,501 156,500 148,498 141,497 133,496 126,494 119,492 113,490 106,488 100,486 93,484 87,481 81,478 76,475 70,472 65,468 60,465 55,461 50,457 45,453 41,449 37,444 33,440 29,435 25,430 22,423 17,418 14,412 11,406 9,400 6,394 4,387 2,380 0,373 111,356 112,360 114,364 115,368 116,371 118,375 119,378 121,381 123,384 124,386 126,389 128,392 130,394 132,396 134,398 137,400 139,402 142,404 144,405 147,407 149,408 152,410 155,411 158,412 161,413 165,414 168,415 171,416 174,416 178,417 181,417 185,418 189,418 193,418 197,419 202,419 206,419 210,419 215,420 220,420 224,420 228,420 233,420 237,419 241,419 245,419 249,419 253,418 257,418 260,418 264,417 268,417 271,416 275,415 278,415 282,414 285,413 288,412 291,411 294,410 296,409 299,408 302,406 304,405 306,403 308,402 311,400 313,398 314,396 316,394 318,392 319,390 320,387 322,385 323,382 324,379 324,376 325,373 325,370 325,367 325,364 325,360 325,357 324,354 324,350 323,347 322,344 320,342 318,339 316,337 314,334 312,332 310,330 307,328 304,326 301,324 298,322 295,321 292,319 288,318 284,316 280,315 276,314 272,312 268,311 264,310 259,309 254,308 250,307 245,306 239,305 234,303 229,302 224,301 218,300 213,299 208,297 202,296 196,295 191,294 185,292 179,291 173,290 167,288 161,287 155,285 149,283 143,282 137,280 131,278 125,276 119,274 113,272 108,270 102,267 97,265 91,263 87,260 82,257 77,254 72,251 67,247 63,244 59,240 55,236 51,233 47,228 44,224 40,219 37,215 34,210 32,205 29,199 27,194 25,188 23,182 22,175 20,168 20,162 19,154 19,147 19,140 20,133 20,127 22,120 23,114 25,108 27,102 29,96 31,91 33,85 36,80 39,75 42,70 46,65 50,60 54,56 58,51 63,47 68,43 73,39 78,35 84,32 89,29 95,25 102,22 108,19 115,17 122,15 129,12 137,10 145,8 153,6 161,5 169,4 178,3 187,1 196,1 206,0 215,0 225,0 233,0 241,0 248,0 256,1 263,2 270,3 278,4 285,5 292,6 299,7 305,9 312,11 318,12 325,15 331,17 337,19 343,22 348,25 354,28 359,31 365,34 370,37 375,41 379,45 384,49 389,53 393,57 397,61 401,66 404,71 408,76 411,81 414,87 417,92 420,98 422,104 425,110 426,117 428,124 430,131 318,142 318,139 317,136 316,132 315,129 314,126 313,124 311,121 310,118 308,116 307,114 305,111 304,109 302,107 300,105 298,103 296,101 294,100 292,98 289,97 287,95 284,94 282,93 280,92 277,91 274,90 271,89 269,88 266,87 263,87 259,86 256,86 253,85 250,85 246,85 243,84 240,84 236,84 233,84 229,84 225,84 216,84 208,84 200,85 193,85 186,86 179,88 173,89 168,91 163,93 158,95 154,98 150,100 147,103 144,107 141,110 139,114 137,119 136,123 136,128 136,133 136,137 136,140 136,143 137,145 138,148 139,151 140,153 141,156 143,158 144,160 147,162 149,163 151,166 153,167 156,169 158,170 161,172 164,174 167,175 171,176 174,178 178,179 181,180 185,181 189,182 193,183 197,185 201,186 206,187 210,187 215,188 220,189 224,191 229,192 235,193 240,194 245,195 250,196 256,197 261,199 268,200 274,202 281,203 288,205 294,206 301,208 307,210 314,212 320,214 327,216 333,218 339,220 345,222 351,224 357,227 363,230 369,233 374,236 379,239 385,242 390,246 394,249 399,253 403,257 408,261 411,266 415,270 419,275 422,280 425,285 428,290 431,296 433,302 435,309 437,315 438,322 440,329 440,337 441,344">
          <text:p/>
        </draw:polygon>
        <draw:path draw:style-name="gr6" draw:text-style-name="P6" draw:layer="layout" svg:width="0.489cm" svg:height="0.503cm" svg:x="8.193cm" svg:y="0.33cm" svg:viewBox="0 0 490 504" svg:d="M490 251v11l-1 11v11l-1 10-2 10-2 10-2 10-2 10-3 9-3 10-3 9-4 9-3 8-4 9-5 8-4 8-6 7-5 7-6 9-6 7-6 6-7 6-7 6-7 6-8 5-7 5-8 5-9 4-9 5-9 3-10 4-10 3-10 3-10 2-11 2-11 2-11 1-12 1-11 1h-12-12l-11-1-11-1-11-1-11-2-10-2-10-2-10-3-9-3-10-4-8-3-9-4-9-5-7-5-8-4-8-6-7-5-7-6-6-7-7-6-6-7-5-8-6-7-5-8-5-7-4-9-4-8-4-8-4-9-3-9-3-10-3-10-2-9-2-10-2-10-1-11-1-10-1-11-1-11v-11-11l1-10 1-11 1-10 1-10 2-10 2-10 2-9 2-9 3-10 3-9 4-9 4-8 4-9 4-8 5-8 5-7 5-8 6-7 6-6 6-7 6-6 8-6 7-6 7-5 8-6 8-4 9-5 9-4 8-4 10-3 9-4 11-2 10-3 10-2 11-2 12-1 11-1 12-1h12 13l13 1 12 1 12 1 11 2 11 2 10 3 11 2 11 4 9 3 9 4 9 4 8 5 8 4 8 6 7 5 7 6 7 6 6 6 6 7 6 6 5 7 5 7 5 8 5 8 4 8 3 8 4 9 3 9 3 9 3 9 2 9 2 10 2 10 2 10 1 10 1 10v11l1 10zM358 251v-17l-1-16-1-14-2-15-3-13-3-12-5-10-4-11-4-9-6-8-6-8-6-6-7-6-8-5-8-5-8-3-9-3-9-2-10-1h-11-11l-10 1-10 2-9 3-9 4-8 4-8 5-7 6-7 7-6 7-6 8-5 10-4 10-4 11-3 12-3 13-2 14-1 15-1 15-1 17v9l1 8v8l1 8 1 7v8l1 7 1 7 2 7 1 6 2 6 2 6 1 6 3 5 2 6 2 5 3 4 2 5 3 4 2 5 4 3 2 4 4 3 3 4 3 3 4 3 3 2 4 3 4 2 4 3 4 1 4 2 4 1 5 2 4 1h5l4 1h5l4 1h5 6l5-1h5l6-1h5l4-1 5-2 5-1 4-2 4-1 5-3 4-2 4-3 4-2 4-3 3-3 4-4 3-3 3-4 3-3 3-5 3-4 3-5 2-4 2-5 2-6 2-5 4-6 1-6 2-6 1-6 2-7 1-7 1-7v-8l1-7 1-8v-8-8z">
          <text:p/>
        </draw:path>
        <draw:path draw:style-name="gr6" draw:text-style-name="P6" draw:layer="layout" svg:width="0.463cm" svg:height="0.685cm" svg:x="8.778cm" svg:y="0.329cm" svg:viewBox="0 0 464 686" svg:d="M464 251v11l-1 11-1 11v10l-1 10-2 10-1 10-2 10-2 10-2 9-2 9-2 9-3 9-3 8-4 8-3 8-4 8-4 7-4 7-4 7-5 7-5 6-5 6-6 6-5 5-6 5-6 5-7 5-6 4-7 4-8 4-7 3-8 3-7 2-9 2-8 2-9 1-9 1-9 1h-9-5-4l-4-1h-5-4l-4-1h-4l-5-1-4-1-4-1-6-1-4-1-4-1-4-1-4-1-4-2-4-2-4-1-4-2-4-2-4-2-3-3-4-2-4-2-3-3-4-2-3-3-4-3-3-3-4-3-3-4-3-3-3-4-3-4-2-4-3-4-3-4-3-5-2-4-2-5h-3v1 1 1 1l1 1v1 2 1 2 2 2 2 2 2 2 2l1 2v3 2 2 3 2 3 2 3 2 3 2 3 3 2 3 2 3 2l1 2v3 2 2 186h-126v-563-8-7-7-7-6-7l-1-6v-7-6l-1-6v-5-6-5-5l-1-4v-5-4-4l-1-3v-5h122l1 1v1 1 2 1 1l1 2v1 1 2l1 2v2 2 2l1 2v2 2 2 3 2 2 3l1 2v3 2 2 3 2 3 2l1 2v3 2 3 2 2 2 2 2 2h2l4-9 5-9 6-8 6-8 6-7 6-7 7-6 7-5 8-5 7-5 8-3 9-5 8-3 9-3 10-2 10-2 9-1 10-1 10-1h11 9l9 1 8 1 9 1 8 2 8 2 7 2 7 3 7 4 7 4 7 4 6 4 6 4 6 5 6 5 5 6 5 5 5 6 5 6 4 7 5 7 4 7 3 7 4 7 4 8 3 8 3 8 2 9 2 9 3 9 2 9 1 10 2 9 2 10 1 10 1 10v10l1 11 1 11zM332 251v-16l-1-15-1-14-2-14-2-13-3-11-3-12-4-10-4-9-5-8-5-8-6-7-6-6-7-5-7-5-8-3-8-3-9-2-9-1-10-1h-4-4l-4 1-4 1h-4l-3 1-4 1-4 1-3 2-4 1-4 2-3 2-4 2-3 2-4 3-3 3-3 3-3 3-3 4-3 3-3 4-3 4-3 5-2 4-3 5-2 6-2 5-2 6-2 6-2 6-2 7-1 7-2 7-1 7-1 8-1 9v8l-1 9v9 10 9 9l1 9v8l1 8 1 8 1 8 2 7 1 7 2 6 2 6 2 6 2 6 2 5 2 5 3 5 2 5 3 4 2 5 3 3 3 4 3 4 3 3 4 3 3 2 3 3 4 2 3 2 4 3 3 1 4 2 4 1 3 1 4 1 4 1 4 1h3 4l4 1h3 6l5-1h4l5-1h4l5-1 4-2 4-1 4-2 3-1 4-3 4-2 3-3 4-2 3-3 3-3 3-4 3-3 2-4 3-3 2-5 3-4 2-5 2-5 2-5 2-5 2-6 2-6 1-6 2-6 1-6 1-7 1-7 1-7 1-8v-7l1-8v-9-8z">
          <text:p/>
        </draw:path>
        <draw:path draw:style-name="gr6" draw:text-style-name="P6" draw:layer="layout" svg:width="0.488cm" svg:height="0.503cm" svg:x="9.314cm" svg:y="0.33cm" svg:viewBox="0 0 489 504" svg:d="M489 251v11 11l-1 11-1 10-1 10-2 10-2 10-2 10-3 9-3 10-3 9-4 9-4 8-4 9-4 8-5 8-5 7-6 7-5 9-6 7-7 6-6 6-7 6-7 6-8 5-8 5-8 5-9 4-8 5-9 3-10 4-9 3-10 3-11 2-10 2-11 2-11 1-12 1-12 1h-12-11l-12-1-11-1-12-1-10-2-11-2-10-2-9-3-10-3-9-4-9-3-9-4-8-5-8-5-8-4-7-6-7-5-7-6-7-7-6-6-6-7-6-8-5-7-5-8-5-7-4-9-5-8-4-8-3-9-3-9-3-10-3-10-2-9-2-10-2-10-2-11-1-10v-11l-1-11v-11-11l1-10v-11l1-10 2-10 1-10 2-10 2-9 3-9 3-10 3-9 3-9 4-8 4-9 5-8 4-8 6-7 5-8 6-7 5-6 7-7 6-6 7-6 7-6 8-5 8-6 8-4 8-5 9-4 9-4 9-3 10-4 10-2 10-3 11-2 11-2 12-1 12-1 12-1h12 13l12 1 12 1 12 1 11 2 11 2 11 3 10 2 10 4 10 3 8 4 9 4 9 5 8 4 7 6 8 5 7 6 6 6 7 6 6 7 5 6 6 7 5 7 5 8 4 8 4 8 4 8 4 9 3 9 3 9 2 9 3 9 2 10 2 10 1 10 1 10 1 10 1 11v10zM358 251v-17l-1-16-2-14-2-15-2-13-3-12-4-10-4-11-5-9-5-8-6-8-7-6-7-6-7-5-8-5-8-3-9-3-10-2-10-1h-10-11l-10 1-10 2-10 3-9 4-9 4-7 5-7 6-7 7-7 7-5 8-5 10-4 10-4 11-3 12-3 13-2 14-2 15-1 15v17 9 8l1 8v8l1 7 1 8 1 7 1 7 1 7 2 6 1 6 2 6 2 6 2 5 2 6 3 5 2 4 3 5 2 4 3 5 3 3 3 4 3 3 4 4 3 3 3 3 4 2 4 3 4 2 3 3 5 1 5 2 4 1 4 2 5 1h4l5 1h4l5 1h5 5l6-1h5l5-1h5l5-1 5-2 4-1 5-2 4-1 4-3 5-2 4-3 3-2 4-3 4-3 3-4 4-3 3-4 3-3 3-5 3-4 2-5 3-4 2-5 2-6 2-5 2-6 2-6 1-6 2-6 1-7 1-7 1-7 1-8v-7l1-8 1-8v-8z">
          <text:p/>
        </draw:path>
        <draw:path draw:style-name="gr6" draw:text-style-name="P6" draw:layer="layout" svg:width="0.462cm" svg:height="0.674cm" svg:x="9.876cm" svg:y="0.159cm" svg:viewBox="0 0 463 675" svg:d="M341 666v-1-1-1-1l-1-1v-1-2-1-2l-1-2v-2-2l-1-1v-3-2-2-2l-1-2v-2-3-2l-1-3v-2-2-3-2-2l-1-3v-2-3-2-2-3-2-2-2-2-2-2-2h-2l-5 9-5 9-5 8-6 7-5 7-7 7-6 6-7 5-8 5-8 5-7 4-9 3-8 3-9 3-9 2-10 2-10 1-10 1-10 1h-11-9l-9-1-8-1-9-1-8-2-7-2-8-2-7-3-7-3-7-4-7-4-6-4-6-5-6-5-6-5-5-5-5-5-6-6-5-7-4-6-5-7-4-7-3-8-4-7-3-8-3-8-3-8-3-9-2-9-3-9-2-9-1-10-2-9-1-10-1-10-1-10-1-10v-11l-1-10v-11-11l1-11v-10l1-11 1-10 1-10 1-10 2-9 2-10 2-9 2-9 3-9 3-9 3-8 3-8 3-8 4-8 4-7 4-7 5-6 5-7 5-6 5-6 6-6 6-5 5-6 7-4 6-5 7-4 7-4 7-3 7-4 8-2 8-3 8-3 9-2 9-1 8-1 10-1h9 5 5l4 1h5 5l4 1 5 1 4 1h4l5 1 4 1 5 2 4 2 4 1 4 1 4 2 4 2 4 2 4 1 4 3 3 2 4 2 4 2 3 3 4 2 3 3 3 3 3 3 4 3 3 3 3 3 3 4 3 3 2 4 3 4 2 3 3 5 2 4 2 4 3 5h1v-1-1-1-1-2-1-1l-1-2v-2-1-2-2-2-2-2-2-2-2-2-2-3-2-2-3-2-2-2-3-2-3-2-2-3-2-2-3-2-2-2-4-177h125v560 7l1 7v7 6 7 6 6l1 6v6 5 6l1 5v4 5 5 4l1 4v3 4 3zM336 421l-1-9v-10-8l-1-9-1-8-1-8-1-7-1-7-2-7-2-6-1-7-2-6-2-5-3-6-2-5-2-5-3-4-3-5-2-4-3-4-3-3-3-4-3-3-4-3-3-3-3-2-3-2-4-2-3-2-4-1-4-2-4-1-3-1-4-1-4-1-4-1-3-1h-4-4-4-5-4l-5 1h-4l-5 1-4 1-4 1-4 2-4 2-4 1-4 2-3 3-3 2-4 2-3 3-3 3-3 4-3 3-3 4-2 4-3 4-2 4-2 5-2 5-2 5-2 5-2 5-2 6-1 6-2 6-1 7-1 6-1 7v8l-1 7-1 8v8l-1 8v8 9l1 31 3 28 5 25 7 21 9 19 11 15 13 11 15 8 17 5 18 2h4l4-1h4 3l4-1 4-1 4-1 3-1 4-2 4-1 4-2 3-2 4-2 3-3 4-2 3-3 3-3 3-3 3-4 3-4 3-3 3-5 3-4 2-5 3-5 2-5 2-6 2-6 2-6 2-6 2-7 2-7 1-7 1-8 1-8 1-8 1-8v-10-9z">
          <text:p/>
        </draw:path>
        <draw:polygon draw:style-name="gr6" draw:text-style-name="P6" draw:layer="layout" svg:width="0.44cm" svg:height="0.503cm" svg:x="10.431cm" svg:y="0.33cm" svg:viewBox="0 0 441 504" draw:points="441,352 441,359 441,366 440,373 439,379 438,385 436,392 434,398 432,404 429,409 426,415 423,421 420,427 417,432 413,437 409,442 404,447 400,451 395,455 390,459 384,464 379,467 373,471 367,474 360,478 353,480 346,484 338,486 331,489 323,491 315,494 307,495 299,497 290,499 281,500 272,501 263,502 253,503 244,503 234,504 223,504 214,504 205,503 197,503 188,503 179,502 171,501 163,501 155,500 148,498 140,497 133,496 126,494 119,492 112,490 105,488 99,486 93,484 86,481 81,478 75,475 69,472 64,468 59,465 54,461 49,457 45,453 40,449 36,444 32,440 28,435 24,430 21,423 18,418 15,412 12,406 9,400 6,394 4,387 2,380 0,373 111,356 112,360 113,364 114,368 115,371 117,375 118,378 120,381 122,384 124,386 125,389 127,392 129,394 131,396 133,398 136,400 138,402 141,404 143,405 146,407 149,408 151,410 154,411 157,412 160,413 163,414 167,415 170,416 174,416 177,417 181,417 185,418 189,418 192,418 197,419 201,419 205,419 210,419 214,420 219,420 223,420 228,420 232,420 236,419 240,419 244,419 248,419 252,418 256,418 259,418 263,417 267,417 271,416 274,415 277,415 281,414 284,413 287,412 290,411 293,410 295,409 298,408 301,406 303,405 306,403 308,402 310,400 312,398 314,396 316,394 317,392 318,390 320,387 321,385 322,382 323,379 323,376 324,373 324,370 325,367 325,364 324,360 324,357 324,354 323,350 322,347 320,344 319,342 317,339 316,337 313,334 311,332 309,330 306,328 304,326 300,324 298,322 294,321 291,319 287,318 283,316 280,315 276,314 271,312 267,311 263,310 258,309 253,308 249,307 244,306 239,305 233,303 228,302 223,301 217,300 212,299 207,297 201,296 196,295 190,294 184,292 178,291 172,290 166,288 160,287 154,285 148,283 142,282 136,280 130,278 124,276 118,274 112,272 107,270 101,267 96,265 91,263 86,260 81,257 76,254 71,251 66,247 62,244 58,240 54,236 50,233 46,228 43,224 40,219 36,215 34,210 31,205 28,199 26,194 24,188 23,182 21,175 21,168 20,162 19,154 19,147 19,140 20,133 20,127 21,120 22,114 24,108 26,102 28,96 30,91 33,85 35,80 39,75 42,70 45,65 49,60 53,56 58,51 62,47 67,43 72,39 77,35 83,32 89,29 95,25 101,22 107,19 114,17 121,15 129,12 136,10 144,8 152,6 160,5 169,4 177,3 186,1 196,1 205,0 214,0 224,0 232,0 240,0 247,0 255,1 262,2 270,3 277,4 284,5 291,6 298,7 305,9 311,11 318,12 324,15 330,17 336,19 342,22 348,25 354,28 360,31 365,34 370,37 375,41 380,45 384,49 388,53 393,57 397,61 401,66 404,71 408,76 411,81 415,87 417,92 420,98 422,104 424,110 427,117 428,124 430,131 317,142 317,139 316,136 315,132 314,129 313,126 312,124 311,121 309,118 308,116 306,114 305,111 303,109 301,107 299,105 297,103 295,101 293,100 291,98 288,97 286,95 284,94 281,93 279,92 276,91 274,90 271,89 268,88 265,87 262,87 259,86 256,86 252,85 249,85 246,85 242,84 239,84 235,84 232,84 228,84 224,84 216,84 207,84 199,85 192,85 185,86 179,88 173,89 167,91 162,93 157,95 153,98 149,100 146,103 143,107 140,110 138,114 137,119 136,123 135,128 135,133 135,137 135,140 136,143 136,145 137,148 138,151 139,153 141,156 142,158 144,160 145,162 148,163 150,166 152,167 155,169 157,170 160,172 163,174 166,175 169,176 173,178 177,179 180,180 184,181 188,182 192,183 196,185 201,186 205,187 209,187 214,188 219,189 224,191 229,192 234,193 239,194 244,195 249,196 255,197 260,199 267,200 274,202 280,203 287,205 293,206 300,208 306,210 313,212 319,214 326,216 332,218 339,220 345,222 352,224 358,227 363,230 369,233 374,236 380,239 385,242 390,246 394,249 399,253 404,257 408,261 412,266 415,270 419,275 422,280 426,285 428,290 431,296 433,302 435,309 437,315 439,322 440,329 440,337 441,344">
          <text:p/>
        </draw:polygon>
        <draw:path draw:style-name="gr6" draw:text-style-name="P6" draw:layer="layout" svg:width="0.49cm" svg:height="0.503cm" svg:x="11.19cm" svg:y="0.33cm" svg:viewBox="0 0 491 504" svg:d="M150 504h-7l-7-1h-7l-6-1-7-1h-6l-6-2-6-1-6-2-5-2-6-2-5-2-5-2-5-3-4-3-5-3-4-2-5-4-4-3-4-4-3-4-4-4-3-4-4-4-3-5-3-4-2-5-3-5-2-6-2-6-2-5-2-6-1-6-2-6-1-6-1-6-1-7v-7-6l-1-7 1-9v-8l1-8 1-7 1-8 2-7 2-7 2-6 2-6 3-6 3-6 4-6 3-5 4-5 4-5 4-5 5-4 5-4 4-4 5-4 6-3 5-4 6-3 6-3 6-2 6-3 6-2 7-2 6-3 7-1 7-2 8-1 7-2 7-1 7-1h8l8-1 7-1h8 8l104-2v-25-5-5-5l-1-4v-5l-1-4-1-4v-4l-1-4-1-3-1-4-1-3-1-4-1-3-2-3-1-2-1-3-2-3-2-2-1-3-2-2-2-2-2-2-2-1-2-2-3-2-2-1-2-1-3-1-3-1-2-1-3-1-3-1h-3l-3-1h-3l-3-1h-3-3-4-3-3-3-3l-2 1h-3-3l-3 1h-2l-3 1-2 1h-3l-2 1-2 1-2 1-2 1-2 2-2 1-2 2-2 1-2 2-2 2-1 1-2 2-1 2-2 2-1 3-1 2-1 3-2 2-1 3-1 3-1 3-1 3v3l-1 4-1 3v4l-1 3v4l-131-6 1-6 1-6 1-6 2-6 2-6 2-6 2-6 3-5 2-6 3-5 3-5 3-5 4-5 3-5 4-4 4-5 4-4 5-4 5-4 4-4 6-4 5-4 6-3 6-3 6-3 6-3 7-3 6-2 7-3 8-2 7-2 8-2 8-1 9-2 8-1 9-1 9-1h9l10-1h10 9l8 1h9l8 1 8 1 8 1 8 2 8 1 8 2 7 2 7 3 7 2 7 3 6 3 6 3 6 4 6 4 5 4 5 4 5 4 5 4 5 5 4 5 4 5 4 6 4 5 3 6 3 6 3 6 3 6 2 7 3 7 2 7 1 7 2 7 1 8 1 8 1 7v9 8 176 4 3 3 3 4 3l1 3v2 3 3l1 3v2 3l1 2 1 2v3l1 2 1 2v2l1 2 1 2 1 1 1 2 1 1 1 2 2 1 1 1 1 2 2 1 1 1h2l1 1 3 1 1 1h2l3 1h2 2 2 3 3 2 3 3 3l3-1h3 2l3-1h3v69h-3l-2 1h-2l-2 1h-2l-2 1h-2-2l-2 1-1 1h-2-2l-2 1h-2l-2 1h-1-2-2l-2 1h-1-2l-2 1h-2-2-2-2l-2 1h-2-2-2l-2 1h-2-2-2-2-3-2-3-2-3-9l-9-1-8-1-8-2-7-2-7-2-6-3-6-4-5-4-5-4-5-5-3-5-4-6-4-6-2-7-3-7-2-7-2-9-1-9-1-8h-3l-5 8-7 10-5 8-6 7-7 8-6 6-7 7-7 6-8 5-8 6-7 5-9 4-8 3-9 4-10 2-9 3-10 2-11 1h-11zM296 270h-64l-4 1h-4-4-4l-4 1h-4-4l-4 1h-3l-4 1-4 1h-3l-3 1-3 1-4 1-3 1-3 1-3 1-3 2-3 1-2 2-3 2-2 1-3 2-2 3-2 2-2 3-2 2-2 3-1 3-2 3-1 3-1 3-1 4-1 4-1 4-1 5v4 5 5 7 6l1 6 1 6 2 5 1 5 2 5 3 4 2 4 3 3 4 4 3 2 4 3 4 2 4 2 4 1 5 2h5l5 1h5 5 4l5-1h4l5-2 4-1 5-1 4-1 4-2 4-2 4-2 3-3 4-2 4-2 3-3 3-3 3-3 3-3 3-3 3-3 3-4 2-3 3-4 2-4 2-3 2-4 2-4 2-4 2-5 2-4 1-5 1-4 1-4 1-5 1-4 1-5v-4l1-5v-4-5z">
          <text:p/>
        </draw:path>
        <draw:polygon draw:style-name="gr6" draw:text-style-name="P6" draw:layer="layout" svg:width="0.443cm" svg:height="0.494cm" svg:x="11.734cm" svg:y="0.33cm" svg:viewBox="0 0 444 495" draw:points="318,495 318,222 318,216 317,211 317,205 317,200 317,195 316,190 316,185 315,180 314,175 313,170 312,166 311,161 310,157 309,153 307,149 306,145 304,141 302,137 301,133 298,130 296,127 294,124 292,121 289,118 287,115 284,113 281,110 278,108 275,106 272,104 268,102 265,100 261,99 257,98 253,97 249,96 245,95 241,95 236,95 231,94 227,95 222,95 218,95 214,96 209,97 205,98 201,100 197,101 193,103 190,104 186,107 182,109 179,112 176,114 172,117 169,120 166,123 163,126 160,130 158,133 155,137 153,141 150,145 148,149 146,154 144,158 142,163 140,168 138,173 137,178 135,183 134,188 133,193 132,199 132,205 131,210 130,216 130,222 130,228 130,234 130,495 4,495 4,118 4,114 4,111 4,108 4,105 3,102 3,98 3,95 3,92 3,89 3,85 3,82 3,79 3,76 3,72 3,69 3,66 3,63 3,60 2,57 2,54 2,51 2,48 2,45 2,42 2,40 2,37 2,35 2,32 2,30 1,27 1,25 1,23 1,21 1,18 1,17 1,15 1,13 1,12 0,11 0,9 120,9 120,10 121,12 121,13 121,15 121,16 121,18 121,20 122,22 122,24 122,27 122,29 122,31 122,34 123,36 123,39 123,42 123,45 123,47 124,50 124,53 124,55 124,58 124,61 124,64 124,67 125,70 125,73 125,76 125,78 125,81 125,84 126,87 126,90 126,92 126,95 126,97 126,99 126,101 126,103 126,106 128,106 133,95 139,85 144,75 150,66 157,58 163,50 170,43 177,36 184,30 192,25 200,20 208,16 216,12 225,9 234,6 243,4 253,2 263,1 273,0 284,0 292,0 301,0 309,1 316,2 324,4 331,5 338,7 345,9 351,11 358,14 364,17 369,21 375,24 380,27 385,31 390,35 394,40 399,44 403,49 407,54 411,59 414,64 417,70 420,75 424,81 427,87 430,93 432,100 434,106 436,113 437,120 439,127 440,134 441,141 442,148 443,156 443,163 444,170 444,178 444,186 444,495">
          <text:p/>
        </draw:polygon>
        <draw:path draw:style-name="gr6" draw:text-style-name="P6" draw:layer="layout" svg:width="0.462cm" svg:height="0.674cm" svg:x="12.272cm" svg:y="0.159cm" svg:viewBox="0 0 463 675" svg:d="M340 666v-1-1l-1-1v-1-1-1-2l-1-1v-2-2-2-2l-1-1v-3-2l-1-2v-2-2-2l-1-3v-2-3-2-2-3l-1-2v-2-3-2-3-2-2-3l-1-2v-2-2-2-2-2-2h-1l-5 9-5 9-5 8-6 7-6 7-6 7-7 6-7 5-7 5-8 5-8 4-8 3-9 3-9 3-9 2-9 2-10 1-10 1-11 1h-10-9l-9-1-9-1-8-1-8-2-8-2-8-2-7-3-7-3-7-4-6-4-6-4-7-5-5-5-6-5-5-5-6-5-5-6-4-7-5-6-4-7-4-7-4-8-3-7-4-8-3-8-3-8-2-9-3-9-2-9-2-9-2-10-1-9-2-10-1-10-1-10v-10l-1-11v-10-11-11-11l1-10v-11l1-10 1-10 2-10 2-9 1-10 3-9 2-9 2-9 3-9 3-8 4-8 3-8 4-8 4-7 4-7 4-6 5-7 5-6 5-6 5-6 6-5 6-6 6-4 7-5 6-4 7-4 7-3 8-4 7-2 9-3 8-3 8-2 9-1 9-1 9-1h10 5 4l5 1h5 4l5 1 4 1 5 1h4l5 1 4 1 4 2 4 2 5 1 4 1 4 2 4 2 4 2 3 1 4 3 4 2 4 2 3 2 4 3 3 2 4 3 3 3 3 3 3 3 3 3 3 3 3 4 3 3 3 4 3 4 2 3 3 5 2 4 2 4 2 5h1v-1-1-1-1-2-1-1-2-2-1-2-2-2-2-2-2-2-2-2-2-3-2-2-3-2-2-2-3-2l-1-3v-2-2-3-2-2-3-2-2-2-4-177h127v560 7 7 7l1 6v7 6 6 6 6l1 5v6 5 4l1 5v5 4 4 3l1 4v3zM334 421v-9-10l-1-8v-9l-1-8-1-8-1-7-2-7-1-7-2-6-2-7-2-6-2-5-2-6-2-5-3-5-2-4-3-5-3-4-2-4-4-3-2-4-4-3-3-3-3-3-3-2-4-2-3-2-4-2-4-1-3-2-4-1-4-1-3-1-4-1-4-1-4-1h-4-3-4-5-5l-4 1h-5l-4 1-5 1-3 1-5 2-4 2-3 1-4 2-3 3-4 2-3 2-3 3-3 3-3 4-3 3-3 4-3 4-2 4-2 4-2 5-3 5-2 5-1 5-2 5-2 6-1 6-2 6-1 7-1 6-1 7-1 8v7l-1 8v8l-1 8v8 9l1 31 3 28 5 25 7 21 9 19 10 15 13 11 15 8 17 5 19 2h3l4-1h4 4l4-1 4-1 3-1 4-1 4-2 3-1 4-2 4-2 3-2 4-3 3-2 4-3 3-3 3-3 3-4 3-4 3-3 3-5 2-4 3-5 2-5 3-5 2-6 2-6 2-6 2-6 2-7 1-7 1-7 2-8 1-8 1-8v-8l1-10v-9z">
          <text:p/>
        </draw:path>
        <draw:polygon draw:style-name="gr6" draw:text-style-name="P6" draw:layer="layout" svg:width="0.44cm" svg:height="0.503cm" svg:x="13.081cm" svg:y="0.33cm" svg:viewBox="0 0 441 504" draw:points="441,352 441,359 441,366 440,373 439,379 438,385 436,392 434,398 432,404 429,409 427,415 424,421 421,427 417,432 413,437 409,442 405,447 400,451 395,455 390,459 385,464 379,467 373,471 367,474 360,478 354,480 347,484 339,486 331,489 324,491 316,494 307,495 299,497 291,499 282,500 273,501 263,502 254,503 244,503 234,504 224,504 215,504 206,503 197,503 188,503 180,502 172,501 164,501 156,500 148,498 141,497 133,496 126,494 119,492 112,490 106,488 99,486 93,484 87,481 81,478 75,475 70,472 64,468 59,465 55,461 50,457 45,453 41,449 37,444 32,440 28,435 25,430 21,423 18,418 15,412 12,406 9,400 7,394 4,387 2,380 0,373 111,356 112,360 113,364 115,368 116,371 117,375 119,378 121,381 122,384 124,386 126,389 128,392 130,394 132,396 134,398 136,400 138,402 141,404 144,405 146,407 149,408 152,410 155,411 158,412 161,413 164,414 167,415 171,416 174,416 178,417 181,417 185,418 189,418 193,418 197,419 201,419 206,419 210,419 215,420 219,420 224,420 228,420 232,420 237,419 240,419 245,419 249,419 252,418 256,418 260,418 264,417 267,417 271,416 275,415 278,415 281,414 284,413 287,412 290,411 293,410 296,409 299,408 301,406 304,405 306,403 308,402 310,400 312,398 314,396 316,394 317,392 319,390 320,387 321,385 322,382 323,379 324,376 324,373 325,370 325,367 325,364 325,360 325,357 324,354 323,350 322,347 321,344 319,342 318,339 316,337 314,334 312,332 309,330 307,328 304,326 301,324 298,322 295,321 291,319 288,318 284,316 280,315 276,314 272,312 268,311 263,310 259,309 254,308 249,307 244,306 239,305 234,303 229,302 224,301 218,300 213,299 207,297 202,296 196,295 190,294 184,292 178,291 172,290 166,288 160,287 154,285 148,283 142,282 136,280 130,278 124,276 118,274 113,272 107,270 102,267 97,265 91,263 86,260 81,257 76,254 71,251 67,247 63,244 58,240 55,236 51,233 47,228 43,224 40,219 37,215 34,210 31,205 29,199 27,194 25,188 23,182 22,175 21,168 20,162 20,154 20,147 20,140 20,133 21,127 22,120 23,114 25,108 26,102 28,96 31,91 33,85 36,80 39,75 42,70 46,65 50,60 54,56 58,51 63,47 67,43 73,39 78,35 83,32 89,29 95,25 101,22 108,19 115,17 122,15 129,12 136,10 144,8 152,6 161,5 169,4 178,3 187,1 196,1 205,0 215,0 225,0 233,0 240,0 248,0 255,1 263,2 270,3 277,4 284,5 291,6 298,7 305,9 311,11 318,12 324,15 330,17 336,19 343,22 349,25 355,28 360,31 365,34 371,37 376,41 380,45 385,49 389,53 393,57 397,61 401,66 405,71 408,76 412,81 415,87 418,92 420,98 423,104 425,110 427,117 429,124 431,131 318,142 317,139 316,136 316,132 315,129 313,126 312,124 311,121 310,118 308,116 307,114 305,111 303,109 301,107 300,105 298,103 295,101 293,100 291,98 289,97 287,95 284,94 282,93 279,92 276,91 274,90 271,89 268,88 265,87 262,87 259,86 256,86 253,85 250,85 246,85 243,84 239,84 236,84 232,84 228,84 225,84 216,84 208,84 200,85 192,85 185,86 179,88 173,89 167,91 162,93 158,95 153,98 149,100 146,103 143,107 141,110 139,114 137,119 136,123 135,128 135,133 135,137 136,140 136,143 137,145 137,148 138,151 140,153 141,156 142,158 144,160 146,162 148,163 150,166 153,167 155,169 158,170 161,172 164,174 167,175 170,176 173,178 177,179 181,180 185,181 189,182 192,183 197,185 201,186 206,187 210,187 215,188 219,189 224,191 229,192 234,193 239,194 245,195 250,196 255,197 261,199 267,200 274,202 281,203 287,205 294,206 300,208 307,210 313,212 320,214 327,216 333,218 339,220 346,222 352,224 358,227 364,230 370,233 375,236 380,239 385,242 390,246 395,249 399,253 404,257 408,261 412,266 416,270 419,275 423,280 426,285 429,290 432,296 434,302 436,309 438,315 439,322 440,329 441,337 441,344">
          <text:p/>
        </draw:polygon>
        <draw:path draw:style-name="gr6" draw:text-style-name="P6" draw:layer="layout" svg:width="0.462cm" svg:height="0.685cm" svg:x="13.62cm" svg:y="0.329cm" svg:viewBox="0 0 463 686" svg:d="M463 251v11l-1 11v11l-1 10-1 10-1 10-2 10-1 10-2 10-2 9-3 9-2 9-3 9-3 8-3 8-4 8-3 8-4 7-5 7-4 7-5 7-5 6-5 6-5 6-6 5-6 5-6 5-7 5-6 4-7 4-7 4-8 3-7 3-8 2-8 2-9 2-8 1-9 1-10 1h-9-4-5l-4-1h-4-4l-5-1h-4l-4-1-5-1-4-1-4-1-4-1-5-1-3-1-5-1-4-2-3-2-4-1-4-2-4-2-4-2-4-3-4-2-3-2-4-3-3-2-4-3-3-3-4-3-3-3-3-4-3-3-3-4-3-4-3-4-3-4-3-4-2-5-3-4-2-5h-2v1 1 1 1 1 1 2 1 2 2l1 2v2 2 2 2 2 2 3 2 2 3 2l1 3v2 3 2 3 2 3 3 2 3 2 3 2 2 3 2 2 186h-127v-563-8-7-7-7-6-7-6l-1-7v-6-6-5-6l-1-5v-5-4-5-4l-1-4v-3-5h123v1 1 1l1 2v1 1 2 1l1 1v2 2 2 2l1 2v2 2 2 2 3 2l1 2v3 2 3 2l1 2v3 2 3 2 2 3 2 3 2 2 2 2 2 2h2l5-9 5-9 5-8 6-8 6-7 7-7 7-6 7-5 7-5 8-5 8-3 8-5 9-3 9-3 9-2 9-2 10-1 10-1 10-1h10 9l9 1 9 1 8 1 8 2 8 2 7 2 8 3 7 4 7 4 6 4 7 4 6 4 6 5 5 5 6 6 5 5 5 6 4 6 5 7 4 7 4 7 4 7 4 7 3 8 3 8 3 8 3 9 2 9 2 9 2 9 2 10 2 9 1 10 1 10 1 10 1 10v11l1 11zM332 251l-1-16v-15l-2-14-1-14-3-13-2-11-4-12-3-10-5-9-5-8-5-8-6-7-6-6-7-5-7-5-7-3-9-3-8-2-10-1-9-1h-4-4l-4 1-3 1h-4l-4 1-3 1-4 1-4 2-4 1-3 2-4 2-4 2-3 2-3 3-4 3-3 3-3 3-3 4-3 3-3 4-3 4-2 5-3 4-2 5-2 6-3 5-2 6-2 6-2 6-1 7-2 7-1 7-2 7v8l-1 9-1 8v9l-1 9v10 9l1 9v9l1 8 1 8v8l2 8 1 7 2 7 1 6 2 6 2 6 2 6 2 5 3 5 2 5 3 5 2 4 3 5 3 3 3 4 3 4 3 3 3 3 3 2 4 3 3 2 3 2 4 3 4 1 3 2 4 1 4 1 3 1 4 1 4 1h4 4l3 1h4 4l5-1h5l4-1h5l4-1 4-2 4-1 4-2 4-1 3-3 4-2 4-3 3-2 3-3 3-3 3-4 3-3 3-4 2-3 3-5 2-4 2-5 3-5 2-5 1-5 2-6 2-6 2-6 1-6 1-6 1-7 1-7 1-7 1-8 1-7v-8-9-8z">
          <text:p/>
        </draw:path>
        <draw:polygon draw:style-name="gr6" draw:text-style-name="P6" draw:layer="layout" svg:width="0.283cm" svg:height="0.494cm" svg:x="14.18cm" svg:y="0.33cm" svg:viewBox="0 0 284 495" draw:points="4,495 4,123 4,120 4,117 4,113 4,110 3,107 3,103 3,100 3,97 3,93 3,90 3,86 3,83 3,79 3,76 3,73 3,70 3,66 3,63 2,60 2,57 2,54 2,50 2,47 2,45 2,41 2,39 2,36 2,33 2,31 1,28 1,25 1,23 1,21 1,19 1,17 0,15 0,13 0,12 0,11 0,9 121,9 121,10 121,12 121,13 122,15 122,17 122,19 122,21 122,23 122,25 123,28 123,31 123,33 123,36 124,39 124,42 124,45 124,48 124,50 124,54 125,57 125,60 125,63 125,66 125,69 125,72 126,76 126,79 126,82 126,85 126,88 126,91 126,94 126,97 126,99 127,102 127,104 127,107 127,109 127,111 127,113 128,113 131,108 132,102 134,97 136,92 138,88 140,83 142,79 144,74 145,70 148,66 149,61 151,58 153,54 155,50 158,46 160,43 162,40 164,36 167,33 169,30 172,28 175,25 177,22 181,19 183,17 187,15 190,13 193,11 197,10 200,8 204,6 208,5 212,4 216,3 220,2 225,1 229,0 234,0 239,0 245,0 247,0 249,0 251,0 253,0 256,0 258,1 260,1 262,1 264,2 266,2 269,3 271,3 273,3 275,4 276,4 278,5 279,5 281,6 282,6 284,6 284,112 281,111 279,111 276,110 274,110 271,109 269,109 266,108 264,108 261,108 259,107 257,107 254,107 251,106 248,106 246,106 243,106 240,105 236,105 233,105 230,105 221,106 212,107 204,108 195,111 188,115 181,119 174,124 168,130 162,136 156,143 151,151 147,160 143,169 140,180 137,191 134,202 133,215 131,228 131,241 130,256 130,495">
          <text:p/>
        </draw:polygon>
        <draw:path draw:style-name="gr6" draw:text-style-name="P6" draw:layer="layout" svg:width="0.125cm" svg:height="0.665cm" svg:x="14.541cm" svg:y="0.159cm" svg:viewBox="0 0 126 666" svg:d="M0 93v-93h126v93zM0 666v-485h126v485z">
          <text:p/>
        </draw:path>
        <draw:polygon draw:style-name="gr6" draw:text-style-name="P6" draw:layer="layout" svg:width="0.443cm" svg:height="0.494cm" svg:x="14.792cm" svg:y="0.33cm" svg:viewBox="0 0 444 495" draw:points="318,495 318,222 318,216 318,211 318,205 318,200 317,195 317,190 316,185 316,180 315,175 314,170 313,166 312,161 311,157 309,153 308,149 306,145 305,141 303,137 301,133 299,130 297,127 295,124 292,121 290,118 287,115 284,113 282,110 278,108 275,106 272,104 269,102 265,100 262,99 258,98 254,97 250,96 245,95 241,95 236,95 232,94 227,95 223,95 218,95 214,96 210,97 206,98 202,100 198,101 194,103 190,104 186,107 183,109 180,112 176,114 173,117 170,120 167,123 164,126 161,130 159,133 156,137 153,141 151,145 149,149 147,154 144,158 142,163 141,168 139,173 137,178 136,183 135,188 134,193 133,199 132,205 131,210 131,216 130,222 130,228 130,234 130,495 3,495 3,118 3,114 3,111 3,108 3,105 3,102 3,98 3,95 3,92 3,89 3,85 3,82 3,79 3,76 3,72 3,69 3,66 2,63 2,60 2,57 2,54 2,51 2,48 2,45 2,42 2,40 2,37 1,35 1,32 1,30 1,27 1,25 1,23 1,21 1,18 1,17 1,15 0,13 0,12 0,11 0,9 121,9 121,10 121,12 121,13 121,15 122,16 122,18 122,20 122,22 123,24 123,27 123,29 123,31 123,34 123,36 124,39 124,42 124,45 124,47 124,50 124,53 125,55 125,58 125,61 125,64 125,67 125,70 125,73 125,76 126,78 126,81 126,84 126,87 126,90 126,92 126,95 126,97 126,99 126,101 126,103 126,106 129,106 133,95 139,85 145,75 151,66 157,58 164,50 171,43 178,36 185,30 192,25 200,20 208,16 217,12 226,9 235,6 244,4 253,2 264,1 274,0 284,0 293,0 301,0 309,1 317,2 325,4 332,5 339,7 345,9 352,11 358,14 364,17 370,21 375,24 381,27 386,31 391,35 395,40 399,44 403,49 407,54 411,59 415,64 418,70 421,75 424,81 427,87 429,93 431,100 433,106 435,113 437,120 438,127 439,134 441,141 441,148 442,156 443,163 443,170 444,178 444,186 444,495">
          <text:p/>
        </draw:polygon>
        <draw:path draw:style-name="gr6" draw:text-style-name="P6" draw:layer="layout" svg:width="0.462cm" svg:height="0.688cm" svg:x="15.329cm" svg:y="0.33cm" svg:viewBox="0 0 463 689" svg:d="M230 689h-9-9l-9-1h-9l-9-1-8-1-8-2-8-1-8-2-7-2-7-2-7-2-7-2-6-2-8-3-6-3-6-3-6-3-5-3-5-3-5-4-5-4-5-3-4-4-5-4-4-5-3-4-4-4-3-5-4-5-2-5-3-5-3-4-2-5-3-6-1-5-2-5-2-6-1-6-2-5 127-15 2 6 1 5 2 6 3 4 3 5 3 5 3 4 4 4 3 3 5 4 4 3 5 3 6 2 5 2 5 2 6 2 7 1 6 1h7 7 5 4 4l4-1h4l4-1 5-1 3-1 4-1 4-1 3-1 4-2 3-2 4-1 3-2 3-3 3-2 3-3 3-3 3-2 2-4 3-3 2-3 2-4 3-4 1-4 2-4 2-4 2-5 1-5 1-5 2-5 1-5 1-6 1-6 1-6v-7-7l1-7v-7-2-3-2-3-2-3-3-2-3-2-3-2-3-2-3-2-2-2-3-2-2l1-3v-2-3-2-3-2-2-3-2h-1l-5 9-5 9-5 8-6 7-6 7-6 7-7 6-7 6-7 4-8 5-8 4-8 3-9 4-9 2-9 3-10 2-10 1-10 1-10 1h-11-9l-9-1-9-1-8-1-8-2-8-1-7-3-9-2-7-4-7-3-6-4-7-4-6-4-6-5-5-5-5-5-6-6-5-5-4-6-5-7-4-6-4-7-4-7-4-8-3-7-3-8-3-8-3-9-2-8-3-9-1-9-2-10-2-9-1-10-1-9-1-11-1-10-1-10v-11-11-11-11l1-10 1-11 1-10 1-10 2-10 1-9 2-9 2-10 3-9 2-9 3-8 3-8 4-8 3-8 4-7 4-7 4-8 4-6 5-7 5-6 5-5 6-6 6-5 5-5 7-4 6-5 7-3 6-4 8-3 8-5 8-2 8-3 8-2 9-1 9-2 8-1h10 9 10l9 1 9 1 9 1 9 2 9 2 8 3 8 3 8 5 8 4 7 4 8 5 6 5 7 6 6 6 6 7 5 8 6 8 4 8 5 9h2v-2-2-2-2-2-2-2-3-2l1-2v-3-2-3-2-3l1-2v-2-2-3-2-2l1-3v-2-2-2-2-2l1-2v-2-2-2l1-1v-1-2-2l1-1v-1-1-1-1h120l-1 4v4 4 4l-1 5v4 5 5 6 5l-1 6v6 7 6 7 6 8 7 7 7 358 10l-1 11-1 9-1 10-1 10-2 8-2 9-2 9-3 8-2 8-4 8-3 7-4 7-4 7-4 7-5 6-5 7-5 5-6 6-5 5-6 5-7 5-6 5-7 4-7 4-7 4-8 3-8 4-8 2-8 3-9 3-9 2-9 2-9 1-10 2-10 1-10 1-10 1h-11zM336 246v-9l-1-9v-8l-1-8-1-8-1-8-1-7-1-7-2-6-1-6-2-6-2-6-2-6-2-5-3-5-2-4-2-5-3-4-3-4-3-4-2-4-4-3-2-3-4-3-3-3-3-2-4-2-3-3-4-1-4-2-3-2-4-1-4-1-4-1-3-1h-4l-3-1-4-1h-4-4-5l-4 1h-5l-4 1-5 1-4 1-4 1-4 1-4 2-4 2-3 2-4 2-3 2-4 3-3 3-3 3-3 3-3 3-2 4-3 4-3 4-2 4-2 5-3 4-1 5-3 5-1 6-2 5-2 6-1 6-1 6-1 7-1 6-1 7-1 7-1 8v7 8l-1 8v8l1 16v14l2 14 2 13 2 12 3 12 3 10 4 10 4 9 4 9 6 7 5 7 7 6 6 5 8 5 8 3 8 3 8 2 10 1 9 1 4-1h4 3l4-1h4l4-1 3-1 4-1 4-1 4-2 3-1 4-2 4-2 3-2 3-3 3-3 4-3 3-3 3-3 3-3 3-4 3-5 2-4 3-4 2-5 3-6 2-5 2-6 2-5 2-6 1-7 2-6 1-7 1-8 1-7 1-8 1-8v-9l1-9z">
          <text:p/>
        </draw:path>
        <draw:polygon draw:style-name="gr6" draw:text-style-name="P6" draw:layer="layout" svg:width="0.283cm" svg:height="0.606cm" svg:x="15.863cm" svg:y="0.226cm" svg:viewBox="0 0 284 607" draw:points="178,607 167,607 157,606 147,604 138,602 129,599 119,596 112,592 104,588 98,583 91,577 86,570 81,563 76,556 72,547 69,539 66,529 64,519 63,508 62,497 61,485 61,199 0,199 0,114 68,114 107,0 187,0 187,114 279,114 279,199 187,199 187,451 187,458 187,465 188,471 189,477 190,482 192,487 193,492 196,496 198,500 200,503 203,507 206,509 210,512 214,514 217,516 222,517 226,519 231,519 237,520 242,520 244,520 246,520 249,520 251,520 253,520 255,519 257,519 259,519 261,519 263,518 265,518 267,517 269,517 271,517 273,516 275,516 277,515 280,515 282,514 284,514 284,592 280,593 275,595 270,596 265,597 260,598 255,599 250,600 245,601 240,602 235,603 229,604 224,604 219,605 213,605 208,606 202,606 196,607 190,607 184,607">
          <text:p/>
        </draw:polygon>
        <draw:path draw:style-name="gr6" draw:text-style-name="P6" draw:layer="layout" svg:width="0.489cm" svg:height="0.503cm" svg:x="16.184cm" svg:y="0.33cm" svg:viewBox="0 0 490 504" svg:d="M149 504h-7l-6-1h-7l-7-1-6-1h-6l-6-2-6-1-6-2-5-2-6-2-5-2-5-2-5-3-5-3-4-3-5-2-4-4-4-3-4-4-4-4-3-4-4-4-3-4-3-5-3-4-2-5-3-5-2-6-3-6-2-5-1-6-2-6-1-6-1-6-1-6-1-7v-7l-1-6v-7-9l1-8v-8l1-7 2-8 2-7 1-7 3-6 2-6 3-6 3-6 3-6 4-5 4-5 4-5 4-5 5-4 4-4 5-4 5-4 5-3 6-4 6-3 5-3 6-2 7-3 6-2 6-2 7-3 7-1 7-2 7-1 8-2 7-1 7-1h7l9-1 8-1h8 7l105-2v-25-5-5l-1-5v-4l-1-5v-4l-1-4v-4l-1-4-1-3-1-4-1-3-1-4-2-3-1-3-1-2-2-3-1-3-2-2-1-3-3-2-1-2-2-2-3-1-2-2-2-2-2-1-3-1-2-1-3-1-3-1-2-1-3-1h-3l-3-1h-3l-3-1h-3-4-3-3-3-3-3l-3 1h-3-3l-2 1h-3l-2 1-3 1h-2l-2 1-2 1-3 1-2 1-2 2-2 1-1 2-2 1-2 2-2 2-1 1-2 2-2 2-1 2-1 3-3 2-1 3-1 2-1 3-1 3-1 3-1 3-1 3-1 4v3l-1 4v3l-1 4-131-6 1-6 2-6 1-6 2-6 2-6 2-6 2-6 3-5 2-6 3-5 3-5 3-5 3-5 4-5 4-4 4-5 4-4 5-4 4-4 5-4 5-4 6-4 6-3 5-3 7-3 6-3 6-3 7-2 7-3 7-2 8-2 8-2 9-1 8-2 9-1 9-1 9-1h9l9-1h10 9l9 1h9l8 1 8 1 8 1 8 2 8 1 7 2 7 2 7 3 7 2 6 3 6 3 6 3 6 4 6 4 6 4 5 4 5 4 5 4 4 5 5 5 4 5 4 6 3 5 4 6 3 6 3 6 3 6 2 7 2 7 2 7 2 7 1 7 1 8 1 8 1 7v9 8 176 4 3l1 3v3 4 3 3l1 2v3 3 3l1 2v3l1 2v2l1 3v2l1 2 1 2 1 2 1 2 1 1 1 2 1 1 1 2 1 1 2 1 1 2 1 1 2 1h2l1 1 2 1 2 1h2l2 1h2 3 2 2 3 3 3 3 2l3-1h3 3l2-1h3v69h-2l-2 1h-2l-2 1h-2l-3 1h-1-2l-2 1-2 1h-2-1l-2 1h-2l-2 1h-2-2-1l-2 1h-2-2l-1 1h-2-2-2-2l-2 1h-2-2-2l-2 1h-2-2-2-3-2-3-2-3-2-10l-9-1-8-1-7-2-8-2-7-2-6-3-6-4-5-4-5-4-4-5-4-5-3-6-4-6-3-7-2-7-2-7-2-9-2-9-1-8h-2l-5 8-6 10-6 8-6 7-6 8-7 6-6 7-7 6-8 5-8 6-8 5-8 4-9 3-9 4-9 2-10 3-10 2-10 1h-12zM297 270h-65l-4 1h-4-4-4l-3 1h-4-4l-4 1h-4l-3 1-4 1h-3l-4 1-3 1-3 1-3 1-3 1-3 1-3 2-4 1-3 2-2 2-3 1-2 2-2 3-2 2-2 3-2 2-2 3-1 3-2 3-2 3-1 3-1 4-1 4v4l-1 5v4l-1 5v5 7l1 6 1 6 1 6 1 5 2 5 2 5 2 4 3 4 3 3 4 4 3 2 4 3 3 2 6 2 4 1 5 2h4l5 1h6 4 5l5-1h4l5-2 4-1 4-1 4-1 5-2 3-2 4-2 4-3 4-2 3-2 4-3 3-3 3-3 3-3 3-3 3-3 2-4 3-3 2-4 3-4 2-3 2-4 2-4 2-4 2-5 1-4 2-5 1-4 1-4 1-5 1-4v-5l1-4 1-5v-4-5z">
          <text:p/>
        </draw:path>
        <draw:path draw:style-name="gr6" draw:text-style-name="P6" draw:layer="layout" svg:width="0.126cm" svg:height="0.665cm" svg:x="16.731cm" svg:y="0.159cm" svg:viewBox="0 0 127 666" svg:d="M0 93v-93h127v93zM0 666v-485h127v485z">
          <text:p/>
        </draw:path>
        <draw:polygon draw:style-name="gr6" draw:text-style-name="P6" draw:layer="layout" svg:width="0.126cm" svg:height="0.665cm" svg:x="16.986cm" svg:y="0.159cm" svg:viewBox="0 0 127 666" draw:points="0,666 0,0 127,0 127,666">
          <text:p/>
        </draw:polygon>
        <draw:polygon draw:style-name="gr6" draw:text-style-name="P6" draw:layer="layout" svg:width="0.441cm" svg:height="0.503cm" svg:x="17.209cm" svg:y="0.33cm" svg:viewBox="0 0 442 504" draw:points="442,352 441,359 441,366 440,373 439,379 438,385 436,392 434,398 432,404 430,409 427,415 424,421 421,427 417,432 413,437 409,442 405,447 400,451 395,455 390,459 385,464 379,467 373,471 367,474 361,478 354,480 347,484 340,486 332,489 325,491 316,494 308,495 300,497 291,499 283,500 273,501 264,502 255,503 245,503 235,504 225,504 216,504 207,503 198,503 189,503 181,502 173,501 164,501 156,500 148,498 140,497 133,496 126,494 119,492 112,490 106,488 99,486 93,484 87,481 81,478 75,475 70,472 64,468 59,465 54,461 49,457 45,453 41,449 36,444 33,440 29,435 25,430 21,423 18,418 15,412 12,406 9,400 7,394 4,387 2,380 0,373 111,356 112,360 113,364 114,368 116,371 117,375 119,378 120,381 122,384 124,386 126,389 128,392 130,394 132,396 134,398 136,400 139,402 141,404 144,405 146,407 149,408 152,410 155,411 158,412 161,413 164,414 167,415 170,416 175,416 179,417 182,417 186,418 190,418 194,418 198,419 202,419 207,419 211,419 216,420 220,420 225,420 229,420 233,420 237,419 241,419 246,419 249,419 253,418 257,418 261,418 265,417 268,417 272,416 276,415 279,415 282,414 285,413 288,412 291,411 294,410 297,409 300,408 302,406 305,405 307,403 309,402 311,400 313,398 315,396 317,394 318,392 320,390 321,387 322,385 323,382 324,379 325,376 325,373 326,370 326,367 326,364 326,360 326,357 325,354 324,350 323,347 322,344 321,342 319,339 317,337 315,334 313,332 310,330 308,328 305,326 302,324 299,322 296,321 292,319 289,318 285,316 281,315 277,314 273,312 268,311 264,310 260,309 255,308 250,307 245,306 240,305 235,303 230,302 224,301 219,300 213,299 208,297 202,296 197,295 191,294 185,292 179,291 173,290 166,288 160,287 154,285 148,283 142,282 136,280 130,278 124,276 119,274 113,272 107,270 102,267 96,265 91,263 86,260 81,257 76,254 72,251 67,247 63,244 58,240 54,236 51,233 47,228 43,224 40,219 37,215 34,210 31,205 29,199 27,194 25,188 23,182 22,175 21,168 20,162 20,154 19,147 20,140 20,133 21,127 22,120 23,114 24,108 26,102 28,96 30,91 33,85 36,80 39,75 42,70 46,65 49,60 54,56 58,51 63,47 67,43 72,39 78,35 83,32 89,29 95,25 101,22 108,19 115,17 122,15 129,12 137,10 144,8 152,6 161,5 169,4 179,3 188,1 197,1 206,0 216,0 226,0 234,0 241,0 249,0 256,1 264,2 271,3 278,4 285,5 292,6 299,7 306,9 313,11 319,12 325,15 331,17 337,19 343,22 349,25 355,28 360,31 365,34 370,37 375,41 380,45 385,49 389,53 393,57 397,61 401,66 405,71 409,76 412,81 415,87 418,92 421,98 423,104 425,110 427,117 429,124 430,131 319,142 318,139 318,136 316,132 315,129 314,126 313,124 312,121 311,118 309,116 308,114 306,111 304,109 302,107 301,105 298,103 296,101 294,100 292,98 290,97 288,95 285,94 283,93 280,92 278,91 275,90 272,89 269,88 266,87 263,87 260,86 257,86 254,85 250,85 247,85 244,84 240,84 237,84 233,84 229,84 226,84 217,84 208,84 201,85 193,85 187,86 180,88 174,89 167,91 162,93 157,95 153,98 149,100 146,103 143,107 141,110 139,114 137,119 136,123 135,128 135,133 135,137 136,140 136,143 137,145 137,148 138,151 139,153 141,156 142,158 144,160 146,162 148,163 150,166 153,167 155,169 158,170 161,172 164,174 167,175 170,176 175,178 178,179 182,180 186,181 189,182 194,183 198,185 202,186 206,187 211,187 216,188 220,189 225,191 230,192 235,193 240,194 246,195 251,196 256,197 261,199 268,200 275,202 282,203 288,205 295,206 301,208 308,210 314,212 321,214 327,216 334,218 340,220 346,222 352,224 358,227 364,230 369,233 375,236 380,239 385,242 390,246 395,249 399,253 404,257 408,261 412,266 416,270 419,275 423,280 426,285 429,290 431,296 434,302 436,309 438,315 439,322 440,329 441,337 441,344">
          <text:p/>
        </draw:polygon>
        <draw:path draw:style-name="gr6" draw:text-style-name="P6" draw:layer="layout" svg:width="0.443cm" svg:height="0.503cm" svg:x="17.978cm" svg:y="0.33cm" svg:viewBox="0 0 444 504" svg:d="M227 504h-11l-10-1-10-1-10-1-9-1-10-2-9-2-9-2-8-3-9-2-8-4-8-3-8-4-7-5-8-4-7-5-7-5-6-6-6-5-6-6-6-7-5-7-6-8-5-8-4-7-5-8-4-9-4-8-3-10-3-9-4-10-2-9-2-11-3-11-1-11-2-11-1-12-1-12v-12-13-13-14l2-12 1-13 1-12 2-11 3-11 2-11 4-10 3-10 4-9 4-9 4-8 5-9 5-7 5-8 6-7 5-7 6-6 6-6 7-6 7-5 6-5 7-5 7-5 8-4 8-3 7-4 8-3 8-3 9-2 8-2 9-2 8-2 9-1 8-1 9-2h9l9-1h9 12l11 1 10 1 10 2 10 1 10 2 9 3 9 3 9 4 8 4 8 3 8 5 7 5 7 5 7 5 6 6 7 6 5 6 6 7 6 7 5 7 4 8 6 8 4 8 4 8 4 9 3 9 3 10 3 9 3 10 2 10 2 10 2 11 1 11 2 11 1 10 1 12v11 12l1 12v4h-312v6 6 6l1 6v5l1 6 1 5v6l1 5 1 6 1 5 2 5 1 5 2 4 1 5 2 4 2 5 2 4 3 4 2 4 2 3 3 4 3 3 3 4 3 3 3 3 3 2 4 3 4 2 3 3 4 2 4 2 4 2 5 1 5 1 4 1 5 1h5 5 6 6 7l6-1 5-1 6-1 5-1 5-2 5-2 5-2 4-3 4-3 4-4 4-3 3-4 3-4 3-5 3-5 2-5 2-5 2-6 119 10-1 4-2 5-2 4-2 4-2 4-3 5-2 4-2 5-3 4-3 5-3 5-3 5-5 5-3 4-4 4-4 5-4 4-4 4-5 4-5 4-5 4-5 3-5 4-6 3-6 4-6 3-6 3-7 3-7 3-7 2-8 3-7 2-8 2-8 1-9 2-9 1-9 1h-10l-10 1zM227 79l-4 1h-4-4-4l-3 1-4 1-4 1-3 1-4 1-3 1-3 2-3 1-3 2-3 1-3 3-3 2-3 2-3 3-3 2-2 3-2 3-3 3-2 3-2 3-2 4-2 4-2 4-2 3-1 5-2 4-1 5-2 4-1 5-1 6v5l-1 5-1 6-1 6v6 6h188l-1-11-1-11-2-11-2-9-3-9-3-9-3-8-4-7-4-7-5-6-5-6-6-5-6-4-6-4-6-3-7-3-7-2-8-1-7-1z">
          <text:p/>
        </draw:path>
        <draw:polygon draw:style-name="gr6" draw:text-style-name="P6" draw:layer="layout" svg:width="0.441cm" svg:height="0.503cm" svg:x="18.484cm" svg:y="0.33cm" svg:viewBox="0 0 442 504" draw:points="442,352 442,359 441,366 440,373 439,379 438,385 436,392 434,398 432,404 430,409 427,415 424,421 420,427 417,432 413,437 409,442 405,447 400,451 395,455 390,459 385,464 379,467 373,471 367,474 360,478 354,480 347,484 340,486 332,489 324,491 317,494 309,495 300,497 291,499 283,500 274,501 264,502 255,503 245,503 235,504 225,504 215,504 206,503 197,503 188,503 180,502 172,501 164,501 156,500 148,498 140,497 133,496 126,494 119,492 112,490 105,488 99,486 93,484 87,481 81,478 75,475 70,472 65,468 59,465 54,461 50,457 45,453 41,449 36,444 32,440 29,435 25,430 22,423 18,418 15,412 12,406 10,400 7,394 5,387 2,380 0,373 111,356 112,360 113,364 115,368 116,371 117,375 119,378 121,381 122,384 124,386 126,389 128,392 130,394 132,396 134,398 136,400 139,402 141,404 144,405 146,407 149,408 152,410 155,411 158,412 161,413 164,414 167,415 171,416 174,416 178,417 181,417 185,418 189,418 193,418 197,419 201,419 206,419 210,419 214,420 220,420 225,420 229,420 233,420 237,419 242,419 245,419 249,419 253,418 257,418 261,418 265,417 268,417 272,416 275,415 279,415 282,414 285,413 289,412 291,411 294,410 297,409 300,408 302,406 305,405 307,403 309,402 311,400 313,398 315,396 317,394 318,392 320,390 321,387 322,385 323,382 324,379 325,376 325,373 326,370 326,367 326,364 326,360 326,357 325,354 324,350 323,347 322,344 321,342 319,339 317,337 315,334 313,332 310,330 308,328 305,326 302,324 299,322 296,321 292,319 289,318 285,316 281,315 277,314 273,312 269,311 264,310 260,309 255,308 250,307 245,306 240,305 235,303 230,302 224,301 219,300 213,299 207,297 201,296 196,295 190,294 185,292 179,291 172,290 166,288 160,287 154,285 148,283 142,282 136,280 130,278 125,276 119,274 113,272 107,270 102,267 96,265 91,263 86,260 81,257 76,254 72,251 67,247 62,244 59,240 54,236 50,233 47,228 43,224 40,219 37,215 34,210 31,205 29,199 27,194 25,188 23,182 22,175 21,168 20,162 20,154 20,147 20,140 20,133 21,127 22,120 23,114 24,108 26,102 28,96 30,91 33,85 36,80 39,75 42,70 46,65 50,60 54,56 58,51 62,47 67,43 72,39 78,35 83,32 89,29 95,25 102,22 108,19 115,17 122,15 129,12 137,10 144,8 152,6 161,5 169,4 178,3 187,1 196,1 205,0 215,0 226,0 233,0 241,0 249,0 256,1 264,2 271,3 278,4 285,5 292,6 299,7 306,9 313,11 319,12 325,15 332,17 338,19 343,22 349,25 354,28 360,31 365,34 370,37 375,41 380,45 385,49 389,53 393,57 398,61 401,66 405,71 408,76 412,81 415,87 418,92 420,98 423,104 425,110 427,117 429,124 430,131 319,142 318,139 317,136 317,132 316,129 315,126 313,124 312,121 311,118 309,116 308,114 306,111 304,109 303,107 301,105 299,103 297,101 295,100 292,98 290,97 287,95 285,94 283,93 280,92 278,91 275,90 272,89 269,88 266,87 263,87 260,86 257,86 254,85 250,85 247,85 244,84 240,84 237,84 233,84 230,84 226,84 217,84 208,84 200,85 193,85 186,86 179,88 173,89 168,91 162,93 158,95 153,98 150,100 146,103 143,107 141,110 139,114 137,119 136,123 135,128 135,133 135,137 135,140 136,143 137,145 137,148 138,151 140,153 141,156 143,158 144,160 146,162 148,163 150,166 153,167 155,169 158,170 161,172 164,174 167,175 170,176 174,178 177,179 181,180 185,181 189,182 193,183 197,185 201,186 205,187 210,187 214,188 220,189 225,191 230,192 235,193 240,194 245,195 251,196 256,197 262,199 268,200 275,202 281,203 288,205 295,206 302,208 308,210 315,212 321,214 327,216 334,218 340,220 346,222 352,224 358,227 364,230 369,233 375,236 380,239 385,242 390,246 395,249 400,253 404,257 408,261 412,266 416,270 419,275 423,280 426,285 429,290 432,296 434,302 436,309 438,315 439,322 440,329 441,337 442,344">
          <text:p/>
        </draw:polygon>
        <draw:polygon draw:style-name="gr6" draw:text-style-name="P6" draw:layer="layout" svg:width="0.284cm" svg:height="0.606cm" svg:x="18.973cm" svg:y="0.226cm" svg:viewBox="0 0 285 607" draw:points="178,607 167,607 157,606 147,604 138,602 128,599 120,596 112,592 105,588 98,583 92,577 86,570 81,563 77,556 73,547 69,539 67,529 65,519 63,508 62,497 62,485 62,199 0,199 0,114 68,114 108,0 187,0 187,114 279,114 279,199 187,199 187,451 188,458 188,465 189,471 189,477 191,482 192,487 194,492 196,496 198,500 201,503 203,507 207,509 210,512 214,514 218,516 222,517 227,519 232,519 237,520 242,520 245,520 247,520 249,520 251,520 254,520 256,519 257,519 260,519 262,519 263,518 265,518 267,517 269,517 271,517 273,516 275,516 278,515 280,515 282,514 285,514 285,592 280,593 275,595 270,596 266,597 261,598 256,599 251,600 245,601 240,602 235,603 230,604 225,604 219,605 214,605 208,606 202,606 196,607 190,607 184,607">
          <text:p/>
        </draw:polygon>
        <draw:path draw:style-name="gr6" draw:text-style-name="P6" draw:layer="layout" svg:width="0.126cm" svg:height="0.665cm" svg:x="19.332cm" svg:y="0.159cm" svg:viewBox="0 0 127 666" svg:d="M0 93v-93h127v93zM0 666v-485h127v485z">
          <text:p/>
        </draw:path>
        <draw:polygon draw:style-name="gr6" draw:text-style-name="P6" draw:layer="layout" svg:width="0.698cm" svg:height="0.494cm" svg:x="19.583cm" svg:y="0.33cm" svg:viewBox="0 0 699 495" draw:points="289,495 289,222 289,216 289,211 288,205 288,200 288,195 287,190 287,185 286,180 286,175 285,170 284,166 283,161 282,157 281,153 280,149 279,145 277,141 276,137 274,133 272,130 270,127 269,124 267,121 264,118 262,115 260,113 257,110 255,108 252,106 249,104 246,102 244,100 240,99 237,98 234,97 231,96 227,95 223,95 219,95 215,94 212,95 208,95 204,95 201,96 197,97 194,98 190,100 187,101 184,103 181,104 177,107 174,109 171,112 169,114 166,117 163,120 160,123 158,126 155,130 153,133 151,137 149,141 147,145 145,149 143,154 141,158 140,163 139,168 137,173 136,178 134,183 133,188 133,193 131,199 131,205 130,210 130,216 130,222 129,228 129,234 129,495 3,495 3,118 3,114 3,111 3,108 3,105 3,102 3,98 3,95 3,92 3,89 3,85 3,82 3,79 3,76 3,72 3,69 3,66 3,63 2,60 2,57 2,54 2,51 2,48 2,45 2,42 2,40 2,37 2,35 1,32 1,30 1,27 1,25 1,23 1,21 1,18 1,17 1,15 1,13 0,12 0,11 0,9 120,9 120,10 120,12 121,13 121,15 121,16 121,18 121,20 121,22 122,24 122,27 122,29 122,31 122,34 123,36 123,39 123,42 123,45 123,47 123,50 124,53 124,55 124,58 124,61 124,64 124,67 124,70 125,73 125,76 125,78 125,81 125,84 125,87 125,90 125,92 125,95 126,97 126,99 126,101 126,103 126,106 128,106 133,95 137,85 142,75 148,66 154,58 160,50 166,43 172,36 179,30 185,25 193,20 200,16 208,12 215,9 224,6 232,4 241,2 250,1 259,0 269,0 280,0 290,1 300,2 311,4 320,7 328,10 337,13 345,17 352,22 359,27 365,33 372,39 377,46 383,53 387,60 391,68 396,77 399,86 402,96 404,106 407,106 410,100 413,94 415,89 418,83 421,78 424,73 426,68 429,64 432,60 435,55 438,52 441,48 444,44 448,41 451,37 454,34 458,31 461,28 464,26 468,23 472,21 475,18 479,16 483,14 487,12 491,11 495,9 499,8 503,6 507,5 512,4 516,3 521,3 525,2 530,1 535,1 539,0 544,0 549,0 554,0 562,0 570,0 577,1 584,2 591,4 597,5 604,7 610,9 616,11 621,14 627,17 632,21 637,24 642,27 646,31 651,35 655,40 659,44 662,49 666,54 669,59 673,64 676,70 679,75 681,81 684,87 686,93 688,100 690,106 691,113 693,120 694,127 695,134 696,141 697,148 698,156 698,163 699,170 699,178 699,186 699,495 574,495 574,222 574,216 574,211 574,205 573,200 573,195 573,190 572,185 572,180 571,175 570,170 570,166 569,161 567,157 566,153 565,149 564,145 563,141 561,137 559,133 558,130 556,127 554,124 552,121 550,118 548,115 545,113 543,110 540,108 537,106 535,104 532,102 529,100 526,99 523,98 519,97 516,96 512,95 509,95 505,95 501,94 497,95 493,95 490,95 486,96 483,97 479,98 476,99 473,101 469,102 466,104 463,106 460,108 457,110 455,113 452,116 449,119 447,121 444,125 442,128 439,132 437,135 435,139 433,143 431,147 430,151 428,155 426,160 425,164 423,169 422,174 421,179 420,184 419,189 418,194 417,200 416,205 416,211 415,216 415,222 415,228 415,495">
          <text:p/>
        </draw:polygon>
        <draw:path draw:style-name="gr6" draw:text-style-name="P6" draw:layer="layout" svg:width="0.489cm" svg:height="0.503cm" svg:x="20.365cm" svg:y="0.33cm" svg:viewBox="0 0 490 504" svg:d="M149 504h-7l-7-1h-6l-7-1-6-1h-6l-6-2-6-1-6-2-6-2-5-2-5-2-5-2-5-3-5-3-5-3-4-2-4-4-4-3-4-4-4-4-4-4-3-4-3-4-3-5-3-4-3-5-2-5-3-6-2-6-2-5-2-6-1-6-1-6-2-6-1-6v-7l-1-7v-6-7-9-8l1-8 1-7 2-8 1-7 2-7 3-6 2-6 3-6 3-6 3-6 4-5 4-5 3-5 5-5 4-4 5-4 5-4 5-4 5-3 6-4 5-3 6-3 6-2 6-3 7-2 6-2 7-3 7-1 7-2 7-1 7-2 7-1 8-1h8l7-1 8-1h7 8l105-2v-25-5l-1-5v-5-4l-1-5v-4l-1-4-1-4-1-4v-3l-1-4-1-3-1-4-2-3-1-3-1-2-2-3-2-3-1-2-2-3-2-2-2-2-2-2-2-1-2-2-2-2-3-1-2-1-2-1-3-1-3-1-3-1-2-1h-3l-3-1h-3l-3-1h-4-3-3-3-3-3-3l-3 1h-3-3l-2 1h-3l-2 1-3 1h-2l-3 1-2 1-2 1-2 1-2 2-2 1-2 2-2 1-1 2-2 2-2 1-1 2-2 2-1 2-2 3-1 2-1 3-1 2-1 3-1 3-1 3-1 3-1 3-1 4v3l-1 4-1 3v4l-131-6 1-6 1-6 2-6 2-6 2-6 1-6 3-6 2-5 3-6 3-5 2-5 4-5 3-5 4-5 4-4 4-5 4-4 4-4 5-4 5-4 5-4 6-4 5-3 6-3 6-3 7-3 6-3 7-2 7-3 7-2 8-2 8-2 8-1 8-2 8-1 9-1 9-1h10l9-1h10 9l9 1h8l9 1 8 1 8 1 8 2 7 1 8 2 7 2 7 3 7 2 6 3 6 3 7 3 5 4 6 4 6 4 5 4 5 4 6 4 4 5 5 5 4 5 4 6 3 5 4 6 3 6 3 6 3 6 2 7 2 7 2 7 2 7 1 7 1 8 1 8 1 7v9 8 176 4l1 3v3 3 4 3 3 2 3l1 3v3l1 2v3 2l1 2 1 3v2l1 2 1 2 1 2v2l1 1 1 2 2 1 1 2 1 1 1 1 2 2 1 1 2 1h1l2 1 2 1 2 1h2l2 1h2 3 2 2 3 3 3 2 3l3-1h3 3l2-1h3v69h-2l-2 1h-2l-3 1h-2l-2 1h-2-2l-1 1-2 1h-2-2l-1 1h-2l-2 1h-2-2-2l-1 1h-2-2l-2 1h-1-3-1-2l-2 1h-2-2-2l-2 1h-2-3-2-2-3-2-3-2-2-10l-8-1-9-1-9-2-7-2-7-2-6-3-6-4-5-4-5-4-4-5-4-5-4-6-3-6-3-7-2-7-3-7-1-9-2-9-1-8h-3l-5 8-5 10-6 8-6 7-6 8-7 6-7 7-7 6-7 5-8 6-8 5-8 4-9 3-9 4-9 2-10 3-10 2-10 1h-11zM296 270h-65l-4 1h-4-4-4l-4 1h-4-3l-4 1h-4l-3 1-4 1h-3l-4 1-3 1-3 1-3 1-4 1-2 1-3 2-3 1-3 2-2 2-3 1-2 2-2 3-3 2-1 3-2 2-2 3-2 3-1 3-2 3-1 3-1 4-1 4-1 4v5 4l-1 5v5 7l1 6 1 6 1 6 1 5 2 5 2 5 2 4 3 4 3 3 3 4 4 2 3 3 4 2 4 2 5 1 4 2h5l5 1h5 5 5l5-1h4l4-2 5-1 4-1 4-1 4-2 4-2 4-2 4-3 3-2 4-2 4-3 3-3 3-3 3-3 3-3 2-3 3-4 3-3 2-4 3-4 2-3 2-4 2-4 2-4 1-5 2-4 1-5 2-4 1-4 1-5 1-4v-5l1-4v-5-4l1-5z">
          <text:p/>
        </draw:path>
        <draw:polygon draw:style-name="gr6" draw:text-style-name="P6" draw:layer="layout" svg:width="0.284cm" svg:height="0.606cm" svg:x="20.859cm" svg:y="0.226cm" svg:viewBox="0 0 285 607" draw:points="177,607 166,607 156,606 146,604 137,602 128,599 120,596 112,592 105,588 98,583 92,577 86,570 81,563 76,556 73,547 69,539 67,529 64,519 63,508 62,497 62,485 62,199 0,199 0,114 68,114 107,0 186,0 186,114 279,114 279,199 186,199 186,451 187,458 187,465 188,471 188,477 190,482 191,487 193,492 195,496 197,500 200,503 202,507 206,509 209,512 213,514 217,516 221,517 227,519 232,519 237,520 242,520 245,520 247,520 249,520 251,520 253,520 256,519 257,519 259,519 262,519 263,518 265,518 267,517 269,517 271,517 273,516 275,516 277,515 280,515 282,514 285,514 285,592 280,593 275,595 270,596 265,597 261,598 256,599 251,600 245,601 240,602 235,603 230,604 224,604 218,605 213,605 207,606 201,606 195,607 189,607 183,607">
          <text:p/>
        </draw:polygon>
        <draw:path draw:style-name="gr6" draw:text-style-name="P6" draw:layer="layout" svg:width="0.444cm" svg:height="0.503cm" svg:x="21.189cm" svg:y="0.33cm" svg:viewBox="0 0 445 504" svg:d="M227 504h-10l-11-1-9-1-10-1-10-1-9-2-9-2-9-2-9-3-8-2-9-4-7-3-8-4-8-5-7-4-7-5-7-5-6-6-7-5-6-6-6-7-5-7-5-8-5-8-5-7-4-8-4-9-4-8-3-10-4-9-3-10-3-9-2-11-2-11-2-11-1-11-1-12-1-12-1-12v-13l1-13v-14l1-12 1-13 2-12 2-11 2-11 3-11 3-10 4-10 4-9 4-9 4-8 5-9 5-7 5-8 5-7 6-7 6-6 6-6 7-6 6-5 7-5 7-5 7-5 8-4 7-3 8-4 8-3 8-3 8-2 8-2 9-2 9-2 8-1 9-1 9-2h9l9-1h9 11l11 1 11 1 10 2 10 1 9 2 11 3 9 3 8 4 8 4 9 3 7 5 8 5 7 5 6 5 7 6 6 6 6 6 6 7 5 7 5 7 5 8 5 8 4 8 4 8 4 9 3 9 3 10 3 9 2 10 3 10 2 10 2 11 1 11 1 11 1 10 1 12 1 11v12l1 12v4h-312v6 6 6 6l1 5 1 6v5l1 6 1 5 1 6 1 5 2 5 1 5 1 4 2 5 2 4 2 5 2 4 2 4 2 4 3 3 3 4 2 3 3 4 3 3 4 3 3 2 3 3 4 2 4 3 4 2 4 2 4 2 4 1 5 1 5 1 5 1h5 5 5 7 6l6-1 6-1 6-1 5-1 5-2 5-2 4-2 5-3 3-3 4-4 5-3 3-4 4-4 2-5 3-5 2-5 2-5 3-6 118 10-2 4-1 5-2 4-2 4-2 4-3 5-2 4-3 5-3 4-3 5-3 5-3 5-3 5-3 4-4 4-4 5-4 4-5 4-4 4-5 4-5 4-5 3-6 4-5 3-6 4-6 3-7 3-6 3-8 3-7 2-7 3-7 2-10 2-8 1-8 2-9 1-9 1h-10l-10 1zM227 79l-4 1h-3-4-4l-4 1-3 1-4 1-3 1-4 1-3 1-4 2-3 1-3 2-3 1-3 3-3 2-3 2-2 3-3 2-2 3-3 3-2 3-2 3-2 3-2 4-2 4-2 4-2 3-1 5-2 4-1 5-2 4-1 5-1 6-1 5-1 5v6l-1 6v6l-1 6h189v-11l-2-11-1-11-3-9-2-9-3-9-4-8-4-7-4-7-6-6-5-6-5-5-6-4-6-4-7-3-6-3-7-2-8-1-8-1z">
          <text:p/>
        </draw:path>
        <draw:path draw:style-name="gr6" draw:text-style-name="P6" draw:layer="layout" svg:width="0.462cm" svg:height="0.674cm" svg:x="21.701cm" svg:y="0.159cm" svg:viewBox="0 0 463 675" svg:d="M342 666l-1-1v-1-1-1-1l-1-1v-2-1-2-2l-1-2v-2-1-3-2l-1-2v-2-2-2l-1-3v-2-3-2l-1-2v-3-2-2-3-2l-1-3v-2-2-3-2-2-2-2-2-2-2h-2l-4 9-5 9-6 8-5 7-6 7-7 7-6 6-7 5-7 5-8 5-8 4-8 3-9 3-10 3-9 2-10 2-10 1-9 1-11 1h-11-9l-9-1-8-1-8-1-8-2-8-2-8-2-7-3-7-3-7-4-7-4-6-4-6-5-6-5-5-5-6-5-5-5-5-6-5-7-4-6-4-7-4-7-4-8-4-7-3-8-3-8-3-8-2-9-3-9-2-9-2-9-2-10-2-9-1-10-1-10-1-10-1-10v-11l-1-10v-11-11l1-11v-10l1-11 1-10 1-10 2-10 1-9 2-10 2-9 2-9 3-9 3-9 3-8 3-8 4-8 3-8 4-7 5-7 4-6 5-7 5-6 5-6 5-6 6-5 6-6 6-4 7-5 6-4 7-4 7-3 7-4 8-2 8-3 8-3 9-2 9-1 9-1 9-1h10 5 4l5 1h4 5l4 1 5 1 5 1h4l4 1 5 1 4 2 5 2 4 1 5 1 4 2 3 2 5 2 3 1 4 3 4 2 3 2 4 2 3 3 4 2 4 3 3 3 3 3 3 3 3 3 3 3 3 4 3 3 3 4 2 4 3 3 2 5 3 4 2 4 2 5h1v-1-1-1-1-2-1-1-2-2-1-2-2-2-2-2-2-2-2-2-2-3-2l-1-2v-3-2-2-2-3-2-3-2-2-3-2-2-3-2-2-2-4-177h126v560 7 7 7 6 7 6l1 6v6 6 5l1 6v5 4 5 5l1 4v4 3 4 3zM336 421v-9l-1-10v-8l-1-9v-8l-1-8-1-7-2-7-1-7-2-6-2-7-2-6-2-5-2-6-3-5-2-5-3-4-2-5-3-4-3-4-3-3-3-4-3-3-3-3-3-3-4-2-3-2-3-2-4-2-4-1-4-2-3-1-4-1-4-1-4-1-3-1-5-1h-4-4-4-4-5l-5 1h-4l-5 1-4 1-4 1-4 2-4 2-4 1-3 2-4 3-3 2-3 2-4 3-3 3-3 4-2 3-3 4-3 4-3 4-2 4-2 5-2 5-2 5-2 5-1 5-2 6-2 6-1 6-1 7-2 6v7l-1 8-1 7v8l-1 8v8 8 9l1 31 2 28 5 25 7 21 9 19 11 15 13 11 15 8 17 5 19 2h3l4-1h4 5l3-1 4-1 4-1 4-1 4-2 3-1 4-2 3-2 4-2 4-3 3-2 3-3 3-3 4-3 3-4 3-4 3-3 3-5 2-4 3-5 2-5 2-5 3-6 2-6 2-6 2-6 1-7 2-7 1-7 2-8 1-8v-8l1-8v-10l1-9z">
          <text:p/>
        </draw:path>
        <draw:path draw:style-name="gr6" draw:text-style-name="P6" draw:layer="layout" svg:width="0.462cm" svg:height="0.674cm" svg:x="22.517cm" svg:y="0.159cm" svg:viewBox="0 0 463 675" svg:d="M340 666v-1l-1-1v-1-1-1-1l-1-2v-1-2-2-2l-1-2v-1-3-2-2l-1-2v-2-2l-1-3v-2-3-2-2l-1-3v-2-2-3-2-3l-1-2v-2-3-2-2-2-2-2-2-2h-2l-4 9-5 9-5 8-6 7-6 7-6 7-7 6-7 5-7 5-8 5-8 4-8 3-9 3-9 3-9 2-9 2-10 1-10 1-11 1h-11-8l-9-1-9-1-8-1-8-2-8-2-8-2-7-3-7-3-7-4-6-4-7-4-6-5-6-5-5-5-6-5-5-5-5-6-4-7-5-6-4-7-4-7-4-8-4-7-3-8-3-8-3-8-3-9-2-9-2-9-2-9-2-10-1-9-2-10-1-10-1-10-1-10v-11-10-11-11-11-10l1-11 1-10 1-10 2-10 1-9 2-10 2-9 3-9 2-9 3-9 3-8 3-8 4-8 4-8 4-7 4-7 4-6 5-7 5-6 5-6 6-6 5-5 6-6 6-4 7-5 6-4 7-4 7-3 8-4 7-2 8-3 9-3 8-2 9-1 9-1 9-1h10 4 5l5 1h5 4l5 1 4 1 5 1h4l4 1 5 1 4 2 4 2 5 1 4 1 4 2 4 2 4 2 3 1 4 3 4 2 4 2 3 2 4 3 3 2 3 3 4 3 3 3 3 3 3 3 3 3 3 4 3 3 3 4 2 4 3 3 2 5 3 4 2 4 2 5h1v-1-1-1-1-2-1-1-2-2-1-2-2-2-2-2-2-2-2-2-2-3-2-2-3-2-2-2l-1-3v-2-3-2-2-3-2-2-3-2-2-2-4-177h127v560 7 7 7 6l1 7v6 6 6 6 5l1 6v5 4 5l1 5v4 4 3 4l1 3zM334 421v-9-10l-1-8v-9l-1-8-1-8-1-7-2-7-1-7-2-6-2-7-2-6-2-5-2-6-2-5-3-5-2-4-3-5-3-4-3-4-3-3-2-4-4-3-3-3-3-3-3-2-4-2-4-2-3-2-4-1-3-2-4-1-4-1-4-1-3-1-4-1-4-1h-4-3-4-5-5l-4 1h-5l-4 1-4 1-5 1-4 2-3 2-4 1-4 2-3 3-4 2-3 2-3 3-3 3-4 4-2 3-3 4-3 4-2 4-3 4-2 5-2 5-2 5-2 5-2 5-1 6-2 6-1 6-1 7-1 6-1 7-1 8-1 7v8l-1 8v8 8 9l1 31 3 28 5 25 6 21 10 19 10 15 13 11 15 8 17 5 19 2h3l4-1h4 4l3-1 4-1 4-1 4-1 3-2 4-1 4-2 4-2 3-2 4-3 3-2 4-3 3-3 3-3 3-4 3-4 3-3 3-5 2-4 3-5 2-5 2-5 3-6 2-6 2-6 2-6 1-7 2-7 1-7 2-8 1-8 1-8v-8l1-10v-9z">
          <text:p/>
        </draw:path>
        <draw:path draw:style-name="gr6" draw:text-style-name="P6" draw:layer="layout" svg:width="0.126cm" svg:height="0.665cm" svg:x="23.103cm" svg:y="0.159cm" svg:viewBox="0 0 127 666" svg:d="M0 93v-93h127v93zM0 666v-485h127v485z">
          <text:p/>
        </draw:path>
        <draw:polygon draw:style-name="gr6" draw:text-style-name="P6" draw:layer="layout" svg:width="0.283cm" svg:height="0.494cm" svg:x="23.354cm" svg:y="0.33cm" svg:viewBox="0 0 284 495" draw:points="4,495 4,123 4,120 4,117 4,113 4,110 4,107 4,103 4,100 4,97 4,93 4,90 4,86 4,83 4,79 3,76 3,73 3,70 3,66 3,63 3,60 3,57 3,54 3,50 2,47 2,45 2,41 2,39 2,36 2,33 2,31 2,28 2,25 2,23 2,21 1,19 1,17 1,15 1,13 1,12 0,11 0,9 120,9 121,10 121,12 121,13 121,15 121,17 121,19 122,21 122,23 122,25 122,28 123,31 123,33 123,36 123,39 123,42 123,45 124,48 124,50 124,54 124,57 124,60 124,63 125,66 125,69 125,72 125,76 125,79 125,82 125,85 125,88 126,91 126,94 126,97 126,99 126,102 126,104 126,107 126,109 126,111 126,113 128,113 130,108 132,102 134,97 136,92 137,88 139,83 141,79 143,74 145,70 147,66 149,61 151,58 153,54 155,50 157,46 159,43 162,40 164,36 166,33 169,30 172,28 174,25 177,22 180,19 183,17 186,15 190,13 194,11 197,10 201,8 204,6 208,5 212,4 216,3 221,2 225,1 230,0 235,0 240,0 245,0 247,0 249,0 252,0 254,0 256,0 258,1 260,1 263,1 265,2 267,2 269,3 271,3 273,3 275,4 277,4 278,5 280,5 282,6 283,6 284,6 284,112 282,111 279,111 277,110 274,110 272,109 269,109 267,108 264,108 262,108 259,107 257,107 254,107 252,106 249,106 246,106 243,106 240,105 237,105 234,105 230,105 221,106 212,107 204,108 196,111 187,115 180,119 174,124 167,130 161,136 156,143 151,151 146,160 143,169 139,180 136,191 134,202 132,215 131,228 130,241 130,256 130,495">
          <text:p/>
        </draw:polygon>
        <draw:path draw:style-name="gr6" draw:text-style-name="P6" draw:layer="layout" svg:width="0.443cm" svg:height="0.503cm" svg:x="23.687cm" svg:y="0.33cm" svg:viewBox="0 0 444 504" svg:d="M226 504h-10l-10-1-10-1-10-1-9-1-10-2-9-2-9-2-8-3-9-2-8-4-8-3-8-4-8-5-7-4-7-5-7-5-6-6-6-5-6-6-6-7-5-7-6-8-5-8-4-7-5-8-4-9-4-8-3-10-4-9-3-10-2-9-2-11-3-11-1-11-2-11-1-12-1-12v-12-13-13-14l2-12 1-13 1-12 2-11 3-11 2-11 4-10 3-10 4-9 4-9 4-8 5-9 5-7 5-8 6-7 5-7 6-6 6-6 7-6 6-5 7-5 7-5 7-5 8-4 7-3 8-4 8-3 8-3 9-2 8-2 8-2 9-2 9-1 8-1 9-2h9l9-1h9 11l11 1 11 1 10 2 10 1 10 2 9 3 9 3 9 4 8 4 8 3 8 5 7 5 7 5 7 5 6 6 6 6 6 6 6 7 5 7 6 7 5 8 5 8 4 8 4 8 4 9 3 9 3 10 3 9 3 10 2 10 2 10 2 11 1 11 2 11 1 10v12l1 11 1 12v12 4h-312v6 6 6l1 6v5l1 6 1 5v6l1 5 1 6 1 5 1 5 2 5 2 4 1 5 2 4 2 5 2 4 2 4 3 4 2 3 3 4 3 3 3 4 3 3 3 3 3 2 4 3 3 2 4 3 4 2 4 2 4 2 5 1 4 1 5 1 5 1h5 5 6 6 6l6-1 6-1 6-1 5-1 5-2 5-2 4-2 5-3 4-3 4-4 3-3 4-4 3-4 3-5 2-5 3-5 2-5 2-6 119 10-1 4-2 5-2 4-2 4-2 4-3 5-2 4-3 5-2 4-3 5-3 5-3 5-4 5-5 4-3 4-4 5-4 4-4 4-5 4-5 4-5 4-5 3-5 4-6 3-6 4-6 3-7 3-6 3-7 3-7 2-8 3-7 2-8 2-9 1-8 2-9 1-9 1h-10l-10 1zM226 79l-4 1h-3-4-4l-3 1-4 1-4 1-3 1-4 1-3 1-3 2-3 1-4 2-2 1-4 3-2 2-3 2-3 3-3 2-2 3-2 3-3 3-2 3-2 3-2 4-2 4-2 4-2 3-1 5-2 4-1 5-2 4-1 5-1 6-1 5v5l-1 6-1 6v6 6h188l-1-11-1-11-2-11-3-9-2-9-3-9-3-8-4-7-4-7-5-6-5-6-6-5-6-4-6-4-6-3-7-3-7-2-8-1-8-1z">
          <text:p/>
        </draw:path>
        <draw:polygon draw:style-name="gr6" draw:text-style-name="P6" draw:layer="layout" svg:width="0.447cm" svg:height="0.503cm" svg:x="24.197cm" svg:y="0.33cm" svg:viewBox="0 0 448 504" draw:points="231,504 220,504 209,503 198,502 187,501 177,499 167,497 156,495 147,492 138,489 129,486 121,482 112,478 104,474 97,469 89,464 82,459 76,454 69,448 63,442 57,435 52,429 46,421 41,414 37,406 32,398 28,390 24,382 20,374 17,365 14,356 12,346 9,337 7,327 5,318 3,307 2,297 1,287 1,276 0,265 0,254 0,242 1,230 1,219 2,208 4,197 6,187 8,176 10,166 13,156 15,147 19,137 22,128 26,120 30,111 35,103 39,95 44,88 50,80 55,74 61,67 67,61 73,55 80,49 87,43 94,38 101,34 109,29 117,25 125,21 133,17 142,14 151,11 160,9 171,6 181,5 191,3 201,2 211,1 222,0 233,0 242,0 251,1 260,1 269,2 277,4 286,5 293,6 301,8 309,10 316,13 323,16 330,18 337,21 344,24 350,28 356,31 362,35 368,39 374,43 379,47 384,52 389,56 394,61 399,66 403,71 407,76 411,82 415,87 419,92 422,98 425,104 428,110 431,116 433,123 436,129 438,136 440,142 442,149 443,155 445,162 318,168 317,161 315,154 313,147 311,141 309,135 306,129 303,124 299,119 295,114 291,109 287,105 282,101 276,98 271,95 265,92 259,90 252,89 245,88 238,87 230,87 220,87 211,88 202,90 194,94 186,97 179,102 173,107 167,113 160,120 155,128 151,137 147,146 143,157 140,168 138,180 136,192 134,205 133,219 132,234 132,249 133,281 136,309 141,335 148,356 157,375 168,390 182,402 196,410 213,415 232,417 239,417 246,416 252,415 259,413 265,411 271,409 276,406 282,403 287,399 292,394 297,390 301,384 305,379 309,373 312,366 315,359 317,352 319,344 320,336 322,327 448,333 447,339 446,346 445,352 443,359 441,366 439,372 436,378 434,385 431,391 428,397 425,403 421,409 417,415 413,421 409,427 405,432 400,437 395,442 390,447 385,452 379,457 373,461 367,465 361,470 355,473 348,477 341,480 334,484 327,487 319,490 311,492 304,495 295,497 287,499 278,500 269,502 260,503 251,503 241,504">
          <text:p/>
        </draw:polygon>
        <draw:polygon draw:style-name="gr6" draw:text-style-name="P6" draw:layer="layout" svg:width="0.283cm" svg:height="0.606cm" svg:x="24.682cm" svg:y="0.226cm" svg:viewBox="0 0 284 607" draw:points="177,607 166,607 156,606 146,604 137,602 128,599 120,596 112,592 105,588 98,583 92,577 86,570 81,563 77,556 73,547 69,539 67,529 65,519 63,508 62,497 62,485 62,199 0,199 0,114 68,114 107,0 186,0 186,114 279,114 279,199 186,199 186,451 186,458 187,465 187,471 188,477 189,482 191,487 193,492 195,496 197,500 200,503 202,507 206,509 209,512 213,514 217,516 221,517 226,519 231,519 236,520 241,520 244,520 246,520 248,520 250,520 252,520 254,519 256,519 259,519 260,519 262,518 264,518 266,517 268,517 270,517 272,516 274,516 278,515 280,515 282,514 284,514 284,592 280,593 274,595 269,596 264,597 259,598 254,599 249,600 244,601 239,602 234,603 229,604 224,604 218,605 213,605 207,606 201,606 195,607 189,607 183,607">
          <text:p/>
        </draw:polygon>
        <draw:polygon draw:style-name="gr6" draw:text-style-name="P6" draw:layer="layout" svg:width="0.125cm" svg:height="0.665cm" svg:x="25.041cm" svg:y="0.159cm" svg:viewBox="0 0 126 666" draw:points="0,666 0,0 126,0 126,666">
          <text:p/>
        </draw:polygon>
        <draw:polygon draw:style-name="gr6" draw:text-style-name="P6" draw:layer="layout" svg:width="0.498cm" svg:height="0.675cm" svg:x="25.239cm" svg:y="0.339cm" svg:viewBox="0 0 499 676" draw:points="254,377 366,0 499,0 306,510 299,528 291,544 284,559 277,573 269,586 261,598 254,609 246,619 238,627 231,635 222,643 213,650 203,656 192,661 182,665 170,669 158,673 146,675 133,676 119,676 110,676 102,676 93,676 85,675 77,675 69,674 61,673 54,673 47,671 40,669 40,580 44,581 49,581 54,582 58,582 62,582 67,583 71,583 75,583 79,583 83,583 86,583 90,583 93,583 97,583 101,582 104,582 107,581 110,581 113,580 116,579 119,578 122,577 125,576 127,575 130,574 132,572 135,571 137,570 140,568 142,566 146,562 151,557 155,552 159,547 164,540 168,534 172,527 176,518 180,510 183,502 191,480 0,0 133,0">
          <text:p/>
        </draw:polygon>
        <draw:polygon draw:style-name="gr6" draw:text-style-name="P6" draw:layer="layout" svg:width="0.443cm" svg:height="0.494cm" svg:x="26.053cm" svg:y="0.339cm" svg:viewBox="0 0 444 495" draw:points="126,0 126,272 126,278 126,283 126,289 127,294 127,299 128,304 128,309 129,315 130,319 131,324 131,329 132,333 134,337 135,342 136,346 138,350 140,354 141,357 143,361 145,364 147,367 150,371 152,374 154,377 157,379 160,382 162,384 166,386 168,388 172,390 175,392 179,394 182,395 186,396 190,397 194,398 198,399 203,399 207,400 212,400 216,400 221,399 225,399 230,398 234,397 238,396 242,395 246,394 250,392 253,390 257,388 261,385 264,383 268,381 271,378 274,375 277,371 280,368 283,365 286,361 288,357 291,353 293,349 295,345 297,341 299,336 301,331 303,327 305,322 307,317 308,312 310,306 311,301 312,295 313,290 313,284 314,278 314,272 315,266 315,260 315,0 441,0 441,376 441,379 441,383 441,386 441,389 441,392 441,395 441,399 441,403 441,406 441,410 441,413 441,416 441,420 441,423 441,426 441,429 441,432 441,435 441,438 441,441 442,444 442,447 442,450 442,453 442,456 443,458 443,461 443,463 443,466 443,468 443,471 443,473 443,475 444,477 444,479 444,480 444,482 444,483 444,485 444,486 324,486 324,485 324,483 324,482 324,481 324,479 323,477 323,475 323,473 323,471 322,469 322,467 322,464 322,461 322,459 322,456 321,453 321,451 321,448 321,445 320,443 320,439 320,437 320,434 320,431 320,428 320,425 320,422 319,420 319,416 319,414 319,411 319,408 319,406 319,403 319,400 319,397 319,395 319,393 319,390 319,389 317,389 311,399 305,410 299,420 293,429 287,437 280,445 274,452 267,458 259,464 251,470 244,475 236,479 227,482 218,486 209,488 200,491 190,493 180,494 170,494 160,495 151,495 143,494 135,493 127,493 119,491 112,489 105,488 99,486 92,483 86,480 80,477 74,474 69,471 63,467 58,464 53,459 49,455 44,451 40,446 36,441 32,437 29,431 26,426 23,420 20,414 17,408 15,402 13,395 10,388 9,381 7,375 6,367 4,360 3,353 2,346 2,339 1,331 1,323 0,316 0,308 0,0">
          <text:p/>
        </draw:polygon>
        <draw:polygon draw:style-name="gr6" draw:text-style-name="P6" draw:layer="layout" svg:width="0.443cm" svg:height="0.494cm" svg:x="26.617cm" svg:y="0.33cm" svg:viewBox="0 0 444 495" draw:points="319,495 319,222 318,216 318,211 318,205 318,200 317,195 317,190 316,185 316,180 315,175 314,170 313,166 312,161 311,157 310,153 308,149 307,145 305,141 303,137 302,133 299,130 297,127 295,124 293,121 290,118 287,115 285,113 282,110 279,108 276,106 273,104 269,102 266,100 262,99 258,98 254,97 250,96 246,95 242,95 237,95 232,94 228,95 223,95 219,95 215,96 210,97 206,98 202,100 198,101 194,103 190,104 187,107 182,109 179,112 176,114 172,117 169,120 166,123 163,126 160,130 158,133 155,137 153,141 150,145 148,149 146,154 144,158 142,163 140,168 138,173 137,178 135,183 134,188 133,193 132,199 131,205 131,210 130,216 130,222 130,228 129,234 129,495 4,495 4,118 4,114 4,111 3,108 3,105 3,102 3,98 3,95 3,92 3,89 3,85 3,82 3,79 3,76 3,72 3,69 3,66 3,63 3,60 2,57 2,54 2,51 2,48 2,45 2,42 2,40 2,37 2,35 2,32 2,30 1,27 1,25 1,23 1,21 1,18 1,17 1,15 1,13 0,12 0,11 0,9 120,9 120,10 121,12 121,13 121,15 121,16 121,18 121,20 122,22 122,24 122,27 122,29 122,31 122,34 123,36 123,39 123,42 123,45 123,47 123,50 124,53 124,55 124,58 124,61 124,64 124,67 124,70 125,73 125,76 125,78 125,81 125,84 126,87 126,90 126,92 126,95 126,97 126,99 126,101 126,103 126,106 128,106 133,95 139,85 144,75 150,66 157,58 163,50 170,43 177,36 184,30 193,25 201,20 209,16 217,12 226,9 235,6 244,4 254,2 264,1 274,0 285,0 293,0 302,0 310,1 317,2 325,4 332,5 339,7 346,9 352,11 359,14 364,17 370,21 376,24 381,27 386,31 391,35 395,40 400,44 404,49 408,54 412,59 415,64 418,70 421,75 424,81 427,87 430,93 432,100 434,106 436,113 437,120 439,127 440,134 441,141 442,148 443,156 443,163 444,170 444,178 444,186 444,495">
          <text:p/>
        </draw:polygon>
        <draw:path draw:style-name="gr6" draw:text-style-name="P6" draw:layer="layout" svg:width="0.462cm" svg:height="0.674cm" svg:x="27.155cm" svg:y="0.159cm" svg:viewBox="0 0 463 675" svg:d="M341 666v-1-1l-1-1v-1-1-1-2l-1-1v-2-2-2l-1-2v-1-3-2l-1-2v-2-2-2l-1-3v-2-3-2-2l-1-3v-2-2-3-2-3-2l-2-2v-3-2-2-2-2-2-2-2h-1l-5 9-5 9-5 8-6 7-6 7-6 7-7 6-7 5-7 5-8 5-8 4-8 3-9 3-9 3-9 2-9 2-10 1-10 1-11 1h-11-9l-8-1-9-1-8-1-8-2-8-2-8-2-7-3-7-3-7-4-6-4-7-4-6-5-5-5-6-5-6-5-5-5-5-6-5-7-4-6-4-7-4-7-4-8-3-7-4-8-3-8-3-8-3-9-2-9-2-9-2-9-2-10-1-9-2-10-1-10-1-10v-10l-1-11v-10-11-11-11l1-10v-11l1-10 1-10 2-10 1-9 2-10 2-9 3-9 2-9 3-9 3-8 3-8 4-8 4-8 4-7 4-7 4-6 5-7 5-6 5-6 5-6 6-5 6-6 6-4 6-5 7-4 7-4 7-3 8-4 7-2 9-3 8-3 8-2 9-1 9-1 9-1h10 4 5l5 1h5 4l5 1 4 1 5 1h4l4 1 5 1 4 2 4 2 5 1 4 1 4 2 4 2 4 2 3 1 4 3 4 2 4 2 3 2 4 3 3 2 3 3 4 3 3 3 3 3 3 3 3 3 3 4 3 3 3 4 2 4 3 3 3 5 2 4 2 4 2 5h1v-1-1-1-1-2-1-1-2-2-1-2-2-2-2-2-2-2-2-2-2-3-2-2-3-2-2-2-3l-1-2v-3-2-2-3-2-2-3-2-2-2-4-177h127v560 7 7 7 6l1 7v6 6 6 6l1 5v6 5 4l1 5v5 4 4 3l1 4v3zM335 421v-9-10l-2-8v-9l-1-8-1-8-1-7-2-7-1-7-2-6-2-7-2-6-2-5-2-6-2-5-3-5-2-4-3-5-3-4-2-4-4-3-2-4-4-3-3-3-3-3-4-2-3-2-4-2-3-2-4-1-3-2-4-1-4-1-3-1-4-1-4-1-4-1h-4-3-4-5-5l-4 1h-5l-4 1-5 1-4 1-4 2-4 2-3 1-4 2-3 3-4 2-3 2-3 3-4 3-2 4-3 3-3 4-3 4-2 4-2 4-3 5-2 5-2 5-2 5-1 5-2 6-1 6-2 6-1 7-1 6-1 7-1 8-1 7v8l-1 8v8 8 9l1 31 3 28 5 25 7 21 8 19 11 15 13 11 15 8 17 5 19 2h3l4-1h4 4l4-1 3-1 4-1 4-1 3-2 4-1 4-2 4-2 3-2 4-3 3-2 3-3 4-3 3-3 3-4 3-4 3-3 2-5 3-4 3-5 2-5 3-5 2-6 2-6 2-6 2-6 2-7 1-7 1-7 2-8 1-8 1-8v-8l2-10v-9z">
          <text:p/>
        </draw:path>
        <draw:path draw:style-name="gr6" draw:text-style-name="P6" draw:layer="layout" svg:width="0.443cm" svg:height="0.503cm" svg:x="27.713cm" svg:y="0.33cm" svg:viewBox="0 0 444 504" svg:d="M227 504h-11l-10-1-10-1-10-1-9-1-9-2-10-2-9-2-8-3-9-2-8-4-8-3-8-4-7-5-7-4-8-5-6-5-7-6-6-5-6-6-6-7-5-7-6-8-4-8-5-7-5-8-4-9-3-8-4-10-3-9-3-10-3-9-2-11-2-11-2-11-2-11-1-12v-12l-1-12v-13-13l1-14 1-12 1-13 2-12 2-11 2-11 3-11 3-10 3-10 4-9 4-9 5-8 4-9 5-7 6-8 5-7 5-7 6-6 6-6 7-6 7-5 7-5 7-5 7-5 7-4 7-3 9-4 7-3 8-3 9-2 8-2 9-2 8-2 9-1 9-1 8-2h9l9-1h9 12l11 1 10 1 11 2 10 1 9 2 9 3 9 3 9 4 8 4 8 3 8 5 7 5 7 5 7 5 7 6 6 6 6 6 5 7 6 7 5 7 5 8 4 8 4 8 4 8 5 9 3 9 3 10 3 9 3 10 2 10 2 10 2 11 2 11 1 11 1 10 1 12v11l1 12v12 4h-312v6 6l1 6v6 5l1 6 1 5v6l2 5 1 6 1 5 1 5 1 5 2 4 2 5 1 4 2 5 2 4 3 4 2 4 2 3 3 4 3 3 3 4 3 3 3 3 3 2 4 3 3 2 4 3 4 2 4 2 5 2 4 1 4 1 5 1 5 1h5 6 5 7 6l6-1 6-1 5-1 5-1 5-2 5-2 5-2 4-3 4-3 4-4 3-3 4-4 3-4 3-5 2-5 3-5 2-5 2-6 120 10-2 4-2 5-2 4-2 4-2 4-2 5-3 4-3 5-3 4-3 5-3 5-3 5-3 5-4 4-4 4-4 5-4 4-4 4-5 4-5 4-5 4-5 3-5 4-6 3-6 4-6 3-6 3-7 3-7 3-7 2-7 3-8 2-8 2-8 1-9 2-9 1-9 1h-9l-10 1zM227 79l-4 1h-4-4-3l-4 1-4 1-3 1-4 1-3 1-3 1-4 2-3 1-3 2-3 1-3 3-3 2-3 2-2 3-3 2-3 3-2 3-2 3-2 3-3 3-2 4-2 4-2 4-1 3-2 5-2 4-1 5-1 4-1 5-1 6-2 5v5l-1 6v6l-1 6v6h188l-1-11-1-11-2-11-2-9-3-9-3-9-3-8-4-7-4-7-5-6-5-6-6-5-5-4-6-4-7-3-7-3-7-2-7-1-8-1z">
          <text:p/>
        </draw:path>
        <draw:polygon draw:style-name="gr6" draw:text-style-name="P6" draw:layer="layout" svg:width="0.282cm" svg:height="0.494cm" svg:x="28.248cm" svg:y="0.33cm" svg:viewBox="0 0 283 495" draw:points="3,495 3,123 3,120 3,117 3,113 3,110 3,107 3,103 3,100 3,97 3,93 3,90 3,86 3,83 3,79 3,76 3,73 3,70 2,66 2,63 2,60 2,57 2,54 2,50 2,47 2,45 2,41 2,39 1,36 1,33 1,31 1,28 1,25 1,23 1,21 1,19 1,17 1,15 0,13 0,12 0,11 0,9 121,9 121,10 121,12 121,13 121,15 122,17 122,19 122,21 122,23 123,25 123,28 123,31 123,33 123,36 123,39 124,42 124,45 124,48 124,50 124,54 124,57 125,60 125,63 125,66 125,69 125,72 125,76 125,79 125,82 126,85 126,88 126,91 126,94 126,97 126,99 126,102 126,104 126,107 126,109 127,111 127,113 129,113 130,108 132,102 134,97 136,92 138,88 140,83 142,79 143,74 145,70 147,66 149,61 151,58 153,54 155,50 157,46 160,43 162,40 164,36 167,33 169,30 172,28 174,25 177,22 180,19 183,17 186,15 190,13 193,11 197,10 200,8 204,6 208,5 211,4 216,3 220,2 224,1 229,0 234,0 239,0 244,0 247,0 249,0 251,0 253,0 256,0 258,1 260,1 262,1 264,2 266,2 269,3 271,3 272,3 275,4 276,4 278,5 280,5 281,6 282,6 283,6 283,112 281,111 278,111 276,110 274,110 271,109 269,109 266,108 264,108 261,108 259,107 256,107 254,107 251,106 248,106 245,106 242,106 239,105 236,105 233,105 230,105 220,106 212,107 203,108 195,111 188,115 181,119 174,124 168,130 162,136 156,143 151,151 147,160 143,169 139,180 137,191 134,202 132,215 131,228 130,241 130,256 130,495">
          <text:p/>
        </draw:polygon>
        <draw:polygon draw:style-name="gr6" draw:text-style-name="P6" draw:layer="layout" svg:width="0.126cm" svg:height="0.665cm" svg:x="28.863cm" svg:y="0.159cm" svg:viewBox="0 0 127 666" draw:points="0,666 0,0 127,0 127,666">
          <text:p/>
        </draw:polygon>
        <draw:path draw:style-name="gr6" draw:text-style-name="P6" draw:layer="layout" svg:width="0.126cm" svg:height="0.665cm" svg:x="29.118cm" svg:y="0.159cm" svg:viewBox="0 0 127 666" svg:d="M0 93v-93h127v93zM0 666v-485h127v485z">
          <text:p/>
        </draw:path>
        <draw:path draw:style-name="gr6" draw:text-style-name="P6" draw:layer="layout" svg:width="0.462cm" svg:height="0.688cm" svg:x="29.346cm" svg:y="0.33cm" svg:viewBox="0 0 463 689" svg:d="M230 689h-10-9l-9-1h-9l-8-1-9-1-8-2-8-1-8-2-7-2-7-2-7-2-7-2-6-2-7-3-6-3-6-3-5-3-6-3-5-3-5-4-5-4-5-3-4-4-4-4-4-5-4-4-4-4-3-5-3-5-4-5-2-5-3-4-2-5-2-6-2-5-2-5-2-6-1-6-2-5 126-15 2 6 2 5 2 6 2 4 3 5 3 5 3 4 4 4 4 3 4 4 5 3 5 3 5 2 5 2 6 2 6 2 6 1 6 1h7 7 5 4 4l4-1h5l4-1 3-1 4-1 4-1 4-1 4-1 3-2 4-2 3-1 3-2 4-3 2-2 3-3 3-3 3-2 2-4 3-3 2-3 2-4 3-4 2-4 1-4 2-4 2-5 1-5 2-5 1-5 1-5 1-6 1-6 1-6v-7l1-7v-7-7-2-3-2-3-2-3-3-2-3-2-3-2-3-2-3-2-2-2-3-2-2-3l1-2v-3-2-3-2-2-3-2h-1l-4 9-5 9-6 8-5 7-6 7-7 7-6 6-7 6-8 4-8 5-8 4-8 3-9 4-9 2-9 3-10 2-9 1-11 1-10 1h-11-9l-9-1-8-1-9-1-8-2-8-1-7-3-8-2-7-4-7-3-6-4-6-4-7-4-5-5-6-5-5-5-5-6-5-5-5-6-5-7-4-6-4-7-4-7-3-8-4-7-3-8-3-8-2-9-3-8-2-9-2-9-2-10-2-9-1-10-1-9-1-11-1-10v-10l-1-11v-11-11l1-11v-10l1-11 1-10 1-10 2-10 1-9 3-9 2-10 2-9 3-9 2-8 3-8 4-8 3-8 4-7 4-7 4-8 5-6 4-7 5-6 6-5 5-6 6-5 6-5 6-4 6-5 7-3 7-4 7-3 8-5 7-2 8-3 9-2 8-1 9-2 9-1h9 10 9l9 1 10 1 9 1 8 2 9 2 8 3 8 3 8 5 8 4 8 4 7 5 7 5 6 6 6 6 6 7 6 8 5 8 5 8 4 9h2v-2-2-2-2-2l1-2v-2-3-2-2-3-2-3-2l1-3v-2-2-2-3-2l1-2v-3-2-2-2l1-2v-2-2-2-2-2l1-1v-1-2l1-2v-1-1-1-1l1-1h120l-1 4v4 4 4 5 4l-1 5v5 6 5 6 6l-1 7v6 7 6 8 7 7 7 358 10l-1 11v9l-1 10-2 10-2 8-1 9-3 9-2 8-3 8-3 8-4 7-4 7-4 7-4 7-5 6-5 7-5 5-5 6-6 5-6 5-7 5-7 5-6 4-8 4-7 4-8 3-7 4-9 2-8 3-9 3-9 2-9 2-9 1-10 2-10 1-10 1-10 1h-10zM335 246v-9l-1-9v-8l-1-8v-8l-1-8-1-7-2-7-1-6-2-6-2-6-2-6-2-6-2-5-2-5-3-4-2-5-3-4-2-4-3-4-3-4-3-3-3-3-4-3-3-3-3-2-4-2-3-3-4-1-3-2-4-2-4-1-3-1-4-1-4-1h-4l-4-1-3-1h-4-3-5l-5 1h-5l-4 1-4 1-5 1-4 1-4 1-4 2-4 2-3 2-4 2-3 2-3 3-4 3-3 3-3 3-3 3-2 4-3 4-2 4-3 4-2 5-2 4-3 5-1 5-2 6-2 5-1 6-2 6-1 6-1 7-1 6-1 7-1 7v8l-1 7v8 8 8 16l1 14 1 14 1 13 3 12 3 12 3 10 3 10 5 9 5 9 5 7 6 7 6 6 7 5 7 5 7 3 9 3 8 2 10 1 9 1 4-1h4 4l3-1h4l4-1 4-1 3-1 4-1 3-2 4-1 4-2 3-2 4-2 3-3 4-3 3-3 3-3 3-3 3-3 3-4 3-5 2-4 3-4 2-5 3-6 2-5 2-6 2-5 2-6 2-7 1-6 2-7 1-8 1-7v-8l1-8v-9l1-9z">
          <text:p/>
        </draw:path>
        <draw:polygon draw:style-name="gr6" draw:text-style-name="P6" draw:layer="layout" svg:width="0.439cm" svg:height="0.665cm" svg:x="29.933cm" svg:y="0.159cm" svg:viewBox="0 0 440 666" draw:points="124,278 130,267 135,257 141,248 147,238 154,230 161,222 167,215 174,209 182,203 189,197 197,193 205,188 214,185 222,181 231,178 241,176 250,175 260,172 271,171 281,171 290,171 298,172 306,172 314,175 321,176 329,177 335,179 342,182 349,184 355,187 361,190 367,193 372,196 377,200 382,204 387,208 392,212 396,217 400,221 404,226 408,231 411,236 415,242 418,248 421,253 423,259 426,266 428,272 430,279 432,285 434,292 435,299 436,306 437,313 438,321 439,328 440,335 440,343 440,351 440,359 440,666 315,666 315,394 315,389 315,383 315,378 314,373 314,367 313,362 313,357 312,352 311,348 310,343 310,338 309,334 307,329 306,325 304,321 303,317 301,313 299,310 298,306 296,303 294,299 291,296 289,293 286,290 284,287 281,285 278,282 275,280 272,278 269,276 266,274 262,273 258,272 254,270 250,269 247,268 242,268 238,267 233,267 229,267 224,267 220,267 215,268 211,268 207,269 202,270 199,272 195,273 191,275 187,277 183,279 180,281 176,284 173,286 170,289 167,292 164,295 161,299 158,302 155,306 152,310 150,314 147,317 145,322 143,326 141,330 138,335 136,340 135,345 133,350 132,355 131,360 130,366 128,371 128,377 127,383 127,388 126,394 126,400 126,407 126,666 0,666 0,0 126,0 126,183 126,185 126,188 126,191 126,194 126,197 126,200 126,203 126,206 126,209 126,212 125,214 125,218 125,220 125,223 125,226 125,228 125,231 125,234 124,236 124,239 124,242 124,244 124,246 124,249 124,251 124,253 124,256 124,258 123,260 123,262 123,264 123,266 123,268 123,269 123,271 123,273 122,274 122,275 122,277 122,278">
          <text:p/>
        </draw:polygon>
        <draw:polygon draw:style-name="gr6" draw:text-style-name="P6" draw:layer="layout" svg:width="0.284cm" svg:height="0.606cm" svg:x="30.44cm" svg:y="0.226cm" svg:viewBox="0 0 285 607" draw:points="177,607 167,607 156,606 146,604 137,602 128,599 120,596 112,592 105,588 98,583 92,577 86,570 81,563 77,556 73,547 69,539 67,529 65,519 63,508 62,497 62,485 62,199 0,199 0,114 68,114 108,0 186,0 186,114 279,114 279,199 186,199 186,451 187,458 187,465 188,471 188,477 190,482 191,487 193,492 195,496 197,500 200,503 202,507 206,509 209,512 213,514 217,516 221,517 226,519 231,519 236,520 241,520 244,520 246,520 248,520 250,520 253,520 255,519 257,519 259,519 261,519 262,518 265,518 267,517 269,517 271,517 273,516 275,516 278,515 280,515 282,514 285,514 285,592 280,593 275,595 270,596 265,597 260,598 255,599 250,600 244,601 240,602 234,603 229,604 224,604 218,605 213,605 207,606 201,606 195,607 189,607 183,607">
          <text:p/>
        </draw:polygon>
        <draw:polygon draw:style-name="gr6" draw:text-style-name="P6" draw:layer="layout" svg:width="0.44cm" svg:height="0.503cm" svg:x="30.767cm" svg:y="0.33cm" svg:viewBox="0 0 441 504" draw:points="441,352 441,359 441,366 440,373 439,379 437,385 436,392 434,398 432,404 429,409 426,415 423,421 420,427 417,432 413,437 409,442 405,447 400,451 395,455 390,459 384,464 379,467 373,471 366,474 360,478 353,480 346,484 339,486 332,489 324,491 316,494 308,495 300,497 291,499 282,500 273,501 264,502 253,503 244,503 234,504 223,504 215,504 205,503 197,503 188,503 180,502 171,501 163,501 155,500 148,498 140,497 133,496 126,494 119,492 112,490 105,488 99,486 92,484 86,481 80,478 75,475 69,472 64,468 59,465 54,461 49,457 45,453 40,449 36,444 32,440 28,435 25,430 21,423 18,418 15,412 12,406 9,400 6,394 4,387 2,380 0,373 110,356 112,360 113,364 114,368 116,371 117,375 119,378 120,381 122,384 123,386 125,389 127,392 129,394 132,396 134,398 136,400 138,402 141,404 143,405 146,407 149,408 151,410 155,411 157,412 161,413 164,414 167,415 170,416 174,416 177,417 181,417 185,418 189,418 193,418 197,419 201,419 205,419 210,419 214,420 219,420 223,420 228,420 232,420 236,419 240,419 244,419 248,419 252,418 257,418 261,418 264,417 268,417 272,416 275,415 279,415 282,414 285,413 288,412 291,411 294,410 297,409 299,408 302,406 304,405 307,403 309,402 311,400 313,398 315,396 316,394 318,392 320,390 321,387 322,385 323,382 324,379 325,376 325,373 325,370 326,367 326,364 326,360 325,357 325,354 324,350 323,347 322,344 320,342 319,339 317,337 315,334 312,332 310,330 307,328 304,326 302,324 298,322 295,321 292,319 288,318 285,316 281,315 277,314 273,312 268,311 264,310 259,309 255,308 249,307 244,306 239,305 234,303 228,302 223,301 218,300 212,299 207,297 201,296 195,295 190,294 184,292 178,291 172,290 166,288 160,287 154,285 148,283 142,282 136,280 130,278 124,276 118,274 113,272 107,270 101,267 96,265 91,263 86,260 81,257 76,254 71,251 67,247 62,244 58,240 54,236 50,233 47,228 43,224 40,219 37,215 34,210 31,205 29,199 26,194 24,188 23,182 22,175 20,168 20,162 19,154 19,147 19,140 20,133 20,127 22,120 23,114 24,108 26,102 28,96 30,91 33,85 36,80 38,75 42,70 46,65 49,60 53,56 58,51 62,47 67,43 72,39 77,35 83,32 89,29 95,25 101,22 108,19 114,17 121,15 129,12 136,10 144,8 152,6 160,5 169,4 177,3 186,1 195,1 205,0 215,0 224,0 232,0 240,0 248,0 256,1 263,2 271,3 278,4 285,5 292,6 299,7 305,9 312,11 319,12 325,15 331,17 337,19 343,22 349,25 354,28 360,31 365,34 370,37 375,41 380,45 384,49 389,53 393,57 397,61 401,66 405,71 408,76 411,81 414,87 417,92 420,98 423,104 425,110 427,117 429,124 430,131 319,142 318,139 317,136 316,132 315,129 314,126 313,124 312,121 310,118 309,116 307,114 306,111 304,109 302,107 300,105 298,103 296,101 294,100 292,98 290,97 287,95 285,94 282,93 280,92 277,91 274,90 272,89 269,88 266,87 263,87 260,86 257,86 253,85 249,85 246,85 242,84 239,84 235,84 232,84 228,84 224,84 216,84 207,84 199,85 192,85 185,86 179,88 173,89 167,91 162,93 157,95 153,98 149,100 146,103 143,107 140,110 138,114 137,119 136,123 135,128 135,133 135,137 135,140 135,143 136,145 137,148 138,151 139,153 140,156 142,158 144,160 146,162 148,163 150,166 152,167 155,169 158,170 161,172 163,174 167,175 170,176 173,178 177,179 181,180 184,181 188,182 192,183 197,185 201,186 205,187 210,187 214,188 219,189 224,191 229,192 234,193 239,194 244,195 249,196 256,197 261,199 268,200 274,202 281,203 288,205 295,206 301,208 308,210 314,212 321,214 327,216 333,218 340,220 346,222 352,224 358,227 364,230 369,233 375,236 380,239 385,242 390,246 395,249 399,253 404,257 408,261 412,266 416,270 419,275 423,280 425,285 429,290 431,296 434,302 436,309 437,315 439,322 440,329 441,337 441,344">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0T14:07:08.962047583</dc:date>
    <meta:editing-duration>PT23S</meta:editing-duration>
    <meta:editing-cycles>1</meta:editing-cycles>
    <meta:document-statistic meta:object-count="225"/>
    <meta:generator>LibreOffice/7.3.7.2$Linux_X86_64 LibreOffice_project/30$Build-2</meta:generator>
  </office:meta>
</office:document-meta>
</file>